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Pictures/2000000E000000DD000000DDB43ABA64C5FC9CAB.svm" manifest:media-type="image/x-svm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number-style style:name="N10002" number:language="de" number:country="DE">
      <number:number number:decimal-places="2" loext:min-decimal-places="2" number:min-integer-digits="1"/>
    </number:number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4" style:family="table-cell" style:parent-style-name="Default" style:data-style-name="N100">
      <style:text-properties fo:font-style="normal" fo:font-weight="bold" style:font-style-asian="normal" style:font-weight-asian="bold" style:font-style-complex="normal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7" style:family="table-cell" style:parent-style-name="Default" style:data-style-name="N10002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53.51pt" svg:height="255.09pt" svg:x="918.34pt" svg:y="61.57pt">
            <draw:object draw:notify-on-update-of-ranges="Sheet1.B4:Sheet1.B108 Sheet1.M4:Sheet1.M10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1" table:number-columns-repeated="6" table:default-cell-style-name="ce7"/>
        <table:table-column table:style-name="co1" table:default-cell-style-name="Default"/>
        <table:table-column table:style-name="co1" table:number-columns-repeated="6" table:default-cell-style-name="ce7"/>
        <table:table-row table:style-name="ro1">
          <table:table-cell table:style-name="ce1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Größe 64-bit (KB)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Größe 32-bit (KB)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Zunahme (%)</text:p>
          </table:table-cell>
          <table:covered-table-cell table:style-name="Default"/>
          <table:table-cell table:style-name="ce5" office:value-type="string" calcext:value-type="string" table:number-columns-spanned="1" table:number-rows-spanned="2">
            <text:p>Programmname</text:p>
          </table:table-cell>
          <table:table-cell table:style-name="ce5" office:value-type="string" calcext:value-type="string" table:number-columns-spanned="2" table:number-rows-spanned="1">
            <text:p>Speichergröße in KB (64-bit)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Speichergröße in KB (32-bit)</text:p>
          </table:table-cell>
          <table:covered-table-cell table:style-name="Default"/>
          <table:table-cell table:style-name="ce5" office:value-type="string" calcext:value-type="string" table:number-columns-spanned="2" table:number-rows-spanned="1">
            <text:p>Zunahme in %</text:p>
          </table:table-cell>
          <table:covered-table-cell table:style-name="Default"/>
        </table:table-row>
        <table:table-row table:style-name="ro1">
          <table:covered-table-cell/>
          <table:table-cell table:style-name="ce6" office:value-type="string" calcext:value-type="string">
            <text:p>n. obfus.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  <table:covered-table-cell/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n. obfus</text:p>
          </table:table-cell>
          <table:table-cell table:style-name="ce6" office:value-type="string" calcext:value-type="string">
            <text:p>obfus.</text:p>
          </table:table-cell>
          <table:table-cell table:style-name="ce6" office:value-type="string" calcext:value-type="string">
            <text:p>64-bit</text:p>
          </table:table-cell>
          <table:table-cell table:style-name="ce6" office:value-type="string" calcext:value-type="string">
            <text:p>32-bit</text:p>
          </table:table-cell>
        </table:table-row>
        <table:table-row table:style-name="ro1">
          <table:table-cell table:style-name="ce3" office:value-type="string" calcext:value-type="string" table:number-columns-spanned="7" table:number-rows-spanned="1">
            <text:p>Coreutils</text:p>
          </table:table-cell>
          <table:covered-table-cell table:number-columns-repeated="6" table:style-name="Default"/>
          <table:table-cell/>
          <table:table-cell table:style-name="Default" table:number-columns-repeated="6"/>
        </table:table-row>
        <table:table-row table:style-name="ro1">
          <table:table-cell office:value-type="string" calcext:value-type="string">
            <text:p>[</text:p>
          </table:table-cell>
          <table:table-cell office:value-type="float" office:value="33.45" calcext:value-type="float">
            <text:p>33,45</text:p>
          </table:table-cell>
          <table:table-cell office:value-type="float" office:value="430.86" calcext:value-type="float">
            <text:p>430,86</text:p>
          </table:table-cell>
          <table:table-cell office:value-type="float" office:value="28.97" calcext:value-type="float">
            <text:p>28,97</text:p>
          </table:table-cell>
          <table:table-cell office:value-type="float" office:value="422.23" calcext:value-type="float">
            <text:p>422,23</text:p>
          </table:table-cell>
          <table:table-cell office:value-type="float" office:value="1188.16" calcext:value-type="float">
            <text:p>1188,16</text:p>
          </table:table-cell>
          <table:table-cell office:value-type="float" office:value="1357.58" calcext:value-type="float">
            <text:p>1357,58</text:p>
          </table:table-cell>
          <table:table-cell office:value-type="string" calcext:value-type="string">
            <text:p>[</text:p>
          </table:table-cell>
          <table:table-cell office:value-type="float" office:value="2340" calcext:value-type="float">
            <text:p>2340,00</text:p>
          </table:table-cell>
          <table:table-cell office:value-type="float" office:value="10491.11" calcext:value-type="float">
            <text:p>10491,11</text:p>
          </table:table-cell>
          <table:table-cell office:value-type="float" office:value="2028.89" calcext:value-type="float">
            <text:p>2028,89</text:p>
          </table:table-cell>
          <table:table-cell office:value-type="float" office:value="5846.67" calcext:value-type="float">
            <text:p>5846,67</text:p>
          </table:table-cell>
          <table:table-cell office:value-type="float" office:value="348.34" calcext:value-type="float">
            <text:p>348,34</text:p>
          </table:table-cell>
          <table:table-cell office:value-type="float" office:value="188.17" calcext:value-type="float">
            <text:p>188,17</text:p>
          </table:table-cell>
        </table:table-row>
        <table:table-row table:style-name="ro1">
          <table:table-cell office:value-type="string" calcext:value-type="string">
            <text:p>b2sum</text:p>
          </table:table-cell>
          <table:table-cell office:value-type="float" office:value="49.91" calcext:value-type="float">
            <text:p>49,91</text:p>
          </table:table-cell>
          <table:table-cell office:value-type="float" office:value="172.86" calcext:value-type="float">
            <text:p>172,86</text:p>
          </table:table-cell>
          <table:table-cell office:value-type="float" office:value="61.78" calcext:value-type="float">
            <text:p>61,78</text:p>
          </table:table-cell>
          <table:table-cell office:value-type="float" office:value="213.36" calcext:value-type="float">
            <text:p>213,36</text:p>
          </table:table-cell>
          <table:table-cell office:value-type="float" office:value="246.32" calcext:value-type="float">
            <text:p>246,32</text:p>
          </table:table-cell>
          <table:table-cell office:value-type="float" office:value="245.38" calcext:value-type="float">
            <text:p>245,38</text:p>
          </table:table-cell>
          <table:table-cell office:value-type="string" calcext:value-type="string">
            <text:p>b2sum</text:p>
          </table:table-cell>
          <table:table-cell office:value-type="float" office:value="2179.11" calcext:value-type="float">
            <text:p>2179,11</text:p>
          </table:table-cell>
          <table:table-cell office:value-type="float" office:value="4705.33" calcext:value-type="float">
            <text:p>4705,33</text:p>
          </table:table-cell>
          <table:table-cell office:value-type="float" office:value="1898.67" calcext:value-type="float">
            <text:p>1898,67</text:p>
          </table:table-cell>
          <table:table-cell office:value-type="float" office:value="3468" calcext:value-type="float">
            <text:p>3468,00</text:p>
          </table:table-cell>
          <table:table-cell office:value-type="float" office:value="115.93" calcext:value-type="float">
            <text:p>115,93</text:p>
          </table:table-cell>
          <table:table-cell office:value-type="float" office:value="82.65" calcext:value-type="float">
            <text:p>82,65</text:p>
          </table:table-cell>
        </table:table-row>
        <table:table-row table:style-name="ro1">
          <table:table-cell office:value-type="string" calcext:value-type="string">
            <text:p>base32</text:p>
          </table:table-cell>
          <table:table-cell office:value-type="float" office:value="33.46" calcext:value-type="float">
            <text:p>33,46</text:p>
          </table:table-cell>
          <table:table-cell office:value-type="float" office:value="119.54" calcext:value-type="float">
            <text:p>119,54</text:p>
          </table:table-cell>
          <table:table-cell office:value-type="float" office:value="28.98" calcext:value-type="float">
            <text:p>28,98</text:p>
          </table:table-cell>
          <table:table-cell office:value-type="float" office:value="135.5" calcext:value-type="float">
            <text:p>135,50</text:p>
          </table:table-cell>
          <table:table-cell office:value-type="float" office:value="257.23" calcext:value-type="float">
            <text:p>257,23</text:p>
          </table:table-cell>
          <table:table-cell office:value-type="float" office:value="367.64" calcext:value-type="float">
            <text:p>367,64</text:p>
          </table:table-cell>
          <table:table-cell office:value-type="string" calcext:value-type="string">
            <text:p>base32</text:p>
          </table:table-cell>
          <table:table-cell office:value-type="float" office:value="2210.67" calcext:value-type="float">
            <text:p>2210,67</text:p>
          </table:table-cell>
          <table:table-cell office:value-type="float" office:value="3254.22" calcext:value-type="float">
            <text:p>3254,22</text:p>
          </table:table-cell>
          <table:table-cell office:value-type="float" office:value="1835.11" calcext:value-type="float">
            <text:p>1835,11</text:p>
          </table:table-cell>
          <table:table-cell office:value-type="float" office:value="2557.78" calcext:value-type="float">
            <text:p>2557,78</text:p>
          </table:table-cell>
          <table:table-cell office:value-type="float" office:value="47.21" calcext:value-type="float">
            <text:p>47,21</text:p>
          </table:table-cell>
          <table:table-cell office:value-type="float" office:value="39.38" calcext:value-type="float">
            <text:p>39,38</text:p>
          </table:table-cell>
        </table:table-row>
        <table:table-row table:style-name="ro1">
          <table:table-cell office:value-type="string" calcext:value-type="string">
            <text:p>base64</text:p>
          </table:table-cell>
          <table:table-cell office:value-type="float" office:value="33.46" calcext:value-type="float">
            <text:p>33,46</text:p>
          </table:table-cell>
          <table:table-cell office:value-type="float" office:value="119.54" calcext:value-type="float">
            <text:p>119,54</text:p>
          </table:table-cell>
          <table:table-cell office:value-type="float" office:value="28.98" calcext:value-type="float">
            <text:p>28,98</text:p>
          </table:table-cell>
          <table:table-cell office:value-type="float" office:value="131.41" calcext:value-type="float">
            <text:p>131,41</text:p>
          </table:table-cell>
          <table:table-cell office:value-type="float" office:value="257.23" calcext:value-type="float">
            <text:p>257,23</text:p>
          </table:table-cell>
          <table:table-cell office:value-type="float" office:value="353.51" calcext:value-type="float">
            <text:p>353,51</text:p>
          </table:table-cell>
          <table:table-cell office:value-type="string" calcext:value-type="string">
            <text:p>base64</text:p>
          </table:table-cell>
          <table:table-cell office:value-type="float" office:value="2171.11" calcext:value-type="float">
            <text:p>2171,11</text:p>
          </table:table-cell>
          <table:table-cell office:value-type="float" office:value="3245.33" calcext:value-type="float">
            <text:p>3245,33</text:p>
          </table:table-cell>
          <table:table-cell office:value-type="float" office:value="1853.78" calcext:value-type="float">
            <text:p>1853,78</text:p>
          </table:table-cell>
          <table:table-cell office:value-type="float" office:value="2575.11" calcext:value-type="float">
            <text:p>2575,11</text:p>
          </table:table-cell>
          <table:table-cell office:value-type="float" office:value="49.48" calcext:value-type="float">
            <text:p>49,48</text:p>
          </table:table-cell>
          <table:table-cell office:value-type="float" office:value="38.91" calcext:value-type="float">
            <text:p>38,91</text:p>
          </table:table-cell>
        </table:table-row>
        <table:table-row table:style-name="ro1">
          <table:table-cell office:value-type="string" calcext:value-type="string">
            <text:p>basename</text:p>
          </table:table-cell>
          <table:table-cell office:value-type="float" office:value="25.21" calcext:value-type="float">
            <text:p>25,21</text:p>
          </table:table-cell>
          <table:table-cell office:value-type="float" office:value="82.62" calcext:value-type="float">
            <text:p>82,62</text:p>
          </table:table-cell>
          <table:table-cell office:value-type="float" office:value="20.75" calcext:value-type="float">
            <text:p>20,75</text:p>
          </table:table-cell>
          <table:table-cell office:value-type="float" office:value="86.32" calcext:value-type="float">
            <text:p>86,32</text:p>
          </table:table-cell>
          <table:table-cell office:value-type="float" office:value="227.74" calcext:value-type="float">
            <text:p>227,74</text:p>
          </table:table-cell>
          <table:table-cell office:value-type="float" office:value="315.96" calcext:value-type="float">
            <text:p>315,96</text:p>
          </table:table-cell>
          <table:table-cell office:value-type="string" calcext:value-type="string">
            <text:p>basename</text:p>
          </table:table-cell>
          <table:table-cell office:value-type="float" office:value="2353.78" calcext:value-type="float">
            <text:p>2353,78</text:p>
          </table:table-cell>
          <table:table-cell office:value-type="float" office:value="3214.67" calcext:value-type="float">
            <text:p>3214,67</text:p>
          </table:table-cell>
          <table:table-cell office:value-type="float" office:value="2012.89" calcext:value-type="float">
            <text:p>2012,89</text:p>
          </table:table-cell>
          <table:table-cell office:value-type="float" office:value="2741.33" calcext:value-type="float">
            <text:p>2741,33</text:p>
          </table:table-cell>
          <table:table-cell office:value-type="float" office:value="36.57" calcext:value-type="float">
            <text:p>36,57</text:p>
          </table:table-cell>
          <table:table-cell office:value-type="float" office:value="36.19" calcext:value-type="float">
            <text:p>36,19</text:p>
          </table:table-cell>
        </table:table-row>
        <table:table-row table:style-name="ro1">
          <table:table-cell office:value-type="string" calcext:value-type="string">
            <text:p>cat</text:p>
          </table:table-cell>
          <table:table-cell office:value-type="float" office:value="29.39" calcext:value-type="float">
            <text:p>29,39</text:p>
          </table:table-cell>
          <table:table-cell office:value-type="float" office:value="103.18" calcext:value-type="float">
            <text:p>103,18</text:p>
          </table:table-cell>
          <table:table-cell office:value-type="float" office:value="20.81" calcext:value-type="float">
            <text:p>20,81</text:p>
          </table:table-cell>
          <table:table-cell office:value-type="float" office:value="110.95" calcext:value-type="float">
            <text:p>110,95</text:p>
          </table:table-cell>
          <table:table-cell office:value-type="float" office:value="251.06" calcext:value-type="float">
            <text:p>251,06</text:p>
          </table:table-cell>
          <table:table-cell office:value-type="float" office:value="433.22" calcext:value-type="float">
            <text:p>433,22</text:p>
          </table:table-cell>
          <table:table-cell office:value-type="string" calcext:value-type="string">
            <text:p>cat</text:p>
          </table:table-cell>
          <table:table-cell office:value-type="float" office:value="2087.11" calcext:value-type="float">
            <text:p>2087,11</text:p>
          </table:table-cell>
          <table:table-cell office:value-type="float" office:value="3557.78" calcext:value-type="float">
            <text:p>3557,78</text:p>
          </table:table-cell>
          <table:table-cell office:value-type="float" office:value="1760.44" calcext:value-type="float">
            <text:p>1760,44</text:p>
          </table:table-cell>
          <table:table-cell office:value-type="float" office:value="2763.56" calcext:value-type="float">
            <text:p>2763,56</text:p>
          </table:table-cell>
          <table:table-cell office:value-type="float" office:value="70.46" calcext:value-type="float">
            <text:p>70,46</text:p>
          </table:table-cell>
          <table:table-cell office:value-type="float" office:value="56.98" calcext:value-type="float">
            <text:p>56,98</text:p>
          </table:table-cell>
        </table:table-row>
        <table:table-row table:style-name="ro1">
          <table:table-cell office:value-type="string" calcext:value-type="string">
            <text:p>chcon</text:p>
          </table:table-cell>
          <table:table-cell office:value-type="float" office:value="54.04" calcext:value-type="float">
            <text:p>54,04</text:p>
          </table:table-cell>
          <table:table-cell office:value-type="float" office:value="283.48" calcext:value-type="float">
            <text:p>283,48</text:p>
          </table:table-cell>
          <table:table-cell office:value-type="float" office:value="41.31" calcext:value-type="float">
            <text:p>41,31</text:p>
          </table:table-cell>
          <table:table-cell office:value-type="float" office:value="307.58" calcext:value-type="float">
            <text:p>307,58</text:p>
          </table:table-cell>
          <table:table-cell office:value-type="float" office:value="424.57" calcext:value-type="float">
            <text:p>424,57</text:p>
          </table:table-cell>
          <table:table-cell office:value-type="float" office:value="644.54" calcext:value-type="float">
            <text:p>644,54</text:p>
          </table:table-cell>
          <table:table-cell office:value-type="string" calcext:value-type="string">
            <text:p>chcon</text:p>
          </table:table-cell>
          <table:table-cell office:value-type="float" office:value="2359.11" calcext:value-type="float">
            <text:p>2359,11</text:p>
          </table:table-cell>
          <table:table-cell office:value-type="float" office:value="4005.78" calcext:value-type="float">
            <text:p>4005,78</text:p>
          </table:table-cell>
          <table:table-cell office:value-type="float" office:value="2007.11" calcext:value-type="float">
            <text:p>2007,11</text:p>
          </table:table-cell>
          <table:table-cell office:value-type="float" office:value="3215.56" calcext:value-type="float">
            <text:p>3215,56</text:p>
          </table:table-cell>
          <table:table-cell office:value-type="float" office:value="69.8" calcext:value-type="float">
            <text:p>69,80</text:p>
          </table:table-cell>
          <table:table-cell office:value-type="float" office:value="60.21" calcext:value-type="float">
            <text:p>60,21</text:p>
          </table:table-cell>
        </table:table-row>
        <table:table-row table:style-name="ro1">
          <table:table-cell office:value-type="string" calcext:value-type="string">
            <text:p>chgrp</text:p>
          </table:table-cell>
          <table:table-cell office:value-type="float" office:value="54.06" calcext:value-type="float">
            <text:p>54,06</text:p>
          </table:table-cell>
          <table:table-cell office:value-type="float" office:value="275.3" calcext:value-type="float">
            <text:p>275,30</text:p>
          </table:table-cell>
          <table:table-cell office:value-type="float" office:value="45.42" calcext:value-type="float">
            <text:p>45,42</text:p>
          </table:table-cell>
          <table:table-cell office:value-type="float" office:value="295.3" calcext:value-type="float">
            <text:p>295,30</text:p>
          </table:table-cell>
          <table:table-cell office:value-type="float" office:value="409.29" calcext:value-type="float">
            <text:p>409,29</text:p>
          </table:table-cell>
          <table:table-cell office:value-type="float" office:value="550.22" calcext:value-type="float">
            <text:p>550,22</text:p>
          </table:table-cell>
          <table:table-cell office:value-type="string" calcext:value-type="string">
            <text:p>chgrp</text:p>
          </table:table-cell>
          <table:table-cell office:value-type="float" office:value="2315.56" calcext:value-type="float">
            <text:p>2315,56</text:p>
          </table:table-cell>
          <table:table-cell office:value-type="float" office:value="3602.67" calcext:value-type="float">
            <text:p>3602,67</text:p>
          </table:table-cell>
          <table:table-cell office:value-type="float" office:value="2006.22" calcext:value-type="float">
            <text:p>2006,22</text:p>
          </table:table-cell>
          <table:table-cell office:value-type="float" office:value="2937.33" calcext:value-type="float">
            <text:p>2937,33</text:p>
          </table:table-cell>
          <table:table-cell office:value-type="float" office:value="55.59" calcext:value-type="float">
            <text:p>55,59</text:p>
          </table:table-cell>
          <table:table-cell office:value-type="float" office:value="46.41" calcext:value-type="float">
            <text:p>46,41</text:p>
          </table:table-cell>
        </table:table-row>
        <table:table-row table:style-name="ro1">
          <table:table-cell office:value-type="string" calcext:value-type="string">
            <text:p>chmod</text:p>
          </table:table-cell>
          <table:table-cell office:value-type="float" office:value="54.01" calcext:value-type="float">
            <text:p>54,01</text:p>
          </table:table-cell>
          <table:table-cell office:value-type="float" office:value="262.97" calcext:value-type="float">
            <text:p>262,97</text:p>
          </table:table-cell>
          <table:table-cell office:value-type="float" office:value="41.3" calcext:value-type="float">
            <text:p>41,30</text:p>
          </table:table-cell>
          <table:table-cell office:value-type="float" office:value="282.99" calcext:value-type="float">
            <text:p>282,99</text:p>
          </table:table-cell>
          <table:table-cell office:value-type="float" office:value="386.91" calcext:value-type="float">
            <text:p>386,91</text:p>
          </table:table-cell>
          <table:table-cell office:value-type="float" office:value="585.28" calcext:value-type="float">
            <text:p>585,28</text:p>
          </table:table-cell>
          <table:table-cell office:value-type="string" calcext:value-type="string">
            <text:p>chmod</text:p>
          </table:table-cell>
          <table:table-cell office:value-type="float" office:value="2401.33" calcext:value-type="float">
            <text:p>2401,33</text:p>
          </table:table-cell>
          <table:table-cell office:value-type="float" office:value="3975.11" calcext:value-type="float">
            <text:p>3975,11</text:p>
          </table:table-cell>
          <table:table-cell office:value-type="float" office:value="2016.44" calcext:value-type="float">
            <text:p>2016,44</text:p>
          </table:table-cell>
          <table:table-cell office:value-type="float" office:value="3234.67" calcext:value-type="float">
            <text:p>3234,67</text:p>
          </table:table-cell>
          <table:table-cell office:value-type="float" office:value="65.54" calcext:value-type="float">
            <text:p>65,54</text:p>
          </table:table-cell>
          <table:table-cell office:value-type="float" office:value="60.41" calcext:value-type="float">
            <text:p>60,41</text:p>
          </table:table-cell>
        </table:table-row>
        <table:table-row table:style-name="ro1">
          <table:table-cell office:value-type="string" calcext:value-type="string">
            <text:p>chown</text:p>
          </table:table-cell>
          <table:table-cell office:value-type="float" office:value="58.17" calcext:value-type="float">
            <text:p>58,17</text:p>
          </table:table-cell>
          <table:table-cell office:value-type="float" office:value="283.51" calcext:value-type="float">
            <text:p>283,51</text:p>
          </table:table-cell>
          <table:table-cell office:value-type="float" office:value="45.42" calcext:value-type="float">
            <text:p>45,42</text:p>
          </table:table-cell>
          <table:table-cell office:value-type="float" office:value="307.6" calcext:value-type="float">
            <text:p>307,60</text:p>
          </table:table-cell>
          <table:table-cell office:value-type="float" office:value="387.4" calcext:value-type="float">
            <text:p>387,40</text:p>
          </table:table-cell>
          <table:table-cell office:value-type="float" office:value="577.18" calcext:value-type="float">
            <text:p>577,18</text:p>
          </table:table-cell>
          <table:table-cell office:value-type="string" calcext:value-type="string">
            <text:p>chown</text:p>
          </table:table-cell>
          <table:table-cell office:value-type="float" office:value="2394.22" calcext:value-type="float">
            <text:p>2394,22</text:p>
          </table:table-cell>
          <table:table-cell office:value-type="float" office:value="3542.22" calcext:value-type="float">
            <text:p>3542,22</text:p>
          </table:table-cell>
          <table:table-cell office:value-type="float" office:value="1980.89" calcext:value-type="float">
            <text:p>1980,89</text:p>
          </table:table-cell>
          <table:table-cell office:value-type="float" office:value="2962.22" calcext:value-type="float">
            <text:p>2962,22</text:p>
          </table:table-cell>
          <table:table-cell office:value-type="float" office:value="47.95" calcext:value-type="float">
            <text:p>47,95</text:p>
          </table:table-cell>
          <table:table-cell office:value-type="float" office:value="49.54" calcext:value-type="float">
            <text:p>49,54</text:p>
          </table:table-cell>
        </table:table-row>
        <table:table-row table:style-name="ro1">
          <table:table-cell office:value-type="string" calcext:value-type="string">
            <text:p>chroot</text:p>
          </table:table-cell>
          <table:table-cell office:value-type="float" office:value="33.54" calcext:value-type="float">
            <text:p>33,54</text:p>
          </table:table-cell>
          <table:table-cell office:value-type="float" office:value="119.62" calcext:value-type="float">
            <text:p>119,62</text:p>
          </table:table-cell>
          <table:table-cell office:value-type="float" office:value="24.91" calcext:value-type="float">
            <text:p>24,91</text:p>
          </table:table-cell>
          <table:table-cell office:value-type="float" office:value="123.25" calcext:value-type="float">
            <text:p>123,25</text:p>
          </table:table-cell>
          <table:table-cell office:value-type="float" office:value="256.68" calcext:value-type="float">
            <text:p>256,68</text:p>
          </table:table-cell>
          <table:table-cell office:value-type="float" office:value="394.73" calcext:value-type="float">
            <text:p>394,73</text:p>
          </table:table-cell>
          <table:table-cell office:value-type="string" calcext:value-type="string">
            <text:p>chroot</text:p>
          </table:table-cell>
          <table:table-cell office:value-type="float" office:value="2333.33" calcext:value-type="float">
            <text:p>2333,33</text:p>
          </table:table-cell>
          <table:table-cell office:value-type="float" office:value="3722.22" calcext:value-type="float">
            <text:p>3722,22</text:p>
          </table:table-cell>
          <table:table-cell office:value-type="float" office:value="1980.44" calcext:value-type="float">
            <text:p>1980,44</text:p>
          </table:table-cell>
          <table:table-cell office:value-type="float" office:value="2985.33" calcext:value-type="float">
            <text:p>2985,33</text:p>
          </table:table-cell>
          <table:table-cell office:value-type="float" office:value="59.52" calcext:value-type="float">
            <text:p>59,52</text:p>
          </table:table-cell>
          <table:table-cell office:value-type="float" office:value="50.74" calcext:value-type="float">
            <text:p>50,74</text:p>
          </table:table-cell>
        </table:table-row>
        <table:table-row table:style-name="ro1">
          <table:table-cell office:value-type="string" calcext:value-type="string">
            <text:p>cksum</text:p>
          </table:table-cell>
          <table:table-cell office:value-type="float" office:value="25.22" calcext:value-type="float">
            <text:p>25,22</text:p>
          </table:table-cell>
          <table:table-cell office:value-type="float" office:value="82.63" calcext:value-type="float">
            <text:p>82,63</text:p>
          </table:table-cell>
          <table:table-cell office:value-type="float" office:value="20.76" calcext:value-type="float">
            <text:p>20,76</text:p>
          </table:table-cell>
          <table:table-cell office:value-type="float" office:value="86.33" calcext:value-type="float">
            <text:p>86,33</text:p>
          </table:table-cell>
          <table:table-cell office:value-type="float" office:value="227.59" calcext:value-type="float">
            <text:p>227,59</text:p>
          </table:table-cell>
          <table:table-cell office:value-type="float" office:value="315.84" calcext:value-type="float">
            <text:p>315,84</text:p>
          </table:table-cell>
          <table:table-cell office:value-type="string" calcext:value-type="string">
            <text:p>cksum</text:p>
          </table:table-cell>
          <table:table-cell office:value-type="float" office:value="2177.33" calcext:value-type="float">
            <text:p>2177,33</text:p>
          </table:table-cell>
          <table:table-cell office:value-type="float" office:value="2946.67" calcext:value-type="float">
            <text:p>2946,67</text:p>
          </table:table-cell>
          <table:table-cell office:value-type="float" office:value="1829.33" calcext:value-type="float">
            <text:p>1829,33</text:p>
          </table:table-cell>
          <table:table-cell office:value-type="float" office:value="2404.89" calcext:value-type="float">
            <text:p>2404,89</text:p>
          </table:table-cell>
          <table:table-cell office:value-type="float" office:value="35.33" calcext:value-type="float">
            <text:p>35,33</text:p>
          </table:table-cell>
          <table:table-cell office:value-type="float" office:value="31.46" calcext:value-type="float">
            <text:p>31,46</text:p>
          </table:table-cell>
        </table:table-row>
        <table:table-row table:style-name="ro1">
          <table:table-cell office:value-type="string" calcext:value-type="string">
            <text:p>comm</text:p>
          </table:table-cell>
          <table:table-cell office:value-type="float" office:value="29.34" calcext:value-type="float">
            <text:p>29,34</text:p>
          </table:table-cell>
          <table:table-cell office:value-type="float" office:value="111.33" calcext:value-type="float">
            <text:p>111,33</text:p>
          </table:table-cell>
          <table:table-cell office:value-type="float" office:value="24.87" calcext:value-type="float">
            <text:p>24,87</text:p>
          </table:table-cell>
          <table:table-cell office:value-type="float" office:value="119.11" calcext:value-type="float">
            <text:p>119,11</text:p>
          </table:table-cell>
          <table:table-cell office:value-type="float" office:value="279.39" calcext:value-type="float">
            <text:p>279,39</text:p>
          </table:table-cell>
          <table:table-cell office:value-type="float" office:value="378.9" calcext:value-type="float">
            <text:p>378,90</text:p>
          </table:table-cell>
          <table:table-cell office:value-type="string" calcext:value-type="string">
            <text:p>comm</text:p>
          </table:table-cell>
          <table:table-cell office:value-type="float" office:value="2318.67" calcext:value-type="float">
            <text:p>2318,67</text:p>
          </table:table-cell>
          <table:table-cell office:value-type="float" office:value="3736" calcext:value-type="float">
            <text:p>3736,00</text:p>
          </table:table-cell>
          <table:table-cell office:value-type="float" office:value="2021.78" calcext:value-type="float">
            <text:p>2021,78</text:p>
          </table:table-cell>
          <table:table-cell office:value-type="float" office:value="3068.89" calcext:value-type="float">
            <text:p>3068,89</text:p>
          </table:table-cell>
          <table:table-cell office:value-type="float" office:value="61.13" calcext:value-type="float">
            <text:p>61,13</text:p>
          </table:table-cell>
          <table:table-cell office:value-type="float" office:value="51.79" calcext:value-type="float">
            <text:p>51,79</text:p>
          </table:table-cell>
        </table:table-row>
        <table:table-row table:style-name="ro1">
          <table:table-cell office:value-type="string" calcext:value-type="string">
            <text:p>cp</text:p>
          </table:table-cell>
          <table:table-cell office:value-type="float" office:value="91.25" calcext:value-type="float">
            <text:p>91,25</text:p>
          </table:table-cell>
          <table:table-cell office:value-type="float" office:value="398.51" calcext:value-type="float">
            <text:p>398,51</text:p>
          </table:table-cell>
          <table:table-cell office:value-type="float" office:value="78.34" calcext:value-type="float">
            <text:p>78,34</text:p>
          </table:table-cell>
          <table:table-cell office:value-type="float" office:value="438.82" calcext:value-type="float">
            <text:p>438,82</text:p>
          </table:table-cell>
          <table:table-cell office:value-type="float" office:value="336.74" calcext:value-type="float">
            <text:p>336,74</text:p>
          </table:table-cell>
          <table:table-cell office:value-type="float" office:value="460.12" calcext:value-type="float">
            <text:p>460,12</text:p>
          </table:table-cell>
          <table:table-cell office:value-type="string" calcext:value-type="string">
            <text:p>cp</text:p>
          </table:table-cell>
          <table:table-cell office:value-type="float" office:value="2425.78" calcext:value-type="float">
            <text:p>2425,78</text:p>
          </table:table-cell>
          <table:table-cell office:value-type="float" office:value="4458.22" calcext:value-type="float">
            <text:p>4458,22</text:p>
          </table:table-cell>
          <table:table-cell office:value-type="float" office:value="2035.56" calcext:value-type="float">
            <text:p>2035,56</text:p>
          </table:table-cell>
          <table:table-cell office:value-type="float" office:value="3590.22" calcext:value-type="float">
            <text:p>3590,22</text:p>
          </table:table-cell>
          <table:table-cell office:value-type="float" office:value="83.79" calcext:value-type="float">
            <text:p>83,79</text:p>
          </table:table-cell>
          <table:table-cell office:value-type="float" office:value="76.38" calcext:value-type="float">
            <text:p>76,38</text:p>
          </table:table-cell>
        </table:table-row>
        <table:table-row table:style-name="ro1">
          <table:table-cell office:value-type="string" calcext:value-type="string">
            <text:p>csplit</text:p>
          </table:table-cell>
          <table:table-cell office:value-type="float" office:value="45.86" calcext:value-type="float">
            <text:p>45,86</text:p>
          </table:table-cell>
          <table:table-cell office:value-type="float" office:value="185.19" calcext:value-type="float">
            <text:p>185,19</text:p>
          </table:table-cell>
          <table:table-cell office:value-type="float" office:value="41.32" calcext:value-type="float">
            <text:p>41,32</text:p>
          </table:table-cell>
          <table:table-cell office:value-type="float" office:value="213.38" calcext:value-type="float">
            <text:p>213,38</text:p>
          </table:table-cell>
          <table:table-cell office:value-type="float" office:value="303.86" calcext:value-type="float">
            <text:p>303,86</text:p>
          </table:table-cell>
          <table:table-cell office:value-type="float" office:value="416.42" calcext:value-type="float">
            <text:p>416,42</text:p>
          </table:table-cell>
          <table:table-cell office:value-type="string" calcext:value-type="string">
            <text:p>csplit</text:p>
          </table:table-cell>
          <table:table-cell office:value-type="float" office:value="2408.44" calcext:value-type="float">
            <text:p>2408,44</text:p>
          </table:table-cell>
          <table:table-cell office:value-type="float" office:value="5015.11" calcext:value-type="float">
            <text:p>5015,11</text:p>
          </table:table-cell>
          <table:table-cell office:value-type="float" office:value="2008.44" calcext:value-type="float">
            <text:p>2008,44</text:p>
          </table:table-cell>
          <table:table-cell office:value-type="float" office:value="3776" calcext:value-type="float">
            <text:p>3776,00</text:p>
          </table:table-cell>
          <table:table-cell office:value-type="float" office:value="108.23" calcext:value-type="float">
            <text:p>108,23</text:p>
          </table:table-cell>
          <table:table-cell office:value-type="float" office:value="88.01" calcext:value-type="float">
            <text:p>88,01</text:p>
          </table:table-cell>
        </table:table-row>
        <table:table-row table:style-name="ro1">
          <table:table-cell office:value-type="string" calcext:value-type="string">
            <text:p>cut</text:p>
          </table:table-cell>
          <table:table-cell office:value-type="float" office:value="33.5" calcext:value-type="float">
            <text:p>33,50</text:p>
          </table:table-cell>
          <table:table-cell office:value-type="float" office:value="140.06" calcext:value-type="float">
            <text:p>140,06</text:p>
          </table:table-cell>
          <table:table-cell office:value-type="float" office:value="28.99" calcext:value-type="float">
            <text:p>28,99</text:p>
          </table:table-cell>
          <table:table-cell office:value-type="float" office:value="151.9" calcext:value-type="float">
            <text:p>151,90</text:p>
          </table:table-cell>
          <table:table-cell office:value-type="float" office:value="318.13" calcext:value-type="float">
            <text:p>318,13</text:p>
          </table:table-cell>
          <table:table-cell office:value-type="float" office:value="423.95" calcext:value-type="float">
            <text:p>423,95</text:p>
          </table:table-cell>
          <table:table-cell office:value-type="string" calcext:value-type="string">
            <text:p>cut</text:p>
          </table:table-cell>
          <table:table-cell office:value-type="float" office:value="2325.78" calcext:value-type="float">
            <text:p>2325,78</text:p>
          </table:table-cell>
          <table:table-cell office:value-type="float" office:value="3467.11" calcext:value-type="float">
            <text:p>3467,11</text:p>
          </table:table-cell>
          <table:table-cell office:value-type="float" office:value="1981.33" calcext:value-type="float">
            <text:p>1981,33</text:p>
          </table:table-cell>
          <table:table-cell office:value-type="float" office:value="2880" calcext:value-type="float">
            <text:p>2880,00</text:p>
          </table:table-cell>
          <table:table-cell office:value-type="float" office:value="49.07" calcext:value-type="float">
            <text:p>49,07</text:p>
          </table:table-cell>
          <table:table-cell office:value-type="float" office:value="45.36" calcext:value-type="float">
            <text:p>45,36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office:value-type="float" office:value="86.86" calcext:value-type="float">
            <text:p>86,86</text:p>
          </table:table-cell>
          <table:table-cell office:value-type="float" office:value="619.45" calcext:value-type="float">
            <text:p>619,45</text:p>
          </table:table-cell>
          <table:table-cell office:value-type="float" office:value="74.11" calcext:value-type="float">
            <text:p>74,11</text:p>
          </table:table-cell>
          <table:table-cell office:value-type="float" office:value="651.7" calcext:value-type="float">
            <text:p>651,70</text:p>
          </table:table-cell>
          <table:table-cell office:value-type="float" office:value="613.12" calcext:value-type="float">
            <text:p>613,12</text:p>
          </table:table-cell>
          <table:table-cell office:value-type="float" office:value="779.34" calcext:value-type="float">
            <text:p>779,34</text:p>
          </table:table-cell>
          <table:table-cell office:value-type="string" calcext:value-type="string">
            <text:p>date</text:p>
          </table:table-cell>
          <table:table-cell office:value-type="float" office:value="2368" calcext:value-type="float">
            <text:p>2368,00</text:p>
          </table:table-cell>
          <table:table-cell office:value-type="float" office:value="3731.56" calcext:value-type="float">
            <text:p>3731,56</text:p>
          </table:table-cell>
          <table:table-cell office:value-type="float" office:value="2040" calcext:value-type="float">
            <text:p>2040,00</text:p>
          </table:table-cell>
          <table:table-cell office:value-type="float" office:value="3132.44" calcext:value-type="float">
            <text:p>3132,44</text:p>
          </table:table-cell>
          <table:table-cell office:value-type="float" office:value="57.58" calcext:value-type="float">
            <text:p>57,58</text:p>
          </table:table-cell>
          <table:table-cell office:value-type="float" office:value="53.55" calcext:value-type="float">
            <text:p>53,55</text:p>
          </table:table-cell>
        </table:table-row>
        <table:table-row table:style-name="ro1">
          <table:table-cell office:value-type="string" calcext:value-type="string">
            <text:p>dd</text:p>
          </table:table-cell>
          <table:table-cell office:value-type="float" office:value="58.26" calcext:value-type="float">
            <text:p>58,26</text:p>
          </table:table-cell>
          <table:table-cell office:value-type="float" office:value="549.88" calcext:value-type="float">
            <text:p>549,88</text:p>
          </table:table-cell>
          <table:table-cell office:value-type="float" office:value="53.67" calcext:value-type="float">
            <text:p>53,67</text:p>
          </table:table-cell>
          <table:table-cell office:value-type="float" office:value="569.82" calcext:value-type="float">
            <text:p>569,82</text:p>
          </table:table-cell>
          <table:table-cell office:value-type="float" office:value="843.9" calcext:value-type="float">
            <text:p>843,90</text:p>
          </table:table-cell>
          <table:table-cell office:value-type="float" office:value="961.75" calcext:value-type="float">
            <text:p>961,75</text:p>
          </table:table-cell>
          <table:table-cell office:value-type="string" calcext:value-type="string">
            <text:p>dd</text:p>
          </table:table-cell>
          <table:table-cell office:value-type="float" office:value="2316.89" calcext:value-type="float">
            <text:p>2316,89</text:p>
          </table:table-cell>
          <table:table-cell office:value-type="float" office:value="5954.67" calcext:value-type="float">
            <text:p>5954,67</text:p>
          </table:table-cell>
          <table:table-cell office:value-type="float" office:value="1934.67" calcext:value-type="float">
            <text:p>1934,67</text:p>
          </table:table-cell>
          <table:table-cell office:value-type="float" office:value="4022.22" calcext:value-type="float">
            <text:p>4022,22</text:p>
          </table:table-cell>
          <table:table-cell office:value-type="float" office:value="157.01" calcext:value-type="float">
            <text:p>157,01</text:p>
          </table:table-cell>
          <table:table-cell office:value-type="float" office:value="107.9" calcext:value-type="float">
            <text:p>107,90</text:p>
          </table:table-cell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71.18" calcext:value-type="float">
            <text:p>71,18</text:p>
          </table:table-cell>
          <table:table-cell office:value-type="float" office:value="681.62" calcext:value-type="float">
            <text:p>681,62</text:p>
          </table:table-cell>
          <table:table-cell office:value-type="float" office:value="62.22" calcext:value-type="float">
            <text:p>62,22</text:p>
          </table:table-cell>
          <table:table-cell office:value-type="float" office:value="713.54" calcext:value-type="float">
            <text:p>713,54</text:p>
          </table:table-cell>
          <table:table-cell office:value-type="float" office:value="857.66" calcext:value-type="float">
            <text:p>857,66</text:p>
          </table:table-cell>
          <table:table-cell office:value-type="float" office:value="1046.88" calcext:value-type="float">
            <text:p>1046,88</text:p>
          </table:table-cell>
          <table:table-cell office:value-type="string" calcext:value-type="string">
            <text:p>df</text:p>
          </table:table-cell>
          <table:table-cell office:value-type="float" office:value="2534.67" calcext:value-type="float">
            <text:p>2534,67</text:p>
          </table:table-cell>
          <table:table-cell office:value-type="float" office:value="9423.11" calcext:value-type="float">
            <text:p>9423,11</text:p>
          </table:table-cell>
          <table:table-cell office:value-type="float" office:value="2227.56" calcext:value-type="float">
            <text:p>2227,56</text:p>
          </table:table-cell>
          <table:table-cell office:value-type="float" office:value="6712" calcext:value-type="float">
            <text:p>6712,00</text:p>
          </table:table-cell>
          <table:table-cell office:value-type="float" office:value="271.77" calcext:value-type="float">
            <text:p>271,77</text:p>
          </table:table-cell>
          <table:table-cell office:value-type="float" office:value="201.32" calcext:value-type="float">
            <text:p>201,32</text:p>
          </table:table-cell>
        </table:table-row>
        <table:table-row table:style-name="ro1">
          <table:table-cell office:value-type="string" calcext:value-type="string">
            <text:p>dir</text:p>
          </table:table-cell>
          <table:table-cell office:value-type="float" office:value="128.52" calcext:value-type="float">
            <text:p>128,52</text:p>
          </table:table-cell>
          <table:table-cell office:value-type="float" office:value="599.66" calcext:value-type="float">
            <text:p>599,66</text:p>
          </table:table-cell>
          <table:table-cell office:value-type="float" office:value="107.23" calcext:value-type="float">
            <text:p>107,23</text:p>
          </table:table-cell>
          <table:table-cell office:value-type="float" office:value="656.13" calcext:value-type="float">
            <text:p>656,13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office:value-type="string" calcext:value-type="string">
            <text:p>dir</text:p>
          </table:table-cell>
          <table:table-cell office:value-type="float" office:value="2315.11" calcext:value-type="float">
            <text:p>2315,11</text:p>
          </table:table-cell>
          <table:table-cell office:value-type="float" office:value="8931.11" calcext:value-type="float">
            <text:p>8931,11</text:p>
          </table:table-cell>
          <table:table-cell office:value-type="float" office:value="1965.78" calcext:value-type="float">
            <text:p>1965,78</text:p>
          </table:table-cell>
          <table:table-cell office:value-type="float" office:value="6041.78" calcext:value-type="float">
            <text:p>6041,78</text:p>
          </table:table-cell>
          <table:table-cell office:value-type="float" office:value="285.77" calcext:value-type="float">
            <text:p>285,77</text:p>
          </table:table-cell>
          <table:table-cell office:value-type="float" office:value="207.35" calcext:value-type="float">
            <text:p>207,35</text:p>
          </table:table-cell>
        </table:table-row>
        <table:table-row table:style-name="ro1">
          <table:table-cell office:value-type="string" calcext:value-type="string">
            <text:p>dircolors</text:p>
          </table:table-cell>
          <table:table-cell office:value-type="float" office:value="37.54" calcext:value-type="float">
            <text:p>37,54</text:p>
          </table:table-cell>
          <table:table-cell office:value-type="float" office:value="119.54" calcext:value-type="float">
            <text:p>119,54</text:p>
          </table:table-cell>
          <table:table-cell office:value-type="float" office:value="28.96" calcext:value-type="float">
            <text:p>28,96</text:p>
          </table:table-cell>
          <table:table-cell office:value-type="float" office:value="127.31" calcext:value-type="float">
            <text:p>127,31</text:p>
          </table:table-cell>
          <table:table-cell office:value-type="float" office:value="218.39" calcext:value-type="float">
            <text:p>218,39</text:p>
          </table:table-cell>
          <table:table-cell office:value-type="float" office:value="339.54" calcext:value-type="float">
            <text:p>339,54</text:p>
          </table:table-cell>
          <table:table-cell office:value-type="string" calcext:value-type="string">
            <text:p>dircolors</text:p>
          </table:table-cell>
          <table:table-cell office:value-type="float" office:value="2280.44" calcext:value-type="float">
            <text:p>2280,44</text:p>
          </table:table-cell>
          <table:table-cell office:value-type="float" office:value="3678.22" calcext:value-type="float">
            <text:p>3678,22</text:p>
          </table:table-cell>
          <table:table-cell office:value-type="float" office:value="1936.89" calcext:value-type="float">
            <text:p>1936,89</text:p>
          </table:table-cell>
          <table:table-cell office:value-type="float" office:value="3045.78" calcext:value-type="float">
            <text:p>3045,78</text:p>
          </table:table-cell>
          <table:table-cell office:value-type="float" office:value="61.29" calcext:value-type="float">
            <text:p>61,29</text:p>
          </table:table-cell>
          <table:table-cell office:value-type="float" office:value="57.25" calcext:value-type="float">
            <text:p>57,25</text:p>
          </table:table-cell>
        </table:table-row>
        <table:table-row table:style-name="ro1">
          <table:table-cell office:value-type="string" calcext:value-type="string">
            <text:p>dirname</text:p>
          </table:table-cell>
          <table:table-cell office:value-type="float" office:value="25.21" calcext:value-type="float">
            <text:p>25,21</text:p>
          </table:table-cell>
          <table:table-cell office:value-type="float" office:value="78.52" calcext:value-type="float">
            <text:p>78,52</text:p>
          </table:table-cell>
          <table:table-cell office:value-type="float" office:value="16.66" calcext:value-type="float">
            <text:p>16,66</text:p>
          </table:table-cell>
          <table:table-cell office:value-type="float" office:value="82.22" calcext:value-type="float">
            <text:p>82,22</text:p>
          </table:table-cell>
          <table:table-cell office:value-type="float" office:value="211.49" calcext:value-type="float">
            <text:p>211,49</text:p>
          </table:table-cell>
          <table:table-cell office:value-type="float" office:value="393.66" calcext:value-type="float">
            <text:p>393,66</text:p>
          </table:table-cell>
          <table:table-cell office:value-type="string" calcext:value-type="string">
            <text:p>dirname</text:p>
          </table:table-cell>
          <table:table-cell office:value-type="float" office:value="2286.67" calcext:value-type="float">
            <text:p>2286,67</text:p>
          </table:table-cell>
          <table:table-cell office:value-type="float" office:value="3161.33" calcext:value-type="float">
            <text:p>3161,33</text:p>
          </table:table-cell>
          <table:table-cell office:value-type="float" office:value="2004.44" calcext:value-type="float">
            <text:p>2004,44</text:p>
          </table:table-cell>
          <table:table-cell office:value-type="float" office:value="2749.78" calcext:value-type="float">
            <text:p>2749,78</text:p>
          </table:table-cell>
          <table:table-cell office:value-type="float" office:value="38.25" calcext:value-type="float">
            <text:p>38,25</text:p>
          </table:table-cell>
          <table:table-cell office:value-type="float" office:value="37.18" calcext:value-type="float">
            <text:p>37,18</text:p>
          </table:table-cell>
        </table:table-row>
        <table:table-row table:style-name="ro1">
          <table:table-cell office:value-type="string" calcext:value-type="string">
            <text:p>du</text:p>
          </table:table-cell>
          <table:table-cell office:value-type="float" office:value="95.29" calcext:value-type="float">
            <text:p>95,29</text:p>
          </table:table-cell>
          <table:table-cell office:value-type="float" office:value="463.99" calcext:value-type="float">
            <text:p>463,99</text:p>
          </table:table-cell>
          <table:table-cell office:value-type="float" office:value="86.51" calcext:value-type="float">
            <text:p>86,51</text:p>
          </table:table-cell>
          <table:table-cell office:value-type="float" office:value="516.62" calcext:value-type="float">
            <text:p>516,62</text:p>
          </table:table-cell>
          <table:table-cell office:value-type="float" office:value="386.94" calcext:value-type="float">
            <text:p>386,94</text:p>
          </table:table-cell>
          <table:table-cell office:value-type="float" office:value="497.17" calcext:value-type="float">
            <text:p>497,17</text:p>
          </table:table-cell>
          <table:table-cell office:value-type="string" calcext:value-type="string">
            <text:p>du</text:p>
          </table:table-cell>
          <table:table-cell office:value-type="float" office:value="2505.33" calcext:value-type="float">
            <text:p>2505,33</text:p>
          </table:table-cell>
          <table:table-cell office:value-type="float" office:value="6603.11" calcext:value-type="float">
            <text:p>6603,11</text:p>
          </table:table-cell>
          <table:table-cell office:value-type="float" office:value="2089.33" calcext:value-type="float">
            <text:p>2089,33</text:p>
          </table:table-cell>
          <table:table-cell office:value-type="float" office:value="4759.11" calcext:value-type="float">
            <text:p>4759,11</text:p>
          </table:table-cell>
          <table:table-cell office:value-type="float" office:value="163.56" calcext:value-type="float">
            <text:p>163,56</text:p>
          </table:table-cell>
          <table:table-cell office:value-type="float" office:value="127.78" calcext:value-type="float">
            <text:p>127,78</text:p>
          </table:table-cell>
        </table:table-row>
        <table:table-row table:style-name="ro1">
          <table:table-cell office:value-type="string" calcext:value-type="string">
            <text:p>echo</text:p>
          </table:table-cell>
          <table:table-cell office:value-type="float" office:value="25.19" calcext:value-type="float">
            <text:p>25,19</text:p>
          </table:table-cell>
          <table:table-cell office:value-type="float" office:value="90.79" calcext:value-type="float">
            <text:p>90,79</text:p>
          </table:table-cell>
          <table:table-cell office:value-type="float" office:value="20.74" calcext:value-type="float">
            <text:p>20,74</text:p>
          </table:table-cell>
          <table:table-cell office:value-type="float" office:value="94.5" calcext:value-type="float">
            <text:p>94,50</text:p>
          </table:table-cell>
          <table:table-cell office:value-type="float" office:value="260.4" calcext:value-type="float">
            <text:p>260,40</text:p>
          </table:table-cell>
          <table:table-cell office:value-type="float" office:value="355.57" calcext:value-type="float">
            <text:p>355,57</text:p>
          </table:table-cell>
          <table:table-cell office:value-type="string" calcext:value-type="string">
            <text:p>echo</text:p>
          </table:table-cell>
          <table:table-cell office:value-type="float" office:value="2121.33" calcext:value-type="float">
            <text:p>2121,33</text:p>
          </table:table-cell>
          <table:table-cell office:value-type="float" office:value="3248" calcext:value-type="float">
            <text:p>3248,00</text:p>
          </table:table-cell>
          <table:table-cell office:value-type="float" office:value="1775.11" calcext:value-type="float">
            <text:p>1775,11</text:p>
          </table:table-cell>
          <table:table-cell office:value-type="float" office:value="2657.33" calcext:value-type="float">
            <text:p>2657,33</text:p>
          </table:table-cell>
          <table:table-cell office:value-type="float" office:value="53.11" calcext:value-type="float">
            <text:p>53,11</text:p>
          </table:table-cell>
          <table:table-cell office:value-type="float" office:value="49.7" calcext:value-type="float">
            <text:p>49,70</text:p>
          </table:table-cell>
        </table:table-row>
        <table:table-row table:style-name="ro1">
          <table:table-cell office:value-type="string" calcext:value-type="string">
            <text:p>env</text:p>
          </table:table-cell>
          <table:table-cell office:value-type="float" office:value="25.23" calcext:value-type="float">
            <text:p>25,23</text:p>
          </table:table-cell>
          <table:table-cell office:value-type="float" office:value="82.64" calcext:value-type="float">
            <text:p>82,64</text:p>
          </table:table-cell>
          <table:table-cell office:value-type="float" office:value="20.76" calcext:value-type="float">
            <text:p>20,76</text:p>
          </table:table-cell>
          <table:table-cell office:value-type="float" office:value="86.33" calcext:value-type="float">
            <text:p>86,33</text:p>
          </table:table-cell>
          <table:table-cell office:value-type="float" office:value="227.52" calcext:value-type="float">
            <text:p>227,52</text:p>
          </table:table-cell>
          <table:table-cell office:value-type="float" office:value="315.84" calcext:value-type="float">
            <text:p>315,84</text:p>
          </table:table-cell>
          <table:table-cell office:value-type="string" calcext:value-type="string">
            <text:p>env</text:p>
          </table:table-cell>
          <table:table-cell office:value-type="float" office:value="2261.33" calcext:value-type="float">
            <text:p>2261,33</text:p>
          </table:table-cell>
          <table:table-cell office:value-type="float" office:value="3019.11" calcext:value-type="float">
            <text:p>3019,11</text:p>
          </table:table-cell>
          <table:table-cell office:value-type="float" office:value="1956" calcext:value-type="float">
            <text:p>1956,00</text:p>
          </table:table-cell>
          <table:table-cell office:value-type="float" office:value="2631.56" calcext:value-type="float">
            <text:p>2631,56</text:p>
          </table:table-cell>
          <table:table-cell office:value-type="float" office:value="33.51" calcext:value-type="float">
            <text:p>33,51</text:p>
          </table:table-cell>
          <table:table-cell office:value-type="float" office:value="34.54" calcext:value-type="float">
            <text:p>34,54</text:p>
          </table:table-cell>
        </table:table-row>
        <table:table-row table:style-name="ro1">
          <table:table-cell office:value-type="string" calcext:value-type="string">
            <text:p>expand</text:p>
          </table:table-cell>
          <table:table-cell office:value-type="float" office:value="29.37" calcext:value-type="float">
            <text:p>29,37</text:p>
          </table:table-cell>
          <table:table-cell office:value-type="float" office:value="103.16" calcext:value-type="float">
            <text:p>103,16</text:p>
          </table:table-cell>
          <table:table-cell office:value-type="float" office:value="24.87" calcext:value-type="float">
            <text:p>24,87</text:p>
          </table:table-cell>
          <table:table-cell office:value-type="float" office:value="110.92" calcext:value-type="float">
            <text:p>110,92</text:p>
          </table:table-cell>
          <table:table-cell office:value-type="float" office:value="251.27" calcext:value-type="float">
            <text:p>251,27</text:p>
          </table:table-cell>
          <table:table-cell office:value-type="float" office:value="345.96" calcext:value-type="float">
            <text:p>345,96</text:p>
          </table:table-cell>
          <table:table-cell office:value-type="string" calcext:value-type="string">
            <text:p>expand</text:p>
          </table:table-cell>
          <table:table-cell office:value-type="float" office:value="2164" calcext:value-type="float">
            <text:p>2164,00</text:p>
          </table:table-cell>
          <table:table-cell office:value-type="float" office:value="3111.11" calcext:value-type="float">
            <text:p>3111,11</text:p>
          </table:table-cell>
          <table:table-cell office:value-type="float" office:value="1826.67" calcext:value-type="float">
            <text:p>1826,67</text:p>
          </table:table-cell>
          <table:table-cell office:value-type="float" office:value="2644.44" calcext:value-type="float">
            <text:p>2644,44</text:p>
          </table:table-cell>
          <table:table-cell office:value-type="float" office:value="43.77" calcext:value-type="float">
            <text:p>43,77</text:p>
          </table:table-cell>
          <table:table-cell office:value-type="float" office:value="44.77" calcext:value-type="float">
            <text:p>44,77</text:p>
          </table:table-cell>
        </table:table-row>
        <table:table-row table:style-name="ro1">
          <table:table-cell office:value-type="string" calcext:value-type="string">
            <text:p>expr</text:p>
          </table:table-cell>
          <table:table-cell office:value-type="float" office:value="37.66" calcext:value-type="float">
            <text:p>37,66</text:p>
          </table:table-cell>
          <table:table-cell office:value-type="float" office:value="111.45" calcext:value-type="float">
            <text:p>111,45</text:p>
          </table:table-cell>
          <table:table-cell office:value-type="float" office:value="37.18" calcext:value-type="float">
            <text:p>37,18</text:p>
          </table:table-cell>
          <table:table-cell office:value-type="float" office:value="156" calcext:value-type="float">
            <text:p>156,00</text:p>
          </table:table-cell>
          <table:table-cell office:value-type="float" office:value="195.96" calcext:value-type="float">
            <text:p>195,96</text:p>
          </table:table-cell>
          <table:table-cell office:value-type="float" office:value="319.54" calcext:value-type="float">
            <text:p>319,54</text:p>
          </table:table-cell>
          <table:table-cell office:value-type="string" calcext:value-type="string">
            <text:p>expr</text:p>
          </table:table-cell>
          <table:table-cell office:value-type="float" office:value="2453.78" calcext:value-type="float">
            <text:p>2453,78</text:p>
          </table:table-cell>
          <table:table-cell office:value-type="float" office:value="3368" calcext:value-type="float">
            <text:p>3368,00</text:p>
          </table:table-cell>
          <table:table-cell office:value-type="float" office:value="1959.11" calcext:value-type="float">
            <text:p>1959,11</text:p>
          </table:table-cell>
          <table:table-cell office:value-type="float" office:value="2800.44" calcext:value-type="float">
            <text:p>2800,44</text:p>
          </table:table-cell>
          <table:table-cell office:value-type="float" office:value="37.26" calcext:value-type="float">
            <text:p>37,26</text:p>
          </table:table-cell>
          <table:table-cell office:value-type="float" office:value="42.94" calcext:value-type="float">
            <text:p>42,94</text:p>
          </table:table-cell>
        </table:table-row>
        <table:table-row table:style-name="ro1">
          <table:table-cell office:value-type="string" calcext:value-type="string">
            <text:p>factor</text:p>
          </table:table-cell>
          <table:table-cell office:value-type="float" office:value="70.61" calcext:value-type="float">
            <text:p>70,61</text:p>
          </table:table-cell>
          <table:table-cell office:value-type="float" office:value="218.13" calcext:value-type="float">
            <text:p>218,13</text:p>
          </table:table-cell>
          <table:table-cell office:value-type="float" office:value="65.87" calcext:value-type="float">
            <text:p>65,87</text:p>
          </table:table-cell>
          <table:table-cell office:value-type="float" office:value="237.94" calcext:value-type="float">
            <text:p>237,94</text:p>
          </table:table-cell>
          <table:table-cell office:value-type="float" office:value="208.93" calcext:value-type="float">
            <text:p>208,93</text:p>
          </table:table-cell>
          <table:table-cell office:value-type="float" office:value="261.21" calcext:value-type="float">
            <text:p>261,21</text:p>
          </table:table-cell>
          <table:table-cell office:value-type="string" calcext:value-type="string">
            <text:p>factor</text:p>
          </table:table-cell>
          <table:table-cell office:value-type="float" office:value="2312.44" calcext:value-type="float">
            <text:p>2312,44</text:p>
          </table:table-cell>
          <table:table-cell office:value-type="float" office:value="3150.67" calcext:value-type="float">
            <text:p>3150,67</text:p>
          </table:table-cell>
          <table:table-cell office:value-type="float" office:value="1870.22" calcext:value-type="float">
            <text:p>1870,22</text:p>
          </table:table-cell>
          <table:table-cell office:value-type="float" office:value="2547.11" calcext:value-type="float">
            <text:p>2547,11</text:p>
          </table:table-cell>
          <table:table-cell office:value-type="float" office:value="36.25" calcext:value-type="float">
            <text:p>36,25</text:p>
          </table:table-cell>
          <table:table-cell office:value-type="float" office:value="36.19" calcext:value-type="float">
            <text:p>36,19</text:p>
          </table:table-cell>
        </table:table-row>
        <table:table-row table:style-name="ro1">
          <table:table-cell office:value-type="string" calcext:value-type="string">
            <text:p>false</text:p>
          </table:table-cell>
          <table:table-cell office:value-type="float" office:value="21.09" calcext:value-type="float">
            <text:p>21,09</text:p>
          </table:table-cell>
          <table:table-cell office:value-type="float" office:value="70.3" calcext:value-type="float">
            <text:p>70,30</text:p>
          </table:table-cell>
          <table:table-cell office:value-type="float" office:value="16.64" calcext:value-type="float">
            <text:p>16,64</text:p>
          </table:table-cell>
          <table:table-cell office:value-type="float" office:value="74.02" calcext:value-type="float">
            <text:p>74,02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  <table:table-cell table:style-name="ce2" office:value-type="string" calcext:value-type="string">
            <text:p>false</text:p>
          </table:table-cell>
          <table:table-cell office:value-type="float" office:value="1192" calcext:value-type="float">
            <text:p>1192,00</text:p>
          </table:table-cell>
          <table:table-cell office:value-type="float" office:value="1856" calcext:value-type="float">
            <text:p>1856,00</text:p>
          </table:table-cell>
          <table:table-cell office:value-type="float" office:value="888.44" calcext:value-type="float">
            <text:p>888,44</text:p>
          </table:table-cell>
          <table:table-cell office:value-type="float" office:value="1492" calcext:value-type="float">
            <text:p>1492,00</text:p>
          </table:table-cell>
          <table:table-cell office:value-type="float" office:value="55.7" calcext:value-type="float">
            <text:p>55,70</text:p>
          </table:table-cell>
          <table:table-cell office:value-type="float" office:value="67.93" calcext:value-type="float">
            <text:p>67,93</text:p>
          </table:table-cell>
        </table:table-row>
        <table:table-row table:style-name="ro1">
          <table:table-cell office:value-type="string" calcext:value-type="string">
            <text:p>fmt</text:p>
          </table:table-cell>
          <table:table-cell office:value-type="float" office:value="33.46" calcext:value-type="float">
            <text:p>33,46</text:p>
          </table:table-cell>
          <table:table-cell office:value-type="float" office:value="144.11" calcext:value-type="float">
            <text:p>144,11</text:p>
          </table:table-cell>
          <table:table-cell office:value-type="float" office:value="28.97" calcext:value-type="float">
            <text:p>28,97</text:p>
          </table:table-cell>
          <table:table-cell office:value-type="float" office:value="164.17" calcext:value-type="float">
            <text:p>164,17</text:p>
          </table:table-cell>
          <table:table-cell office:value-type="float" office:value="330.75" calcext:value-type="float">
            <text:p>330,75</text:p>
          </table:table-cell>
          <table:table-cell office:value-type="float" office:value="466.72" calcext:value-type="float">
            <text:p>466,72</text:p>
          </table:table-cell>
          <table:table-cell office:value-type="string" calcext:value-type="string">
            <text:p>fmt</text:p>
          </table:table-cell>
          <table:table-cell office:value-type="float" office:value="2152" calcext:value-type="float">
            <text:p>2152,00</text:p>
          </table:table-cell>
          <table:table-cell office:value-type="float" office:value="4050.22" calcext:value-type="float">
            <text:p>4050,22</text:p>
          </table:table-cell>
          <table:table-cell office:value-type="float" office:value="1828" calcext:value-type="float">
            <text:p>1828,00</text:p>
          </table:table-cell>
          <table:table-cell office:value-type="float" office:value="3038.67" calcext:value-type="float">
            <text:p>3038,67</text:p>
          </table:table-cell>
          <table:table-cell office:value-type="float" office:value="88.21" calcext:value-type="float">
            <text:p>88,21</text:p>
          </table:table-cell>
          <table:table-cell office:value-type="float" office:value="66.23" calcext:value-type="float">
            <text:p>66,23</text:p>
          </table:table-cell>
        </table:table-row>
        <table:table-row table:style-name="ro1">
          <table:table-cell office:value-type="string" calcext:value-type="string">
            <text:p>fold</text:p>
          </table:table-cell>
          <table:table-cell office:value-type="float" office:value="29.35" calcext:value-type="float">
            <text:p>29,35</text:p>
          </table:table-cell>
          <table:table-cell office:value-type="float" office:value="99.05" calcext:value-type="float">
            <text:p>99,05</text:p>
          </table:table-cell>
          <table:table-cell office:value-type="float" office:value="24.87" calcext:value-type="float">
            <text:p>24,87</text:p>
          </table:table-cell>
          <table:table-cell office:value-type="float" office:value="106.82" calcext:value-type="float">
            <text:p>106,82</text:p>
          </table:table-cell>
          <table:table-cell office:value-type="float" office:value="237.45" calcext:value-type="float">
            <text:p>237,45</text:p>
          </table:table-cell>
          <table:table-cell office:value-type="float" office:value="329.5" calcext:value-type="float">
            <text:p>329,50</text:p>
          </table:table-cell>
          <table:table-cell office:value-type="string" calcext:value-type="string">
            <text:p>fold</text:p>
          </table:table-cell>
          <table:table-cell office:value-type="float" office:value="2123.11" calcext:value-type="float">
            <text:p>2123,11</text:p>
          </table:table-cell>
          <table:table-cell office:value-type="float" office:value="3183.56" calcext:value-type="float">
            <text:p>3183,56</text:p>
          </table:table-cell>
          <table:table-cell office:value-type="float" office:value="1835.11" calcext:value-type="float">
            <text:p>1835,11</text:p>
          </table:table-cell>
          <table:table-cell office:value-type="float" office:value="2543.11" calcext:value-type="float">
            <text:p>2543,11</text:p>
          </table:table-cell>
          <table:table-cell office:value-type="float" office:value="49.95" calcext:value-type="float">
            <text:p>49,95</text:p>
          </table:table-cell>
          <table:table-cell office:value-type="float" office:value="38.58" calcext:value-type="float">
            <text:p>38,58</text:p>
          </table:table-cell>
        </table:table-row>
        <table:table-row table:style-name="ro1">
          <table:table-cell office:value-type="string" calcext:value-type="string">
            <text:p>groups</text:p>
          </table:table-cell>
          <table:table-cell office:value-type="float" office:value="25.26" calcext:value-type="float">
            <text:p>25,26</text:p>
          </table:table-cell>
          <table:table-cell office:value-type="float" office:value="94.96" calcext:value-type="float">
            <text:p>94,96</text:p>
          </table:table-cell>
          <table:table-cell office:value-type="float" office:value="20.78" calcext:value-type="float">
            <text:p>20,78</text:p>
          </table:table-cell>
          <table:table-cell office:value-type="float" office:value="98.63" calcext:value-type="float">
            <text:p>98,63</text:p>
          </table:table-cell>
          <table:table-cell office:value-type="float" office:value="275.87" calcext:value-type="float">
            <text:p>275,87</text:p>
          </table:table-cell>
          <table:table-cell office:value-type="float" office:value="374.74" calcext:value-type="float">
            <text:p>374,74</text:p>
          </table:table-cell>
          <table:table-cell office:value-type="string" calcext:value-type="string">
            <text:p>groups</text:p>
          </table:table-cell>
          <table:table-cell office:value-type="float" office:value="2680" calcext:value-type="float">
            <text:p>2680,00</text:p>
          </table:table-cell>
          <table:table-cell office:value-type="float" office:value="3751.56" calcext:value-type="float">
            <text:p>3751,56</text:p>
          </table:table-cell>
          <table:table-cell office:value-type="float" office:value="2357.78" calcext:value-type="float">
            <text:p>2357,78</text:p>
          </table:table-cell>
          <table:table-cell office:value-type="float" office:value="2991.11" calcext:value-type="float">
            <text:p>2991,11</text:p>
          </table:table-cell>
          <table:table-cell office:value-type="float" office:value="39.98" calcext:value-type="float">
            <text:p>39,98</text:p>
          </table:table-cell>
          <table:table-cell office:value-type="float" office:value="26.86" calcext:value-type="float">
            <text:p>26,86</text:p>
          </table:table-cell>
        </table:table-row>
        <table:table-row table:style-name="ro1">
          <table:table-cell office:value-type="string" calcext:value-type="string">
            <text:p>head</text:p>
          </table:table-cell>
          <table:table-cell office:value-type="float" office:value="37.55" calcext:value-type="float">
            <text:p>37,55</text:p>
          </table:table-cell>
          <table:table-cell office:value-type="float" office:value="135.92" calcext:value-type="float">
            <text:p>135,92</text:p>
          </table:table-cell>
          <table:table-cell office:value-type="float" office:value="33.06" calcext:value-type="float">
            <text:p>33,06</text:p>
          </table:table-cell>
          <table:table-cell office:value-type="float" office:value="155.98" calcext:value-type="float">
            <text:p>155,98</text:p>
          </table:table-cell>
          <table:table-cell office:value-type="float" office:value="261.95" calcext:value-type="float">
            <text:p>261,95</text:p>
          </table:table-cell>
          <table:table-cell office:value-type="float" office:value="371.74" calcext:value-type="float">
            <text:p>371,74</text:p>
          </table:table-cell>
          <table:table-cell office:value-type="string" calcext:value-type="string">
            <text:p>head</text:p>
          </table:table-cell>
          <table:table-cell office:value-type="float" office:value="2207.56" calcext:value-type="float">
            <text:p>2207,56</text:p>
          </table:table-cell>
          <table:table-cell office:value-type="float" office:value="4391.11" calcext:value-type="float">
            <text:p>4391,11</text:p>
          </table:table-cell>
          <table:table-cell office:value-type="float" office:value="1863.11" calcext:value-type="float">
            <text:p>1863,11</text:p>
          </table:table-cell>
          <table:table-cell office:value-type="float" office:value="3167.56" calcext:value-type="float">
            <text:p>3167,56</text:p>
          </table:table-cell>
          <table:table-cell office:value-type="float" office:value="98.91" calcext:value-type="float">
            <text:p>98,91</text:p>
          </table:table-cell>
          <table:table-cell office:value-type="float" office:value="70.01" calcext:value-type="float">
            <text:p>70,01</text:p>
          </table:table-cell>
        </table:table-row>
        <table:table-row table:style-name="ro1">
          <table:table-cell office:value-type="string" calcext:value-type="string">
            <text:p>hostid</text:p>
          </table:table-cell>
          <table:table-cell office:value-type="float" office:value="25.2" calcext:value-type="float">
            <text:p>25,20</text:p>
          </table:table-cell>
          <table:table-cell office:value-type="float" office:value="74.42" calcext:value-type="float">
            <text:p>74,42</text:p>
          </table:table-cell>
          <table:table-cell office:value-type="float" office:value="16.65" calcext:value-type="float">
            <text:p>16,65</text:p>
          </table:table-cell>
          <table:table-cell office:value-type="float" office:value="74.02" calcext:value-type="float">
            <text:p>74,02</text:p>
          </table:table-cell>
          <table:table-cell office:value-type="float" office:value="195.3" calcext:value-type="float">
            <text:p>195,30</text:p>
          </table:table-cell>
          <table:table-cell office:value-type="float" office:value="344.64" calcext:value-type="float">
            <text:p>344,64</text:p>
          </table:table-cell>
          <table:table-cell office:value-type="string" calcext:value-type="string">
            <text:p>hostid</text:p>
          </table:table-cell>
          <table:table-cell office:value-type="float" office:value="2549.78" calcext:value-type="float">
            <text:p>2549,78</text:p>
          </table:table-cell>
          <table:table-cell office:value-type="float" office:value="3109.33" calcext:value-type="float">
            <text:p>3109,33</text:p>
          </table:table-cell>
          <table:table-cell office:value-type="float" office:value="2245.33" calcext:value-type="float">
            <text:p>2245,33</text:p>
          </table:table-cell>
          <table:table-cell office:value-type="float" office:value="2701.78" calcext:value-type="float">
            <text:p>2701,78</text:p>
          </table:table-cell>
          <table:table-cell office:value-type="float" office:value="21.95" calcext:value-type="float">
            <text:p>21,95</text:p>
          </table:table-cell>
          <table:table-cell office:value-type="float" office:value="20.33" calcext:value-type="float">
            <text:p>20,33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33.51" calcext:value-type="float">
            <text:p>33,51</text:p>
          </table:table-cell>
          <table:table-cell office:value-type="float" office:value="127.78" calcext:value-type="float">
            <text:p>127,78</text:p>
          </table:table-cell>
          <table:table-cell office:value-type="float" office:value="29" calcext:value-type="float">
            <text:p>29,00</text:p>
          </table:table-cell>
          <table:table-cell office:value-type="float" office:value="131.43" calcext:value-type="float">
            <text:p>131,43</text:p>
          </table:table-cell>
          <table:table-cell office:value-type="float" office:value="281.31" calcext:value-type="float">
            <text:p>281,31</text:p>
          </table:table-cell>
          <table:table-cell office:value-type="float" office:value="353.21" calcext:value-type="float">
            <text:p>353,21</text:p>
          </table:table-cell>
          <table:table-cell office:value-type="string" calcext:value-type="string">
            <text:p>id</text:p>
          </table:table-cell>
          <table:table-cell office:value-type="float" office:value="2809.33" calcext:value-type="float">
            <text:p>2809,33</text:p>
          </table:table-cell>
          <table:table-cell office:value-type="float" office:value="4185.78" calcext:value-type="float">
            <text:p>4185,78</text:p>
          </table:table-cell>
          <table:table-cell office:value-type="float" office:value="2405.78" calcext:value-type="float">
            <text:p>2405,78</text:p>
          </table:table-cell>
          <table:table-cell office:value-type="float" office:value="3409.78" calcext:value-type="float">
            <text:p>3409,78</text:p>
          </table:table-cell>
          <table:table-cell office:value-type="float" office:value="49" calcext:value-type="float">
            <text:p>49,00</text:p>
          </table:table-cell>
          <table:table-cell office:value-type="float" office:value="41.73" calcext:value-type="float">
            <text:p>41,73</text:p>
          </table:table-cell>
        </table:table-row>
        <table:table-row table:style-name="ro1">
          <table:table-cell office:value-type="string" calcext:value-type="string">
            <text:p>install</text:p>
          </table:table-cell>
          <table:table-cell office:value-type="float" office:value="99.57" calcext:value-type="float">
            <text:p>99,57</text:p>
          </table:table-cell>
          <table:table-cell office:value-type="float" office:value="750.94" calcext:value-type="float">
            <text:p>750,94</text:p>
          </table:table-cell>
          <table:table-cell office:value-type="float" office:value="82.52" calcext:value-type="float">
            <text:p>82,52</text:p>
          </table:table-cell>
          <table:table-cell office:value-type="float" office:value="782.99" calcext:value-type="float">
            <text:p>782,99</text:p>
          </table:table-cell>
          <table:table-cell office:value-type="float" office:value="654.19" calcext:value-type="float">
            <text:p>654,19</text:p>
          </table:table-cell>
          <table:table-cell office:value-type="float" office:value="848.89" calcext:value-type="float">
            <text:p>848,89</text:p>
          </table:table-cell>
          <table:table-cell office:value-type="string" calcext:value-type="string">
            <text:p>install</text:p>
          </table:table-cell>
          <table:table-cell office:value-type="float" office:value="2409.78" calcext:value-type="float">
            <text:p>2409,78</text:p>
          </table:table-cell>
          <table:table-cell office:value-type="float" office:value="4412" calcext:value-type="float">
            <text:p>4412,00</text:p>
          </table:table-cell>
          <table:table-cell office:value-type="float" office:value="2035.11" calcext:value-type="float">
            <text:p>2035,11</text:p>
          </table:table-cell>
          <table:table-cell office:value-type="float" office:value="3551.11" calcext:value-type="float">
            <text:p>3551,11</text:p>
          </table:table-cell>
          <table:table-cell office:value-type="float" office:value="83.09" calcext:value-type="float">
            <text:p>83,09</text:p>
          </table:table-cell>
          <table:table-cell office:value-type="float" office:value="74.49" calcext:value-type="float">
            <text:p>74,49</text:p>
          </table:table-cell>
        </table:table-row>
        <table:table-row table:style-name="ro1">
          <table:table-cell office:value-type="string" calcext:value-type="string">
            <text:p>join</text:p>
          </table:table-cell>
          <table:table-cell office:value-type="float" office:value="41.72" calcext:value-type="float">
            <text:p>41,72</text:p>
          </table:table-cell>
          <table:table-cell office:value-type="float" office:value="168.76" calcext:value-type="float">
            <text:p>168,76</text:p>
          </table:table-cell>
          <table:table-cell office:value-type="float" office:value="33.1" calcext:value-type="float">
            <text:p>33,10</text:p>
          </table:table-cell>
          <table:table-cell office:value-type="float" office:value="184.69" calcext:value-type="float">
            <text:p>184,69</text:p>
          </table:table-cell>
          <table:table-cell office:value-type="float" office:value="304.51" calcext:value-type="float">
            <text:p>304,51</text:p>
          </table:table-cell>
          <table:table-cell office:value-type="float" office:value="457.9" calcext:value-type="float">
            <text:p>457,90</text:p>
          </table:table-cell>
          <table:table-cell office:value-type="string" calcext:value-type="string">
            <text:p>join</text:p>
          </table:table-cell>
          <table:table-cell office:value-type="float" office:value="2409.78" calcext:value-type="float">
            <text:p>2409,78</text:p>
          </table:table-cell>
          <table:table-cell office:value-type="float" office:value="4745.33" calcext:value-type="float">
            <text:p>4745,33</text:p>
          </table:table-cell>
          <table:table-cell office:value-type="float" office:value="1977.33" calcext:value-type="float">
            <text:p>1977,33</text:p>
          </table:table-cell>
          <table:table-cell office:value-type="float" office:value="3537.78" calcext:value-type="float">
            <text:p>3537,78</text:p>
          </table:table-cell>
          <table:table-cell office:value-type="float" office:value="96.92" calcext:value-type="float">
            <text:p>96,92</text:p>
          </table:table-cell>
          <table:table-cell office:value-type="float" office:value="78.92" calcext:value-type="float">
            <text:p>78,92</text:p>
          </table:table-cell>
        </table:table-row>
        <table:table-row table:style-name="ro1">
          <table:table-cell office:value-type="string" calcext:value-type="string">
            <text:p>kill</text:p>
          </table:table-cell>
          <table:table-cell office:value-type="float" office:value="33.9" calcext:value-type="float">
            <text:p>33,90</text:p>
          </table:table-cell>
          <table:table-cell office:value-type="float" office:value="99.5" calcext:value-type="float">
            <text:p>99,50</text:p>
          </table:table-cell>
          <table:table-cell office:value-type="float" office:value="25.29" calcext:value-type="float">
            <text:p>25,29</text:p>
          </table:table-cell>
          <table:table-cell office:value-type="float" office:value="103.15" calcext:value-type="float">
            <text:p>103,15</text:p>
          </table:table-cell>
          <table:table-cell office:value-type="float" office:value="193.53" calcext:value-type="float">
            <text:p>193,53</text:p>
          </table:table-cell>
          <table:table-cell office:value-type="float" office:value="307.83" calcext:value-type="float">
            <text:p>307,83</text:p>
          </table:table-cell>
          <table:table-cell office:value-type="string" calcext:value-type="string">
            <text:p>kill</text:p>
          </table:table-cell>
          <table:table-cell office:value-type="float" office:value="2337.78" calcext:value-type="float">
            <text:p>2337,78</text:p>
          </table:table-cell>
          <table:table-cell office:value-type="float" office:value="3647.11" calcext:value-type="float">
            <text:p>3647,11</text:p>
          </table:table-cell>
          <table:table-cell office:value-type="float" office:value="1984" calcext:value-type="float">
            <text:p>1984,00</text:p>
          </table:table-cell>
          <table:table-cell office:value-type="float" office:value="2956" calcext:value-type="float">
            <text:p>2956,00</text:p>
          </table:table-cell>
          <table:table-cell office:value-type="float" office:value="56.01" calcext:value-type="float">
            <text:p>56,01</text:p>
          </table:table-cell>
          <table:table-cell office:value-type="float" office:value="48.99" calcext:value-type="float">
            <text:p>48,99</text:p>
          </table:table-cell>
        </table:table-row>
        <table:table-row table:style-name="ro1">
          <table:table-cell office:value-type="string" calcext:value-type="string">
            <text:p>link</text:p>
          </table:table-cell>
          <table:table-cell office:value-type="float" office:value="25.2" calcext:value-type="float">
            <text:p>25,20</text:p>
          </table:table-cell>
          <table:table-cell office:value-type="float" office:value="74.42" calcext:value-type="float">
            <text:p>74,42</text:p>
          </table:table-cell>
          <table:table-cell office:value-type="float" office:value="16.65" calcext:value-type="float">
            <text:p>16,65</text:p>
          </table:table-cell>
          <table:table-cell office:value-type="float" office:value="78.12" calcext:value-type="float">
            <text:p>78,12</text:p>
          </table:table-cell>
          <table:table-cell office:value-type="float" office:value="195.3" calcext:value-type="float">
            <text:p>195,30</text:p>
          </table:table-cell>
          <table:table-cell office:value-type="float" office:value="369.25" calcext:value-type="float">
            <text:p>369,25</text:p>
          </table:table-cell>
          <table:table-cell office:value-type="string" calcext:value-type="string">
            <text:p>link</text:p>
          </table:table-cell>
          <table:table-cell office:value-type="float" office:value="2347.56" calcext:value-type="float">
            <text:p>2347,56</text:p>
          </table:table-cell>
          <table:table-cell office:value-type="float" office:value="3156.89" calcext:value-type="float">
            <text:p>3156,89</text:p>
          </table:table-cell>
          <table:table-cell office:value-type="float" office:value="1982.22" calcext:value-type="float">
            <text:p>1982,22</text:p>
          </table:table-cell>
          <table:table-cell office:value-type="float" office:value="2728" calcext:value-type="float">
            <text:p>2728,00</text:p>
          </table:table-cell>
          <table:table-cell office:value-type="float" office:value="34.48" calcext:value-type="float">
            <text:p>34,48</text:p>
          </table:table-cell>
          <table:table-cell office:value-type="float" office:value="37.62" calcext:value-type="float">
            <text:p>37,62</text:p>
          </table:table-cell>
        </table:table-row>
        <table:table-row table:style-name="ro1">
          <table:table-cell office:value-type="string" calcext:value-type="string">
            <text:p>ln</text:p>
          </table:table-cell>
          <table:table-cell office:value-type="float" office:value="58.27" calcext:value-type="float">
            <text:p>58,27</text:p>
          </table:table-cell>
          <table:table-cell office:value-type="float" office:value="279.53" calcext:value-type="float">
            <text:p>279,53</text:p>
          </table:table-cell>
          <table:table-cell office:value-type="float" office:value="45.48" calcext:value-type="float">
            <text:p>45,48</text:p>
          </table:table-cell>
          <table:table-cell office:value-type="float" office:value="303.56" calcext:value-type="float">
            <text:p>303,56</text:p>
          </table:table-cell>
          <table:table-cell office:value-type="float" office:value="379.7" calcext:value-type="float">
            <text:p>379,70</text:p>
          </table:table-cell>
          <table:table-cell office:value-type="float" office:value="567.51" calcext:value-type="float">
            <text:p>567,51</text:p>
          </table:table-cell>
          <table:table-cell office:value-type="string" calcext:value-type="string">
            <text:p>ln</text:p>
          </table:table-cell>
          <table:table-cell office:value-type="float" office:value="2331.56" calcext:value-type="float">
            <text:p>2331,56</text:p>
          </table:table-cell>
          <table:table-cell office:value-type="float" office:value="3898.67" calcext:value-type="float">
            <text:p>3898,67</text:p>
          </table:table-cell>
          <table:table-cell office:value-type="float" office:value="2000" calcext:value-type="float">
            <text:p>2000,00</text:p>
          </table:table-cell>
          <table:table-cell office:value-type="float" office:value="3205.78" calcext:value-type="float">
            <text:p>3205,78</text:p>
          </table:table-cell>
          <table:table-cell office:value-type="float" office:value="67.21" calcext:value-type="float">
            <text:p>67,21</text:p>
          </table:table-cell>
          <table:table-cell office:value-type="float" office:value="60.29" calcext:value-type="float">
            <text:p>60,29</text:p>
          </table:table-cell>
        </table:table-row>
        <table:table-row table:style-name="ro1">
          <table:table-cell office:value-type="string" calcext:value-type="string">
            <text:p>logname</text:p>
          </table:table-cell>
          <table:table-cell office:value-type="float" office:value="25.21" calcext:value-type="float">
            <text:p>25,21</text:p>
          </table:table-cell>
          <table:table-cell office:value-type="float" office:value="74.42" calcext:value-type="float">
            <text:p>74,42</text:p>
          </table:table-cell>
          <table:table-cell office:value-type="float" office:value="16.66" calcext:value-type="float">
            <text:p>16,66</text:p>
          </table:table-cell>
          <table:table-cell office:value-type="float" office:value="74.03" calcext:value-type="float">
            <text:p>74,03</text:p>
          </table:table-cell>
          <table:table-cell office:value-type="float" office:value="195.24" calcext:value-type="float">
            <text:p>195,24</text:p>
          </table:table-cell>
          <table:table-cell office:value-type="float" office:value="344.48" calcext:value-type="float">
            <text:p>344,48</text:p>
          </table:table-cell>
          <table:table-cell office:value-type="string" calcext:value-type="string">
            <text:p>logname</text:p>
          </table:table-cell>
          <table:table-cell office:value-type="float" office:value="2673.78" calcext:value-type="float">
            <text:p>2673,78</text:p>
          </table:table-cell>
          <table:table-cell office:value-type="float" office:value="3229.33" calcext:value-type="float">
            <text:p>3229,33</text:p>
          </table:table-cell>
          <table:table-cell office:value-type="float" office:value="2396.89" calcext:value-type="float">
            <text:p>2396,89</text:p>
          </table:table-cell>
          <table:table-cell office:value-type="float" office:value="2870.22" calcext:value-type="float">
            <text:p>2870,22</text:p>
          </table:table-cell>
          <table:table-cell office:value-type="float" office:value="20.78" calcext:value-type="float">
            <text:p>20,78</text:p>
          </table:table-cell>
          <table:table-cell office:value-type="float" office:value="19.75" calcext:value-type="float">
            <text:p>19,75</text:p>
          </table:table-cell>
        </table:table-row>
        <table:table-row table:style-name="ro1">
          <table:table-cell office:value-type="string" calcext:value-type="string">
            <text:p>ls</text:p>
          </table:table-cell>
          <table:table-cell office:value-type="float" office:value="128.52" calcext:value-type="float">
            <text:p>128,52</text:p>
          </table:table-cell>
          <table:table-cell office:value-type="float" office:value="599.66" calcext:value-type="float">
            <text:p>599,66</text:p>
          </table:table-cell>
          <table:table-cell office:value-type="float" office:value="107.23" calcext:value-type="float">
            <text:p>107,23</text:p>
          </table:table-cell>
          <table:table-cell office:value-type="float" office:value="656.13" calcext:value-type="float">
            <text:p>656,13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office:value-type="string" calcext:value-type="string">
            <text:p>ls</text:p>
          </table:table-cell>
          <table:table-cell office:value-type="float" office:value="2300.44" calcext:value-type="float">
            <text:p>2300,44</text:p>
          </table:table-cell>
          <table:table-cell office:value-type="float" office:value="8885.78" calcext:value-type="float">
            <text:p>8885,78</text:p>
          </table:table-cell>
          <table:table-cell office:value-type="float" office:value="1924.44" calcext:value-type="float">
            <text:p>1924,44</text:p>
          </table:table-cell>
          <table:table-cell office:value-type="float" office:value="6025.78" calcext:value-type="float">
            <text:p>6025,78</text:p>
          </table:table-cell>
          <table:table-cell office:value-type="float" office:value="286.26" calcext:value-type="float">
            <text:p>286,26</text:p>
          </table:table-cell>
          <table:table-cell office:value-type="float" office:value="213.12" calcext:value-type="float">
            <text:p>213,12</text:p>
          </table:table-cell>
        </table:table-row>
        <table:table-row table:style-name="ro1">
          <table:table-cell office:value-type="string" calcext:value-type="string">
            <text:p>md5sum</text:p>
          </table:table-cell>
          <table:table-cell office:value-type="float" office:value="37.57" calcext:value-type="float">
            <text:p>37,57</text:p>
          </table:table-cell>
          <table:table-cell office:value-type="float" office:value="131.84" calcext:value-type="float">
            <text:p>131,84</text:p>
          </table:table-cell>
          <table:table-cell office:value-type="float" office:value="28.98" calcext:value-type="float">
            <text:p>28,98</text:p>
          </table:table-cell>
          <table:table-cell office:value-type="float" office:value="147.8" calcext:value-type="float">
            <text:p>147,80</text:p>
          </table:table-cell>
          <table:table-cell office:value-type="float" office:value="250.94" calcext:value-type="float">
            <text:p>250,94</text:p>
          </table:table-cell>
          <table:table-cell office:value-type="float" office:value="409.94" calcext:value-type="float">
            <text:p>409,94</text:p>
          </table:table-cell>
          <table:table-cell office:value-type="string" calcext:value-type="string">
            <text:p>md5sum</text:p>
          </table:table-cell>
          <table:table-cell office:value-type="float" office:value="2191.56" calcext:value-type="float">
            <text:p>2191,56</text:p>
          </table:table-cell>
          <table:table-cell office:value-type="float" office:value="4442.67" calcext:value-type="float">
            <text:p>4442,67</text:p>
          </table:table-cell>
          <table:table-cell office:value-type="float" office:value="1839.56" calcext:value-type="float">
            <text:p>1839,56</text:p>
          </table:table-cell>
          <table:table-cell office:value-type="float" office:value="3296.44" calcext:value-type="float">
            <text:p>3296,44</text:p>
          </table:table-cell>
          <table:table-cell office:value-type="float" office:value="102.72" calcext:value-type="float">
            <text:p>102,72</text:p>
          </table:table-cell>
          <table:table-cell office:value-type="float" office:value="79.2" calcext:value-type="float">
            <text:p>79,20</text:p>
          </table:table-cell>
        </table:table-row>
        <table:table-row table:style-name="ro1">
          <table:table-cell office:value-type="string" calcext:value-type="string">
            <text:p>mkdir</text:p>
          </table:table-cell>
          <table:table-cell office:value-type="float" office:value="33.53" calcext:value-type="float">
            <text:p>33,53</text:p>
          </table:table-cell>
          <table:table-cell office:value-type="float" office:value="435.04" calcext:value-type="float">
            <text:p>435,04</text:p>
          </table:table-cell>
          <table:table-cell office:value-type="float" office:value="24.91" calcext:value-type="float">
            <text:p>24,91</text:p>
          </table:table-cell>
          <table:table-cell office:value-type="float" office:value="430.46" calcext:value-type="float">
            <text:p>430,46</text:p>
          </table:table-cell>
          <table:table-cell office:value-type="float" office:value="1197.54" calcext:value-type="float">
            <text:p>1197,54</text:p>
          </table:table-cell>
          <table:table-cell office:value-type="float" office:value="1627.94" calcext:value-type="float">
            <text:p>1627,94</text:p>
          </table:table-cell>
          <table:table-cell office:value-type="string" calcext:value-type="string">
            <text:p>mkdir</text:p>
          </table:table-cell>
          <table:table-cell office:value-type="float" office:value="2339.56" calcext:value-type="float">
            <text:p>2339,56</text:p>
          </table:table-cell>
          <table:table-cell office:value-type="float" office:value="3405.78" calcext:value-type="float">
            <text:p>3405,78</text:p>
          </table:table-cell>
          <table:table-cell office:value-type="float" office:value="1985.78" calcext:value-type="float">
            <text:p>1985,78</text:p>
          </table:table-cell>
          <table:table-cell office:value-type="float" office:value="2992" calcext:value-type="float">
            <text:p>2992,00</text:p>
          </table:table-cell>
          <table:table-cell office:value-type="float" office:value="45.57" calcext:value-type="float">
            <text:p>45,57</text:p>
          </table:table-cell>
          <table:table-cell office:value-type="float" office:value="50.67" calcext:value-type="float">
            <text:p>50,67</text:p>
          </table:table-cell>
        </table:table-row>
        <table:table-row table:style-name="ro1">
          <table:table-cell office:value-type="string" calcext:value-type="string">
            <text:p>mkfifo</text:p>
          </table:table-cell>
          <table:table-cell office:value-type="float" office:value="25.22" calcext:value-type="float">
            <text:p>25,22</text:p>
          </table:table-cell>
          <table:table-cell office:value-type="float" office:value="90.82" calcext:value-type="float">
            <text:p>90,82</text:p>
          </table:table-cell>
          <table:table-cell office:value-type="float" office:value="20.76" calcext:value-type="float">
            <text:p>20,76</text:p>
          </table:table-cell>
          <table:table-cell office:value-type="float" office:value="94.52" calcext:value-type="float">
            <text:p>94,52</text:p>
          </table:table-cell>
          <table:table-cell office:value-type="float" office:value="260.07" calcext:value-type="float">
            <text:p>260,07</text:p>
          </table:table-cell>
          <table:table-cell office:value-type="float" office:value="355.3" calcext:value-type="float">
            <text:p>355,30</text:p>
          </table:table-cell>
          <table:table-cell office:value-type="string" calcext:value-type="string">
            <text:p>mkfifo</text:p>
          </table:table-cell>
          <table:table-cell office:value-type="float" office:value="2292.89" calcext:value-type="float">
            <text:p>2292,89</text:p>
          </table:table-cell>
          <table:table-cell office:value-type="float" office:value="3282.22" calcext:value-type="float">
            <text:p>3282,22</text:p>
          </table:table-cell>
          <table:table-cell office:value-type="float" office:value="2002.22" calcext:value-type="float">
            <text:p>2002,22</text:p>
          </table:table-cell>
          <table:table-cell office:value-type="float" office:value="2802.22" calcext:value-type="float">
            <text:p>2802,22</text:p>
          </table:table-cell>
          <table:table-cell office:value-type="float" office:value="43.15" calcext:value-type="float">
            <text:p>43,15</text:p>
          </table:table-cell>
          <table:table-cell office:value-type="float" office:value="39.96" calcext:value-type="float">
            <text:p>39,96</text:p>
          </table:table-cell>
        </table:table-row>
        <table:table-row table:style-name="ro1">
          <table:table-cell office:value-type="string" calcext:value-type="string">
            <text:p>mknod</text:p>
          </table:table-cell>
          <table:table-cell office:value-type="float" office:value="29.35" calcext:value-type="float">
            <text:p>29,35</text:p>
          </table:table-cell>
          <table:table-cell office:value-type="float" office:value="103.14" calcext:value-type="float">
            <text:p>103,14</text:p>
          </table:table-cell>
          <table:table-cell office:value-type="float" office:value="28.97" calcext:value-type="float">
            <text:p>28,97</text:p>
          </table:table-cell>
          <table:table-cell office:value-type="float" office:value="115.02" calcext:value-type="float">
            <text:p>115,02</text:p>
          </table:table-cell>
          <table:table-cell office:value-type="float" office:value="251.4" calcext:value-type="float">
            <text:p>251,40</text:p>
          </table:table-cell>
          <table:table-cell office:value-type="float" office:value="297.05" calcext:value-type="float">
            <text:p>297,05</text:p>
          </table:table-cell>
          <table:table-cell office:value-type="string" calcext:value-type="string">
            <text:p>mknod</text:p>
          </table:table-cell>
          <table:table-cell office:value-type="float" office:value="2339.11" calcext:value-type="float">
            <text:p>2339,11</text:p>
          </table:table-cell>
          <table:table-cell office:value-type="float" office:value="3524" calcext:value-type="float">
            <text:p>3524,00</text:p>
          </table:table-cell>
          <table:table-cell office:value-type="float" office:value="1996.44" calcext:value-type="float">
            <text:p>1996,44</text:p>
          </table:table-cell>
          <table:table-cell office:value-type="float" office:value="2920" calcext:value-type="float">
            <text:p>2920,00</text:p>
          </table:table-cell>
          <table:table-cell office:value-type="float" office:value="50.66" calcext:value-type="float">
            <text:p>50,66</text:p>
          </table:table-cell>
          <table:table-cell office:value-type="float" office:value="46.26" calcext:value-type="float">
            <text:p>46,26</text:p>
          </table:table-cell>
        </table:table-row>
        <table:table-row table:style-name="ro1">
          <table:table-cell office:value-type="string" calcext:value-type="string">
            <text:p>mktemp</text:p>
          </table:table-cell>
          <table:table-cell office:value-type="float" office:value="33.53" calcext:value-type="float">
            <text:p>33,53</text:p>
          </table:table-cell>
          <table:table-cell office:value-type="float" office:value="119.62" calcext:value-type="float">
            <text:p>119,62</text:p>
          </table:table-cell>
          <table:table-cell office:value-type="float" office:value="29.01" calcext:value-type="float">
            <text:p>29,01</text:p>
          </table:table-cell>
          <table:table-cell office:value-type="float" office:value="127.34" calcext:value-type="float">
            <text:p>127,34</text:p>
          </table:table-cell>
          <table:table-cell office:value-type="float" office:value="256.76" calcext:value-type="float">
            <text:p>256,76</text:p>
          </table:table-cell>
          <table:table-cell office:value-type="float" office:value="339" calcext:value-type="float">
            <text:p>339,00</text:p>
          </table:table-cell>
          <table:table-cell office:value-type="string" calcext:value-type="string">
            <text:p>mktemp</text:p>
          </table:table-cell>
          <table:table-cell office:value-type="float" office:value="2217.78" calcext:value-type="float">
            <text:p>2217,78</text:p>
          </table:table-cell>
          <table:table-cell office:value-type="float" office:value="3564.89" calcext:value-type="float">
            <text:p>3564,89</text:p>
          </table:table-cell>
          <table:table-cell office:value-type="float" office:value="1981.33" calcext:value-type="float">
            <text:p>1981,33</text:p>
          </table:table-cell>
          <table:table-cell office:value-type="float" office:value="2934.67" calcext:value-type="float">
            <text:p>2934,67</text:p>
          </table:table-cell>
          <table:table-cell office:value-type="float" office:value="60.74" calcext:value-type="float">
            <text:p>60,74</text:p>
          </table:table-cell>
          <table:table-cell office:value-type="float" office:value="48.12" calcext:value-type="float">
            <text:p>48,12</text:p>
          </table:table-cell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99.48" calcext:value-type="float">
            <text:p>99,48</text:p>
          </table:table-cell>
          <table:table-cell office:value-type="float" office:value="488.66" calcext:value-type="float">
            <text:p>488,66</text:p>
          </table:table-cell>
          <table:table-cell office:value-type="float" office:value="82.47" calcext:value-type="float">
            <text:p>82,47</text:p>
          </table:table-cell>
          <table:table-cell office:value-type="float" office:value="537.16" calcext:value-type="float">
            <text:p>537,16</text:p>
          </table:table-cell>
          <table:table-cell office:value-type="float" office:value="391.22" calcext:value-type="float">
            <text:p>391,22</text:p>
          </table:table-cell>
          <table:table-cell office:value-type="float" office:value="551.35" calcext:value-type="float">
            <text:p>551,35</text:p>
          </table:table-cell>
          <table:table-cell office:value-type="string" calcext:value-type="string">
            <text:p>mv</text:p>
          </table:table-cell>
          <table:table-cell office:value-type="float" office:value="2388" calcext:value-type="float">
            <text:p>2388,00</text:p>
          </table:table-cell>
          <table:table-cell office:value-type="float" office:value="3913.33" calcext:value-type="float">
            <text:p>3913,33</text:p>
          </table:table-cell>
          <table:table-cell office:value-type="float" office:value="2028.89" calcext:value-type="float">
            <text:p>2028,89</text:p>
          </table:table-cell>
          <table:table-cell office:value-type="float" office:value="3428" calcext:value-type="float">
            <text:p>3428,00</text:p>
          </table:table-cell>
          <table:table-cell office:value-type="float" office:value="63.87" calcext:value-type="float">
            <text:p>63,87</text:p>
          </table:table-cell>
          <table:table-cell office:value-type="float" office:value="68.96" calcext:value-type="float">
            <text:p>68,96</text:p>
          </table:table-cell>
        </table:table-row>
        <table:table-row table:style-name="ro1">
          <table:table-cell office:value-type="string" calcext:value-type="string">
            <text:p>nice</text:p>
          </table:table-cell>
          <table:table-cell office:value-type="float" office:value="29.34" calcext:value-type="float">
            <text:p>29,34</text:p>
          </table:table-cell>
          <table:table-cell office:value-type="float" office:value="103.13" calcext:value-type="float">
            <text:p>103,13</text:p>
          </table:table-cell>
          <table:table-cell office:value-type="float" office:value="20.77" calcext:value-type="float">
            <text:p>20,77</text:p>
          </table:table-cell>
          <table:table-cell office:value-type="float" office:value="106.82" calcext:value-type="float">
            <text:p>106,82</text:p>
          </table:table-cell>
          <table:table-cell office:value-type="float" office:value="251.54" calcext:value-type="float">
            <text:p>251,54</text:p>
          </table:table-cell>
          <table:table-cell office:value-type="float" office:value="414.33" calcext:value-type="float">
            <text:p>414,33</text:p>
          </table:table-cell>
          <table:table-cell office:value-type="string" calcext:value-type="string">
            <text:p>nice</text:p>
          </table:table-cell>
          <table:table-cell office:value-type="float" office:value="2263.56" calcext:value-type="float">
            <text:p>2263,56</text:p>
          </table:table-cell>
          <table:table-cell office:value-type="float" office:value="2962.22" calcext:value-type="float">
            <text:p>2962,22</text:p>
          </table:table-cell>
          <table:table-cell office:value-type="float" office:value="1940" calcext:value-type="float">
            <text:p>1940,00</text:p>
          </table:table-cell>
          <table:table-cell office:value-type="float" office:value="2539.56" calcext:value-type="float">
            <text:p>2539,56</text:p>
          </table:table-cell>
          <table:table-cell office:value-type="float" office:value="30.87" calcext:value-type="float">
            <text:p>30,87</text:p>
          </table:table-cell>
          <table:table-cell office:value-type="float" office:value="30.9" calcext:value-type="float">
            <text:p>30,90</text:p>
          </table:table-cell>
        </table:table-row>
        <table:table-row table:style-name="ro1">
          <table:table-cell office:value-type="string" calcext:value-type="string">
            <text:p>nl</text:p>
          </table:table-cell>
          <table:table-cell office:value-type="float" office:value="33.55" calcext:value-type="float">
            <text:p>33,55</text:p>
          </table:table-cell>
          <table:table-cell office:value-type="float" office:value="131.92" calcext:value-type="float">
            <text:p>131,92</text:p>
          </table:table-cell>
          <table:table-cell office:value-type="float" office:value="29.03" calcext:value-type="float">
            <text:p>29,03</text:p>
          </table:table-cell>
          <table:table-cell office:value-type="float" office:value="147.85" calcext:value-type="float">
            <text:p>147,85</text:p>
          </table:table-cell>
          <table:table-cell office:value-type="float" office:value="293.18" calcext:value-type="float">
            <text:p>293,18</text:p>
          </table:table-cell>
          <table:table-cell office:value-type="float" office:value="409.26" calcext:value-type="float">
            <text:p>409,26</text:p>
          </table:table-cell>
          <table:table-cell office:value-type="string" calcext:value-type="string">
            <text:p>nl</text:p>
          </table:table-cell>
          <table:table-cell office:value-type="float" office:value="2117.33" calcext:value-type="float">
            <text:p>2117,33</text:p>
          </table:table-cell>
          <table:table-cell office:value-type="float" office:value="3520" calcext:value-type="float">
            <text:p>3520,00</text:p>
          </table:table-cell>
          <table:table-cell office:value-type="float" office:value="1891.56" calcext:value-type="float">
            <text:p>1891,56</text:p>
          </table:table-cell>
          <table:table-cell office:value-type="float" office:value="2835.56" calcext:value-type="float">
            <text:p>2835,56</text:p>
          </table:table-cell>
          <table:table-cell office:value-type="float" office:value="66.25" calcext:value-type="float">
            <text:p>66,25</text:p>
          </table:table-cell>
          <table:table-cell office:value-type="float" office:value="49.91" calcext:value-type="float">
            <text:p>49,91</text:p>
          </table:table-cell>
        </table:table-row>
        <table:table-row table:style-name="ro1">
          <table:table-cell office:value-type="string" calcext:value-type="string">
            <text:p>nohup</text:p>
          </table:table-cell>
          <table:table-cell office:value-type="float" office:value="25.25" calcext:value-type="float">
            <text:p>25,25</text:p>
          </table:table-cell>
          <table:table-cell office:value-type="float" office:value="86.75" calcext:value-type="float">
            <text:p>86,75</text:p>
          </table:table-cell>
          <table:table-cell office:value-type="float" office:value="20.77" calcext:value-type="float">
            <text:p>20,77</text:p>
          </table:table-cell>
          <table:table-cell office:value-type="float" office:value="90.43" calcext:value-type="float">
            <text:p>90,43</text:p>
          </table:table-cell>
          <table:table-cell office:value-type="float" office:value="243.6" calcext:value-type="float">
            <text:p>243,60</text:p>
          </table:table-cell>
          <table:table-cell office:value-type="float" office:value="335.44" calcext:value-type="float">
            <text:p>335,44</text:p>
          </table:table-cell>
          <table:table-cell office:value-type="string" calcext:value-type="string">
            <text:p>nohup</text:p>
          </table:table-cell>
          <table:table-cell office:value-type="float" office:value="2340.44" calcext:value-type="float">
            <text:p>2340,44</text:p>
          </table:table-cell>
          <table:table-cell office:value-type="float" office:value="3400.89" calcext:value-type="float">
            <text:p>3400,89</text:p>
          </table:table-cell>
          <table:table-cell office:value-type="float" office:value="1944.89" calcext:value-type="float">
            <text:p>1944,89</text:p>
          </table:table-cell>
          <table:table-cell office:value-type="float" office:value="2802.67" calcext:value-type="float">
            <text:p>2802,67</text:p>
          </table:table-cell>
          <table:table-cell office:value-type="float" office:value="45.31" calcext:value-type="float">
            <text:p>45,31</text:p>
          </table:table-cell>
          <table:table-cell office:value-type="float" office:value="44.1" calcext:value-type="float">
            <text:p>44,10</text:p>
          </table:table-cell>
        </table:table-row>
        <table:table-row table:style-name="ro1">
          <table:table-cell office:value-type="string" calcext:value-type="string">
            <text:p>nproc</text:p>
          </table:table-cell>
          <table:table-cell office:value-type="float" office:value="29.34" calcext:value-type="float">
            <text:p>29,34</text:p>
          </table:table-cell>
          <table:table-cell office:value-type="float" office:value="90.85" calcext:value-type="float">
            <text:p>90,85</text:p>
          </table:table-cell>
          <table:table-cell office:value-type="float" office:value="24.86" calcext:value-type="float">
            <text:p>24,86</text:p>
          </table:table-cell>
          <table:table-cell office:value-type="float" office:value="98.62" calcext:value-type="float">
            <text:p>98,62</text:p>
          </table:table-cell>
          <table:table-cell office:value-type="float" office:value="209.6" calcext:value-type="float">
            <text:p>209,60</text:p>
          </table:table-cell>
          <table:table-cell office:value-type="float" office:value="296.65" calcext:value-type="float">
            <text:p>296,65</text:p>
          </table:table-cell>
          <table:table-cell office:value-type="string" calcext:value-type="string">
            <text:p>nproc</text:p>
          </table:table-cell>
          <table:table-cell office:value-type="float" office:value="2271.56" calcext:value-type="float">
            <text:p>2271,56</text:p>
          </table:table-cell>
          <table:table-cell office:value-type="float" office:value="3084" calcext:value-type="float">
            <text:p>3084,00</text:p>
          </table:table-cell>
          <table:table-cell office:value-type="float" office:value="1970.22" calcext:value-type="float">
            <text:p>1970,22</text:p>
          </table:table-cell>
          <table:table-cell office:value-type="float" office:value="2620" calcext:value-type="float">
            <text:p>2620,00</text:p>
          </table:table-cell>
          <table:table-cell office:value-type="float" office:value="35.77" calcext:value-type="float">
            <text:p>35,77</text:p>
          </table:table-cell>
          <table:table-cell office:value-type="float" office:value="32.98" calcext:value-type="float">
            <text:p>32,98</text:p>
          </table:table-cell>
        </table:table-row>
        <table:table-row table:style-name="ro1">
          <table:table-cell office:value-type="string" calcext:value-type="string">
            <text:p>numfmt</text:p>
          </table:table-cell>
          <table:table-cell office:value-type="float" office:value="54.05" calcext:value-type="float">
            <text:p>54,05</text:p>
          </table:table-cell>
          <table:table-cell office:value-type="float" office:value="222.05" calcext:value-type="float">
            <text:p>222,05</text:p>
          </table:table-cell>
          <table:table-cell office:value-type="float" office:value="45.42" calcext:value-type="float">
            <text:p>45,42</text:p>
          </table:table-cell>
          <table:table-cell office:value-type="float" office:value="242.06" calcext:value-type="float">
            <text:p>242,06</text:p>
          </table:table-cell>
          <table:table-cell office:value-type="float" office:value="310.83" calcext:value-type="float">
            <text:p>310,83</text:p>
          </table:table-cell>
          <table:table-cell office:value-type="float" office:value="432.9" calcext:value-type="float">
            <text:p>432,90</text:p>
          </table:table-cell>
          <table:table-cell office:value-type="string" calcext:value-type="string">
            <text:p>numfmt</text:p>
          </table:table-cell>
          <table:table-cell office:value-type="float" office:value="2221.78" calcext:value-type="float">
            <text:p>2221,78</text:p>
          </table:table-cell>
          <table:table-cell office:value-type="float" office:value="3706.67" calcext:value-type="float">
            <text:p>3706,67</text:p>
          </table:table-cell>
          <table:table-cell office:value-type="float" office:value="1838.67" calcext:value-type="float">
            <text:p>1838,67</text:p>
          </table:table-cell>
          <table:table-cell office:value-type="float" office:value="2805.78" calcext:value-type="float">
            <text:p>2805,78</text:p>
          </table:table-cell>
          <table:table-cell office:value-type="float" office:value="66.83" calcext:value-type="float">
            <text:p>66,83</text:p>
          </table:table-cell>
          <table:table-cell office:value-type="float" office:value="52.6" calcext:value-type="float">
            <text:p>52,60</text:p>
          </table:table-cell>
        </table:table-row>
        <table:table-row table:style-name="ro1">
          <table:table-cell office:value-type="string" calcext:value-type="string">
            <text:p>od</text:p>
          </table:table-cell>
          <table:table-cell office:value-type="float" office:value="54.01" calcext:value-type="float">
            <text:p>54,01</text:p>
          </table:table-cell>
          <table:table-cell office:value-type="float" office:value="516.96" calcext:value-type="float">
            <text:p>516,96</text:p>
          </table:table-cell>
          <table:table-cell office:value-type="float" office:value="45.39" calcext:value-type="float">
            <text:p>45,39</text:p>
          </table:table-cell>
          <table:table-cell office:value-type="float" office:value="532.87" calcext:value-type="float">
            <text:p>532,87</text:p>
          </table:table-cell>
          <table:table-cell office:value-type="float" office:value="857.19" calcext:value-type="float">
            <text:p>857,19</text:p>
          </table:table-cell>
          <table:table-cell office:value-type="float" office:value="1073.93" calcext:value-type="float">
            <text:p>1073,93</text:p>
          </table:table-cell>
          <table:table-cell office:value-type="string" calcext:value-type="string">
            <text:p>od</text:p>
          </table:table-cell>
          <table:table-cell office:value-type="float" office:value="2364.44" calcext:value-type="float">
            <text:p>2364,44</text:p>
          </table:table-cell>
          <table:table-cell office:value-type="float" office:value="5226.67" calcext:value-type="float">
            <text:p>5226,67</text:p>
          </table:table-cell>
          <table:table-cell office:value-type="float" office:value="2014.22" calcext:value-type="float">
            <text:p>2014,22</text:p>
          </table:table-cell>
          <table:table-cell office:value-type="float" office:value="3980.89" calcext:value-type="float">
            <text:p>3980,89</text:p>
          </table:table-cell>
          <table:table-cell office:value-type="float" office:value="121.05" calcext:value-type="float">
            <text:p>121,05</text:p>
          </table:table-cell>
          <table:table-cell office:value-type="float" office:value="97.64" calcext:value-type="float">
            <text:p>97,64</text:p>
          </table:table-cell>
        </table:table-row>
        <table:table-row table:style-name="ro1">
          <table:table-cell office:value-type="string" calcext:value-type="string">
            <text:p>paste</text:p>
          </table:table-cell>
          <table:table-cell office:value-type="float" office:value="29.33" calcext:value-type="float">
            <text:p>29,33</text:p>
          </table:table-cell>
          <table:table-cell office:value-type="float" office:value="103.12" calcext:value-type="float">
            <text:p>103,12</text:p>
          </table:table-cell>
          <table:table-cell office:value-type="float" office:value="20.76" calcext:value-type="float">
            <text:p>20,76</text:p>
          </table:table-cell>
          <table:table-cell office:value-type="float" office:value="110.9" calcext:value-type="float">
            <text:p>110,90</text:p>
          </table:table-cell>
          <table:table-cell office:value-type="float" office:value="251.61" calcext:value-type="float">
            <text:p>251,61</text:p>
          </table:table-cell>
          <table:table-cell office:value-type="float" office:value="434.22" calcext:value-type="float">
            <text:p>434,22</text:p>
          </table:table-cell>
          <table:table-cell office:value-type="string" calcext:value-type="string">
            <text:p>paste</text:p>
          </table:table-cell>
          <table:table-cell office:value-type="float" office:value="2157.33" calcext:value-type="float">
            <text:p>2157,33</text:p>
          </table:table-cell>
          <table:table-cell office:value-type="float" office:value="3476.44" calcext:value-type="float">
            <text:p>3476,44</text:p>
          </table:table-cell>
          <table:table-cell office:value-type="float" office:value="1828.44" calcext:value-type="float">
            <text:p>1828,44</text:p>
          </table:table-cell>
          <table:table-cell office:value-type="float" office:value="2765.78" calcext:value-type="float">
            <text:p>2765,78</text:p>
          </table:table-cell>
          <table:table-cell office:value-type="float" office:value="61.15" calcext:value-type="float">
            <text:p>61,15</text:p>
          </table:table-cell>
          <table:table-cell office:value-type="float" office:value="51.26" calcext:value-type="float">
            <text:p>51,26</text:p>
          </table:table-cell>
        </table:table-row>
        <table:table-row table:style-name="ro1">
          <table:table-cell office:value-type="string" calcext:value-type="string">
            <text:p>pathchk</text:p>
          </table:table-cell>
          <table:table-cell office:value-type="float" office:value="25.22" calcext:value-type="float">
            <text:p>25,22</text:p>
          </table:table-cell>
          <table:table-cell office:value-type="float" office:value="82.63" calcext:value-type="float">
            <text:p>82,63</text:p>
          </table:table-cell>
          <table:table-cell office:value-type="float" office:value="20.76" calcext:value-type="float">
            <text:p>20,76</text:p>
          </table:table-cell>
          <table:table-cell office:value-type="float" office:value="90.42" calcext:value-type="float">
            <text:p>90,42</text:p>
          </table:table-cell>
          <table:table-cell office:value-type="float" office:value="227.59" calcext:value-type="float">
            <text:p>227,59</text:p>
          </table:table-cell>
          <table:table-cell office:value-type="float" office:value="335.57" calcext:value-type="float">
            <text:p>335,57</text:p>
          </table:table-cell>
          <table:table-cell office:value-type="string" calcext:value-type="string">
            <text:p>pathchk</text:p>
          </table:table-cell>
          <table:table-cell office:value-type="float" office:value="2323.11" calcext:value-type="float">
            <text:p>2323,11</text:p>
          </table:table-cell>
          <table:table-cell office:value-type="float" office:value="3505.78" calcext:value-type="float">
            <text:p>3505,78</text:p>
          </table:table-cell>
          <table:table-cell office:value-type="float" office:value="2022.67" calcext:value-type="float">
            <text:p>2022,67</text:p>
          </table:table-cell>
          <table:table-cell office:value-type="float" office:value="2884.89" calcext:value-type="float">
            <text:p>2884,89</text:p>
          </table:table-cell>
          <table:table-cell office:value-type="float" office:value="50.91" calcext:value-type="float">
            <text:p>50,91</text:p>
          </table:table-cell>
          <table:table-cell office:value-type="float" office:value="42.63" calcext:value-type="float">
            <text:p>42,63</text:p>
          </table:table-cell>
        </table:table-row>
        <table:table-row table:style-name="ro1">
          <table:table-cell office:value-type="string" calcext:value-type="string">
            <text:p>pinky</text:p>
          </table:table-cell>
          <table:table-cell office:value-type="float" office:value="29.47" calcext:value-type="float">
            <text:p>29,47</text:p>
          </table:table-cell>
          <table:table-cell office:value-type="float" office:value="111.46" calcext:value-type="float">
            <text:p>111,46</text:p>
          </table:table-cell>
          <table:table-cell office:value-type="float" office:value="24.93" calcext:value-type="float">
            <text:p>24,93</text:p>
          </table:table-cell>
          <table:table-cell office:value-type="float" office:value="119.17" calcext:value-type="float">
            <text:p>119,17</text:p>
          </table:table-cell>
          <table:table-cell office:value-type="float" office:value="278.18" calcext:value-type="float">
            <text:p>278,18</text:p>
          </table:table-cell>
          <table:table-cell office:value-type="float" office:value="378.05" calcext:value-type="float">
            <text:p>378,05</text:p>
          </table:table-cell>
          <table:table-cell office:value-type="string" calcext:value-type="string">
            <text:p>pinky</text:p>
          </table:table-cell>
          <table:table-cell office:value-type="float" office:value="2814.67" calcext:value-type="float">
            <text:p>2814,67</text:p>
          </table:table-cell>
          <table:table-cell office:value-type="float" office:value="4084.89" calcext:value-type="float">
            <text:p>4084,89</text:p>
          </table:table-cell>
          <table:table-cell office:value-type="float" office:value="2468.89" calcext:value-type="float">
            <text:p>2468,89</text:p>
          </table:table-cell>
          <table:table-cell office:value-type="float" office:value="3388" calcext:value-type="float">
            <text:p>3388,00</text:p>
          </table:table-cell>
          <table:table-cell office:value-type="float" office:value="45.13" calcext:value-type="float">
            <text:p>45,13</text:p>
          </table:table-cell>
          <table:table-cell office:value-type="float" office:value="37.23" calcext:value-type="float">
            <text:p>37,23</text:p>
          </table:table-cell>
        </table:table-row>
        <table:table-row table:style-name="ro1">
          <table:table-cell office:value-type="string" calcext:value-type="string">
            <text:p>pr</text:p>
          </table:table-cell>
          <table:table-cell office:value-type="float" office:value="70.52" calcext:value-type="float">
            <text:p>70,52</text:p>
          </table:table-cell>
          <table:table-cell office:value-type="float" office:value="353.21" calcext:value-type="float">
            <text:p>353,21</text:p>
          </table:table-cell>
          <table:table-cell office:value-type="float" office:value="61.86" calcext:value-type="float">
            <text:p>61,86</text:p>
          </table:table-cell>
          <table:table-cell office:value-type="float" office:value="369.1" calcext:value-type="float">
            <text:p>369,10</text:p>
          </table:table-cell>
          <table:table-cell office:value-type="float" office:value="400.86" calcext:value-type="float">
            <text:p>400,86</text:p>
          </table:table-cell>
          <table:table-cell office:value-type="float" office:value="496.62" calcext:value-type="float">
            <text:p>496,62</text:p>
          </table:table-cell>
          <table:table-cell office:value-type="string" calcext:value-type="string">
            <text:p>pr</text:p>
          </table:table-cell>
          <table:table-cell office:value-type="float" office:value="2303.11" calcext:value-type="float">
            <text:p>2303,11</text:p>
          </table:table-cell>
          <table:table-cell office:value-type="float" office:value="7969.78" calcext:value-type="float">
            <text:p>7969,78</text:p>
          </table:table-cell>
          <table:table-cell office:value-type="float" office:value="2079.11" calcext:value-type="float">
            <text:p>2079,11</text:p>
          </table:table-cell>
          <table:table-cell office:value-type="float" office:value="4825.78" calcext:value-type="float">
            <text:p>4825,78</text:p>
          </table:table-cell>
          <table:table-cell office:value-type="float" office:value="246.04" calcext:value-type="float">
            <text:p>246,04</text:p>
          </table:table-cell>
          <table:table-cell office:value-type="float" office:value="132.11" calcext:value-type="float">
            <text:p>132,11</text:p>
          </table:table-cell>
        </table:table-row>
        <table:table-row table:style-name="ro1">
          <table:table-cell office:value-type="string" calcext:value-type="string">
            <text:p>printenv</text:p>
          </table:table-cell>
          <table:table-cell office:value-type="float" office:value="25.2" calcext:value-type="float">
            <text:p>25,20</text:p>
          </table:table-cell>
          <table:table-cell office:value-type="float" office:value="78.51" calcext:value-type="float">
            <text:p>78,51</text:p>
          </table:table-cell>
          <table:table-cell office:value-type="float" office:value="16.65" calcext:value-type="float">
            <text:p>16,65</text:p>
          </table:table-cell>
          <table:table-cell office:value-type="float" office:value="78.12" calcext:value-type="float">
            <text:p>78,12</text:p>
          </table:table-cell>
          <table:table-cell office:value-type="float" office:value="211.56" calcext:value-type="float">
            <text:p>211,56</text:p>
          </table:table-cell>
          <table:table-cell office:value-type="float" office:value="369.25" calcext:value-type="float">
            <text:p>369,25</text:p>
          </table:table-cell>
          <table:table-cell office:value-type="string" calcext:value-type="string">
            <text:p>printenv</text:p>
          </table:table-cell>
          <table:table-cell office:value-type="float" office:value="2369.33" calcext:value-type="float">
            <text:p>2369,33</text:p>
          </table:table-cell>
          <table:table-cell office:value-type="float" office:value="2922.22" calcext:value-type="float">
            <text:p>2922,22</text:p>
          </table:table-cell>
          <table:table-cell office:value-type="float" office:value="1964" calcext:value-type="float">
            <text:p>1964,00</text:p>
          </table:table-cell>
          <table:table-cell office:value-type="float" office:value="2528" calcext:value-type="float">
            <text:p>2528,00</text:p>
          </table:table-cell>
          <table:table-cell office:value-type="float" office:value="23.34" calcext:value-type="float">
            <text:p>23,34</text:p>
          </table:table-cell>
          <table:table-cell office:value-type="float" office:value="28.72" calcext:value-type="float">
            <text:p>28,72</text:p>
          </table:table-cell>
        </table:table-row>
        <table:table-row table:style-name="ro1">
          <table:table-cell office:value-type="string" calcext:value-type="string">
            <text:p>printf</text:p>
          </table:table-cell>
          <table:table-cell office:value-type="float" office:value="33.46" calcext:value-type="float">
            <text:p>33,46</text:p>
          </table:table-cell>
          <table:table-cell office:value-type="float" office:value="434.98" calcext:value-type="float">
            <text:p>434,98</text:p>
          </table:table-cell>
          <table:table-cell office:value-type="float" office:value="24.88" calcext:value-type="float">
            <text:p>24,88</text:p>
          </table:table-cell>
          <table:table-cell office:value-type="float" office:value="434.53" calcext:value-type="float">
            <text:p>434,53</text:p>
          </table:table-cell>
          <table:table-cell office:value-type="float" office:value="1199.83" calcext:value-type="float">
            <text:p>1199,83</text:p>
          </table:table-cell>
          <table:table-cell office:value-type="float" office:value="1646.5" calcext:value-type="float">
            <text:p>1646,50</text:p>
          </table:table-cell>
          <table:table-cell office:value-type="string" calcext:value-type="string">
            <text:p>printf</text:p>
          </table:table-cell>
          <table:table-cell office:value-type="float" office:value="2322.67" calcext:value-type="float">
            <text:p>2322,67</text:p>
          </table:table-cell>
          <table:table-cell office:value-type="float" office:value="4171.56" calcext:value-type="float">
            <text:p>4171,56</text:p>
          </table:table-cell>
          <table:table-cell office:value-type="float" office:value="1918.22" calcext:value-type="float">
            <text:p>1918,22</text:p>
          </table:table-cell>
          <table:table-cell office:value-type="float" office:value="3253.78" calcext:value-type="float">
            <text:p>3253,78</text:p>
          </table:table-cell>
          <table:table-cell office:value-type="float" office:value="79.6" calcext:value-type="float">
            <text:p>79,60</text:p>
          </table:table-cell>
          <table:table-cell office:value-type="float" office:value="69.62" calcext:value-type="float">
            <text:p>69,62</text:p>
          </table:table-cell>
        </table:table-row>
        <table:table-row table:style-name="ro1">
          <table:table-cell office:value-type="string" calcext:value-type="string">
            <text:p>ptx</text:p>
          </table:table-cell>
          <table:table-cell office:value-type="float" office:value="62.34" calcext:value-type="float">
            <text:p>62,34</text:p>
          </table:table-cell>
          <table:table-cell office:value-type="float" office:value="328.65" calcext:value-type="float">
            <text:p>328,65</text:p>
          </table:table-cell>
          <table:table-cell office:value-type="float" office:value="53.66" calcext:value-type="float">
            <text:p>53,66</text:p>
          </table:table-cell>
          <table:table-cell office:value-type="float" office:value="373.18" calcext:value-type="float">
            <text:p>373,18</text:p>
          </table:table-cell>
          <table:table-cell office:value-type="float" office:value="427.22" calcext:value-type="float">
            <text:p>427,22</text:p>
          </table:table-cell>
          <table:table-cell office:value-type="float" office:value="595.5" calcext:value-type="float">
            <text:p>595,50</text:p>
          </table:table-cell>
          <table:table-cell office:value-type="string" calcext:value-type="string">
            <text:p>ptx</text:p>
          </table:table-cell>
          <table:table-cell office:value-type="float" office:value="2293.78" calcext:value-type="float">
            <text:p>2293,78</text:p>
          </table:table-cell>
          <table:table-cell office:value-type="float" office:value="7114.67" calcext:value-type="float">
            <text:p>7114,67</text:p>
          </table:table-cell>
          <table:table-cell office:value-type="float" office:value="2014.67" calcext:value-type="float">
            <text:p>2014,67</text:p>
          </table:table-cell>
          <table:table-cell office:value-type="float" office:value="4684.89" calcext:value-type="float">
            <text:p>4684,89</text:p>
          </table:table-cell>
          <table:table-cell office:value-type="float" office:value="210.17" calcext:value-type="float">
            <text:p>210,17</text:p>
          </table:table-cell>
          <table:table-cell office:value-type="float" office:value="132.54" calcext:value-type="float">
            <text:p>132,54</text:p>
          </table:table-cell>
        </table:table-row>
        <table:table-row table:style-name="ro1">
          <table:table-cell office:value-type="string" calcext:value-type="string">
            <text:p>pwd</text:p>
          </table:table-cell>
          <table:table-cell office:value-type="float" office:value="25.29" calcext:value-type="float">
            <text:p>25,29</text:p>
          </table:table-cell>
          <table:table-cell office:value-type="float" office:value="99.11" calcext:value-type="float">
            <text:p>99,11</text:p>
          </table:table-cell>
          <table:table-cell office:value-type="float" office:value="20.79" calcext:value-type="float">
            <text:p>20,79</text:p>
          </table:table-cell>
          <table:table-cell office:value-type="float" office:value="106.86" calcext:value-type="float">
            <text:p>106,86</text:p>
          </table:table-cell>
          <table:table-cell office:value-type="float" office:value="291.93" calcext:value-type="float">
            <text:p>291,93</text:p>
          </table:table-cell>
          <table:table-cell office:value-type="float" office:value="413.93" calcext:value-type="float">
            <text:p>413,93</text:p>
          </table:table-cell>
          <table:table-cell office:value-type="string" calcext:value-type="string">
            <text:p>pwd</text:p>
          </table:table-cell>
          <table:table-cell office:value-type="float" office:value="2118.67" calcext:value-type="float">
            <text:p>2118,67</text:p>
          </table:table-cell>
          <table:table-cell office:value-type="float" office:value="3509.78" calcext:value-type="float">
            <text:p>3509,78</text:p>
          </table:table-cell>
          <table:table-cell office:value-type="float" office:value="1841.78" calcext:value-type="float">
            <text:p>1841,78</text:p>
          </table:table-cell>
          <table:table-cell office:value-type="float" office:value="2872.89" calcext:value-type="float">
            <text:p>2872,89</text:p>
          </table:table-cell>
          <table:table-cell office:value-type="float" office:value="65.66" calcext:value-type="float">
            <text:p>65,66</text:p>
          </table:table-cell>
          <table:table-cell office:value-type="float" office:value="55.98" calcext:value-type="float">
            <text:p>55,98</text:p>
          </table:table-cell>
        </table:table-row>
        <table:table-row table:style-name="ro1">
          <table:table-cell office:value-type="string" calcext:value-type="string">
            <text:p>readlink</text:p>
          </table:table-cell>
          <table:table-cell office:value-type="float" office:value="37.54" calcext:value-type="float">
            <text:p>37,54</text:p>
          </table:table-cell>
          <table:table-cell office:value-type="float" office:value="176.91" calcext:value-type="float">
            <text:p>176,91</text:p>
          </table:table-cell>
          <table:table-cell office:value-type="float" office:value="28.96" calcext:value-type="float">
            <text:p>28,96</text:p>
          </table:table-cell>
          <table:table-cell office:value-type="float" office:value="188.76" calcext:value-type="float">
            <text:p>188,76</text:p>
          </table:table-cell>
          <table:table-cell office:value-type="float" office:value="371.31" calcext:value-type="float">
            <text:p>371,31</text:p>
          </table:table-cell>
          <table:table-cell office:value-type="float" office:value="551.8" calcext:value-type="float">
            <text:p>551,80</text:p>
          </table:table-cell>
          <table:table-cell office:value-type="string" calcext:value-type="string">
            <text:p>readlink</text:p>
          </table:table-cell>
          <table:table-cell office:value-type="float" office:value="2328.44" calcext:value-type="float">
            <text:p>2328,44</text:p>
          </table:table-cell>
          <table:table-cell office:value-type="float" office:value="3464" calcext:value-type="float">
            <text:p>3464,00</text:p>
          </table:table-cell>
          <table:table-cell office:value-type="float" office:value="2006.67" calcext:value-type="float">
            <text:p>2006,67</text:p>
          </table:table-cell>
          <table:table-cell office:value-type="float" office:value="2879.56" calcext:value-type="float">
            <text:p>2879,56</text:p>
          </table:table-cell>
          <table:table-cell office:value-type="float" office:value="48.77" calcext:value-type="float">
            <text:p>48,77</text:p>
          </table:table-cell>
          <table:table-cell office:value-type="float" office:value="43.5" calcext:value-type="float">
            <text:p>43,50</text:p>
          </table:table-cell>
        </table:table-row>
        <table:table-row table:style-name="ro1">
          <table:table-cell office:value-type="string" calcext:value-type="string">
            <text:p>realpath</text:p>
          </table:table-cell>
          <table:table-cell office:value-type="float" office:value="37.54" calcext:value-type="float">
            <text:p>37,54</text:p>
          </table:table-cell>
          <table:table-cell office:value-type="float" office:value="193.3" calcext:value-type="float">
            <text:p>193,30</text:p>
          </table:table-cell>
          <table:table-cell office:value-type="float" office:value="28.96" calcext:value-type="float">
            <text:p>28,96</text:p>
          </table:table-cell>
          <table:table-cell office:value-type="float" office:value="205.14" calcext:value-type="float">
            <text:p>205,14</text:p>
          </table:table-cell>
          <table:table-cell office:value-type="float" office:value="414.96" calcext:value-type="float">
            <text:p>414,96</text:p>
          </table:table-cell>
          <table:table-cell office:value-type="float" office:value="608.37" calcext:value-type="float">
            <text:p>608,37</text:p>
          </table:table-cell>
          <table:table-cell office:value-type="string" calcext:value-type="string">
            <text:p>realpath</text:p>
          </table:table-cell>
          <table:table-cell office:value-type="float" office:value="2304" calcext:value-type="float">
            <text:p>2304,00</text:p>
          </table:table-cell>
          <table:table-cell office:value-type="float" office:value="3838.22" calcext:value-type="float">
            <text:p>3838,22</text:p>
          </table:table-cell>
          <table:table-cell office:value-type="float" office:value="1999.11" calcext:value-type="float">
            <text:p>1999,11</text:p>
          </table:table-cell>
          <table:table-cell office:value-type="float" office:value="3144.89" calcext:value-type="float">
            <text:p>3144,89</text:p>
          </table:table-cell>
          <table:table-cell office:value-type="float" office:value="66.59" calcext:value-type="float">
            <text:p>66,59</text:p>
          </table:table-cell>
          <table:table-cell office:value-type="float" office:value="57.31" calcext:value-type="float">
            <text:p>57,31</text:p>
          </table:table-cell>
        </table:table-row>
        <table:table-row table:style-name="ro1">
          <table:table-cell office:value-type="string" calcext:value-type="string">
            <text:p>rm</text:p>
          </table:table-cell>
          <table:table-cell office:value-type="float" office:value="58.15" calcext:value-type="float">
            <text:p>58,15</text:p>
          </table:table-cell>
          <table:table-cell office:value-type="float" office:value="283.5" calcext:value-type="float">
            <text:p>283,50</text:p>
          </table:table-cell>
          <table:table-cell office:value-type="float" office:value="45.42" calcext:value-type="float">
            <text:p>45,42</text:p>
          </table:table-cell>
          <table:table-cell office:value-type="float" office:value="307.59" calcext:value-type="float">
            <text:p>307,59</text:p>
          </table:table-cell>
          <table:table-cell office:value-type="float" office:value="387.51" calcext:value-type="float">
            <text:p>387,51</text:p>
          </table:table-cell>
          <table:table-cell office:value-type="float" office:value="577.28" calcext:value-type="float">
            <text:p>577,28</text:p>
          </table:table-cell>
          <table:table-cell office:value-type="string" calcext:value-type="string">
            <text:p>rm</text:p>
          </table:table-cell>
          <table:table-cell office:value-type="float" office:value="2430.22" calcext:value-type="float">
            <text:p>2430,22</text:p>
          </table:table-cell>
          <table:table-cell office:value-type="float" office:value="3652.44" calcext:value-type="float">
            <text:p>3652,44</text:p>
          </table:table-cell>
          <table:table-cell office:value-type="float" office:value="1991.56" calcext:value-type="float">
            <text:p>1991,56</text:p>
          </table:table-cell>
          <table:table-cell office:value-type="float" office:value="3085.33" calcext:value-type="float">
            <text:p>3085,33</text:p>
          </table:table-cell>
          <table:table-cell office:value-type="float" office:value="50.29" calcext:value-type="float">
            <text:p>50,29</text:p>
          </table:table-cell>
          <table:table-cell office:value-type="float" office:value="54.92" calcext:value-type="float">
            <text:p>54,92</text:p>
          </table:table-cell>
        </table:table-row>
        <table:table-row table:style-name="ro1">
          <table:table-cell office:value-type="string" calcext:value-type="string">
            <text:p>rmdir</text:p>
          </table:table-cell>
          <table:table-cell office:value-type="float" office:value="25.25" calcext:value-type="float">
            <text:p>25,25</text:p>
          </table:table-cell>
          <table:table-cell office:value-type="float" office:value="393.99" calcext:value-type="float">
            <text:p>393,99</text:p>
          </table:table-cell>
          <table:table-cell office:value-type="float" office:value="20.77" calcext:value-type="float">
            <text:p>20,77</text:p>
          </table:table-cell>
          <table:table-cell office:value-type="float" office:value="389.46" calcext:value-type="float">
            <text:p>389,46</text:p>
          </table:table-cell>
          <table:table-cell office:value-type="float" office:value="1460.49" calcext:value-type="float">
            <text:p>1460,49</text:p>
          </table:table-cell>
          <table:table-cell office:value-type="float" office:value="1775.31" calcext:value-type="float">
            <text:p>1775,31</text:p>
          </table:table-cell>
          <table:table-cell office:value-type="string" calcext:value-type="string">
            <text:p>rmdir</text:p>
          </table:table-cell>
          <table:table-cell office:value-type="float" office:value="2319.11" calcext:value-type="float">
            <text:p>2319,11</text:p>
          </table:table-cell>
          <table:table-cell office:value-type="float" office:value="3490.67" calcext:value-type="float">
            <text:p>3490,67</text:p>
          </table:table-cell>
          <table:table-cell office:value-type="float" office:value="1960.44" calcext:value-type="float">
            <text:p>1960,44</text:p>
          </table:table-cell>
          <table:table-cell office:value-type="float" office:value="2916" calcext:value-type="float">
            <text:p>2916,00</text:p>
          </table:table-cell>
          <table:table-cell office:value-type="float" office:value="50.52" calcext:value-type="float">
            <text:p>50,52</text:p>
          </table:table-cell>
          <table:table-cell office:value-type="float" office:value="48.74" calcext:value-type="float">
            <text:p>48,74</text:p>
          </table:table-cell>
        </table:table-row>
        <table:table-row table:style-name="ro1">
          <table:table-cell office:value-type="string" calcext:value-type="string">
            <text:p>runcon</text:p>
          </table:table-cell>
          <table:table-cell office:value-type="float" office:value="25.19" calcext:value-type="float">
            <text:p>25,19</text:p>
          </table:table-cell>
          <table:table-cell office:value-type="float" office:value="78.5" calcext:value-type="float">
            <text:p>78,50</text:p>
          </table:table-cell>
          <table:table-cell office:value-type="float" office:value="20.74" calcext:value-type="float">
            <text:p>20,74</text:p>
          </table:table-cell>
          <table:table-cell office:value-type="float" office:value="82.22" calcext:value-type="float">
            <text:p>82,22</text:p>
          </table:table-cell>
          <table:table-cell office:value-type="float" office:value="211.62" calcext:value-type="float">
            <text:p>211,62</text:p>
          </table:table-cell>
          <table:table-cell office:value-type="float" office:value="296.34" calcext:value-type="float">
            <text:p>296,34</text:p>
          </table:table-cell>
          <table:table-cell office:value-type="string" calcext:value-type="string">
            <text:p>runcon</text:p>
          </table:table-cell>
          <table:table-cell office:value-type="float" office:value="2307.56" calcext:value-type="float">
            <text:p>2307,56</text:p>
          </table:table-cell>
          <table:table-cell office:value-type="float" office:value="3199.11" calcext:value-type="float">
            <text:p>3199,11</text:p>
          </table:table-cell>
          <table:table-cell office:value-type="float" office:value="1926.67" calcext:value-type="float">
            <text:p>1926,67</text:p>
          </table:table-cell>
          <table:table-cell office:value-type="float" office:value="2694.22" calcext:value-type="float">
            <text:p>2694,22</text:p>
          </table:table-cell>
          <table:table-cell office:value-type="float" office:value="38.64" calcext:value-type="float">
            <text:p>38,64</text:p>
          </table:table-cell>
          <table:table-cell office:value-type="float" office:value="39.84" calcext:value-type="float">
            <text:p>39,84</text:p>
          </table:table-cell>
        </table:table-row>
        <table:table-row table:style-name="ro1">
          <table:table-cell office:value-type="string" calcext:value-type="string">
            <text:p>seq</text:p>
          </table:table-cell>
          <table:table-cell office:value-type="float" office:value="29.39" calcext:value-type="float">
            <text:p>29,39</text:p>
          </table:table-cell>
          <table:table-cell office:value-type="float" office:value="418.62" calcext:value-type="float">
            <text:p>418,62</text:p>
          </table:table-cell>
          <table:table-cell office:value-type="float" office:value="24.89" calcext:value-type="float">
            <text:p>24,89</text:p>
          </table:table-cell>
          <table:table-cell office:value-type="float" office:value="414.06" calcext:value-type="float">
            <text:p>414,06</text:p>
          </table:table-cell>
          <table:table-cell office:value-type="float" office:value="1324.25" calcext:value-type="float">
            <text:p>1324,25</text:p>
          </table:table-cell>
          <table:table-cell office:value-type="float" office:value="1563.71" calcext:value-type="float">
            <text:p>1563,71</text:p>
          </table:table-cell>
          <table:table-cell office:value-type="string" calcext:value-type="string">
            <text:p>seq</text:p>
          </table:table-cell>
          <table:table-cell office:value-type="float" office:value="2282.67" calcext:value-type="float">
            <text:p>2282,67</text:p>
          </table:table-cell>
          <table:table-cell office:value-type="float" office:value="3976.44" calcext:value-type="float">
            <text:p>3976,44</text:p>
          </table:table-cell>
          <table:table-cell office:value-type="float" office:value="1937.33" calcext:value-type="float">
            <text:p>1937,33</text:p>
          </table:table-cell>
          <table:table-cell office:value-type="float" office:value="3222.67" calcext:value-type="float">
            <text:p>3222,67</text:p>
          </table:table-cell>
          <table:table-cell office:value-type="float" office:value="74.2" calcext:value-type="float">
            <text:p>74,20</text:p>
          </table:table-cell>
          <table:table-cell office:value-type="float" office:value="66.35" calcext:value-type="float">
            <text:p>66,35</text:p>
          </table:table-cell>
        </table:table-row>
        <table:table-row table:style-name="ro1">
          <table:table-cell office:value-type="string" calcext:value-type="string">
            <text:p>sha1sum</text:p>
          </table:table-cell>
          <table:table-cell office:value-type="float" office:value="37.57" calcext:value-type="float">
            <text:p>37,57</text:p>
          </table:table-cell>
          <table:table-cell office:value-type="float" office:value="135.94" calcext:value-type="float">
            <text:p>135,94</text:p>
          </table:table-cell>
          <table:table-cell office:value-type="float" office:value="33.08" calcext:value-type="float">
            <text:p>33,08</text:p>
          </table:table-cell>
          <table:table-cell office:value-type="float" office:value="147.8" calcext:value-type="float">
            <text:p>147,80</text:p>
          </table:table-cell>
          <table:table-cell office:value-type="float" office:value="261.84" calcext:value-type="float">
            <text:p>261,84</text:p>
          </table:table-cell>
          <table:table-cell office:value-type="float" office:value="346.8" calcext:value-type="float">
            <text:p>346,80</text:p>
          </table:table-cell>
          <table:table-cell office:value-type="string" calcext:value-type="string">
            <text:p>sha1sum</text:p>
          </table:table-cell>
          <table:table-cell office:value-type="float" office:value="2179.11" calcext:value-type="float">
            <text:p>2179,11</text:p>
          </table:table-cell>
          <table:table-cell office:value-type="float" office:value="4430.67" calcext:value-type="float">
            <text:p>4430,67</text:p>
          </table:table-cell>
          <table:table-cell office:value-type="float" office:value="1867.56" calcext:value-type="float">
            <text:p>1867,56</text:p>
          </table:table-cell>
          <table:table-cell office:value-type="float" office:value="3300" calcext:value-type="float">
            <text:p>3300,00</text:p>
          </table:table-cell>
          <table:table-cell office:value-type="float" office:value="103.32" calcext:value-type="float">
            <text:p>103,32</text:p>
          </table:table-cell>
          <table:table-cell office:value-type="float" office:value="76.7" calcext:value-type="float">
            <text:p>76,70</text:p>
          </table:table-cell>
        </table:table-row>
        <table:table-row table:style-name="ro1">
          <table:table-cell office:value-type="string" calcext:value-type="string">
            <text:p>sha224sum</text:p>
          </table:table-cell>
          <table:table-cell office:value-type="float" office:value="45.76" calcext:value-type="float">
            <text:p>45,76</text:p>
          </table:table-cell>
          <table:table-cell office:value-type="float" office:value="144.13" calcext:value-type="float">
            <text:p>144,13</text:p>
          </table:table-cell>
          <table:table-cell office:value-type="float" office:value="37.18" calcext:value-type="float">
            <text:p>37,18</text:p>
          </table:table-cell>
          <table:table-cell office:value-type="float" office:value="160.09" calcext:value-type="float">
            <text:p>160,09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  <table:table-cell office:value-type="string" calcext:value-type="string">
            <text:p>sha224sum</text:p>
          </table:table-cell>
          <table:table-cell office:value-type="float" office:value="2166.67" calcext:value-type="float">
            <text:p>2166,67</text:p>
          </table:table-cell>
          <table:table-cell office:value-type="float" office:value="4456" calcext:value-type="float">
            <text:p>4456,00</text:p>
          </table:table-cell>
          <table:table-cell office:value-type="float" office:value="1858.67" calcext:value-type="float">
            <text:p>1858,67</text:p>
          </table:table-cell>
          <table:table-cell office:value-type="float" office:value="3304.89" calcext:value-type="float">
            <text:p>3304,89</text:p>
          </table:table-cell>
          <table:table-cell office:value-type="float" office:value="105.66" calcext:value-type="float">
            <text:p>105,66</text:p>
          </table:table-cell>
          <table:table-cell office:value-type="float" office:value="77.81" calcext:value-type="float">
            <text:p>77,81</text:p>
          </table:table-cell>
        </table:table-row>
        <table:table-row table:style-name="ro1">
          <table:table-cell office:value-type="string" calcext:value-type="string">
            <text:p>sha256sum</text:p>
          </table:table-cell>
          <table:table-cell office:value-type="float" office:value="45.76" calcext:value-type="float">
            <text:p>45,76</text:p>
          </table:table-cell>
          <table:table-cell office:value-type="float" office:value="144.13" calcext:value-type="float">
            <text:p>144,13</text:p>
          </table:table-cell>
          <table:table-cell office:value-type="float" office:value="37.18" calcext:value-type="float">
            <text:p>37,18</text:p>
          </table:table-cell>
          <table:table-cell office:value-type="float" office:value="160.09" calcext:value-type="float">
            <text:p>160,09</text:p>
          </table:table-cell>
          <table:table-cell office:value-type="float" office:value="214.97" calcext:value-type="float">
            <text:p>214,97</text:p>
          </table:table-cell>
          <table:table-cell office:value-type="float" office:value="330.62" calcext:value-type="float">
            <text:p>330,62</text:p>
          </table:table-cell>
          <table:table-cell office:value-type="string" calcext:value-type="string">
            <text:p>sha256sum</text:p>
          </table:table-cell>
          <table:table-cell office:value-type="float" office:value="2185.33" calcext:value-type="float">
            <text:p>2185,33</text:p>
          </table:table-cell>
          <table:table-cell office:value-type="float" office:value="4435.56" calcext:value-type="float">
            <text:p>4435,56</text:p>
          </table:table-cell>
          <table:table-cell office:value-type="float" office:value="1799.56" calcext:value-type="float">
            <text:p>1799,56</text:p>
          </table:table-cell>
          <table:table-cell office:value-type="float" office:value="3297.78" calcext:value-type="float">
            <text:p>3297,78</text:p>
          </table:table-cell>
          <table:table-cell office:value-type="float" office:value="102.97" calcext:value-type="float">
            <text:p>102,97</text:p>
          </table:table-cell>
          <table:table-cell office:value-type="float" office:value="83.26" calcext:value-type="float">
            <text:p>83,26</text:p>
          </table:table-cell>
        </table:table-row>
        <table:table-row table:style-name="ro1">
          <table:table-cell office:value-type="string" calcext:value-type="string">
            <text:p>sha384sum</text:p>
          </table:table-cell>
          <table:table-cell office:value-type="float" office:value="49.86" calcext:value-type="float">
            <text:p>49,86</text:p>
          </table:table-cell>
          <table:table-cell office:value-type="float" office:value="152.32" calcext:value-type="float">
            <text:p>152,32</text:p>
          </table:table-cell>
          <table:table-cell office:value-type="float" office:value="69.94" calcext:value-type="float">
            <text:p>69,94</text:p>
          </table:table-cell>
          <table:table-cell office:value-type="float" office:value="192.86" calcext:value-type="float">
            <text:p>192,86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  <table:table-cell office:value-type="string" calcext:value-type="string">
            <text:p>sha384sum</text:p>
          </table:table-cell>
          <table:table-cell office:value-type="float" office:value="2184.89" calcext:value-type="float">
            <text:p>2184,89</text:p>
          </table:table-cell>
          <table:table-cell office:value-type="float" office:value="4505.78" calcext:value-type="float">
            <text:p>4505,78</text:p>
          </table:table-cell>
          <table:table-cell office:value-type="float" office:value="1872" calcext:value-type="float">
            <text:p>1872,00</text:p>
          </table:table-cell>
          <table:table-cell office:value-type="float" office:value="3341.78" calcext:value-type="float">
            <text:p>3341,78</text:p>
          </table:table-cell>
          <table:table-cell office:value-type="float" office:value="106.22" calcext:value-type="float">
            <text:p>106,22</text:p>
          </table:table-cell>
          <table:table-cell office:value-type="float" office:value="78.51" calcext:value-type="float">
            <text:p>78,51</text:p>
          </table:table-cell>
        </table:table-row>
        <table:table-row table:style-name="ro1">
          <table:table-cell office:value-type="string" calcext:value-type="string">
            <text:p>sha512sum</text:p>
          </table:table-cell>
          <table:table-cell office:value-type="float" office:value="49.86" calcext:value-type="float">
            <text:p>49,86</text:p>
          </table:table-cell>
          <table:table-cell office:value-type="float" office:value="152.32" calcext:value-type="float">
            <text:p>152,32</text:p>
          </table:table-cell>
          <table:table-cell office:value-type="float" office:value="69.94" calcext:value-type="float">
            <text:p>69,94</text:p>
          </table:table-cell>
          <table:table-cell office:value-type="float" office:value="192.86" calcext:value-type="float">
            <text:p>192,86</text:p>
          </table:table-cell>
          <table:table-cell office:value-type="float" office:value="205.52" calcext:value-type="float">
            <text:p>205,52</text:p>
          </table:table-cell>
          <table:table-cell office:value-type="float" office:value="175.73" calcext:value-type="float">
            <text:p>175,73</text:p>
          </table:table-cell>
          <table:table-cell office:value-type="string" calcext:value-type="string">
            <text:p>sha512sum</text:p>
          </table:table-cell>
          <table:table-cell office:value-type="float" office:value="2190.67" calcext:value-type="float">
            <text:p>2190,67</text:p>
          </table:table-cell>
          <table:table-cell office:value-type="float" office:value="4480" calcext:value-type="float">
            <text:p>4480,00</text:p>
          </table:table-cell>
          <table:table-cell office:value-type="float" office:value="1881.33" calcext:value-type="float">
            <text:p>1881,33</text:p>
          </table:table-cell>
          <table:table-cell office:value-type="float" office:value="3296.44" calcext:value-type="float">
            <text:p>3296,44</text:p>
          </table:table-cell>
          <table:table-cell office:value-type="float" office:value="104.5" calcext:value-type="float">
            <text:p>104,50</text:p>
          </table:table-cell>
          <table:table-cell office:value-type="float" office:value="75.22" calcext:value-type="float">
            <text:p>75,22</text:p>
          </table:table-cell>
        </table:table-row>
        <table:table-row table:style-name="ro1">
          <table:table-cell office:value-type="string" calcext:value-type="string">
            <text:p>shred</text:p>
          </table:table-cell>
          <table:table-cell office:value-type="float" office:value="50.06" calcext:value-type="float">
            <text:p>50,06</text:p>
          </table:table-cell>
          <table:table-cell office:value-type="float" office:value="197.59" calcext:value-type="float">
            <text:p>197,59</text:p>
          </table:table-cell>
          <table:table-cell office:value-type="float" office:value="45.47" calcext:value-type="float">
            <text:p>45,47</text:p>
          </table:table-cell>
          <table:table-cell office:value-type="float" office:value="221.63" calcext:value-type="float">
            <text:p>221,63</text:p>
          </table:table-cell>
          <table:table-cell office:value-type="float" office:value="294.68" calcext:value-type="float">
            <text:p>294,68</text:p>
          </table:table-cell>
          <table:table-cell office:value-type="float" office:value="387.4" calcext:value-type="float">
            <text:p>387,40</text:p>
          </table:table-cell>
          <table:table-cell office:value-type="string" calcext:value-type="string">
            <text:p>shred</text:p>
          </table:table-cell>
          <table:table-cell office:value-type="float" office:value="2304.44" calcext:value-type="float">
            <text:p>2304,44</text:p>
          </table:table-cell>
          <table:table-cell office:value-type="float" office:value="3770.22" calcext:value-type="float">
            <text:p>3770,22</text:p>
          </table:table-cell>
          <table:table-cell office:value-type="float" office:value="1984" calcext:value-type="float">
            <text:p>1984,00</text:p>
          </table:table-cell>
          <table:table-cell office:value-type="float" office:value="3085.78" calcext:value-type="float">
            <text:p>3085,78</text:p>
          </table:table-cell>
          <table:table-cell office:value-type="float" office:value="63.61" calcext:value-type="float">
            <text:p>63,61</text:p>
          </table:table-cell>
          <table:table-cell office:value-type="float" office:value="55.53" calcext:value-type="float">
            <text:p>55,53</text:p>
          </table:table-cell>
        </table:table-row>
        <table:table-row table:style-name="ro1">
          <table:table-cell office:value-type="string" calcext:value-type="string">
            <text:p>shuf</text:p>
          </table:table-cell>
          <table:table-cell office:value-type="float" office:value="49.97" calcext:value-type="float">
            <text:p>49,97</text:p>
          </table:table-cell>
          <table:table-cell office:value-type="float" office:value="222.06" calcext:value-type="float">
            <text:p>222,06</text:p>
          </table:table-cell>
          <table:table-cell office:value-type="float" office:value="41.32" calcext:value-type="float">
            <text:p>41,32</text:p>
          </table:table-cell>
          <table:table-cell office:value-type="float" office:value="237.96" calcext:value-type="float">
            <text:p>237,96</text:p>
          </table:table-cell>
          <table:table-cell office:value-type="float" office:value="344.41" calcext:value-type="float">
            <text:p>344,41</text:p>
          </table:table-cell>
          <table:table-cell office:value-type="float" office:value="475.9" calcext:value-type="float">
            <text:p>475,90</text:p>
          </table:table-cell>
          <table:table-cell office:value-type="string" calcext:value-type="string">
            <text:p>shuf</text:p>
          </table:table-cell>
          <table:table-cell office:value-type="float" office:value="2202.67" calcext:value-type="float">
            <text:p>2202,67</text:p>
          </table:table-cell>
          <table:table-cell office:value-type="float" office:value="3849.78" calcext:value-type="float">
            <text:p>3849,78</text:p>
          </table:table-cell>
          <table:table-cell office:value-type="float" office:value="1870.67" calcext:value-type="float">
            <text:p>1870,67</text:p>
          </table:table-cell>
          <table:table-cell office:value-type="float" office:value="2940.44" calcext:value-type="float">
            <text:p>2940,44</text:p>
          </table:table-cell>
          <table:table-cell office:value-type="float" office:value="74.78" calcext:value-type="float">
            <text:p>74,78</text:p>
          </table:table-cell>
          <table:table-cell office:value-type="float" office:value="57.19" calcext:value-type="float">
            <text:p>57,19</text:p>
          </table:table-cell>
        </table:table-row>
        <table:table-row table:style-name="ro1">
          <table:table-cell office:value-type="string" calcext:value-type="string">
            <text:p>sleep</text:p>
          </table:table-cell>
          <table:table-cell office:value-type="float" office:value="25.22" calcext:value-type="float">
            <text:p>25,22</text:p>
          </table:table-cell>
          <table:table-cell office:value-type="float" office:value="82.62" calcext:value-type="float">
            <text:p>82,62</text:p>
          </table:table-cell>
          <table:table-cell office:value-type="float" office:value="20.75" calcext:value-type="float">
            <text:p>20,75</text:p>
          </table:table-cell>
          <table:table-cell office:value-type="float" office:value="82.22" calcext:value-type="float">
            <text:p>82,22</text:p>
          </table:table-cell>
          <table:table-cell office:value-type="float" office:value="227.66" calcext:value-type="float">
            <text:p>227,66</text:p>
          </table:table-cell>
          <table:table-cell office:value-type="float" office:value="296.22" calcext:value-type="float">
            <text:p>296,22</text:p>
          </table:table-cell>
          <table:table-cell office:value-type="string" calcext:value-type="string">
            <text:p>sleep</text:p>
          </table:table-cell>
          <table:table-cell office:value-type="float" office:value="2340" calcext:value-type="float">
            <text:p>2340,00</text:p>
          </table:table-cell>
          <table:table-cell office:value-type="float" office:value="3231.11" calcext:value-type="float">
            <text:p>3231,11</text:p>
          </table:table-cell>
          <table:table-cell office:value-type="float" office:value="1965.78" calcext:value-type="float">
            <text:p>1965,78</text:p>
          </table:table-cell>
          <table:table-cell office:value-type="float" office:value="2739.56" calcext:value-type="float">
            <text:p>2739,56</text:p>
          </table:table-cell>
          <table:table-cell office:value-type="float" office:value="38.08" calcext:value-type="float">
            <text:p>38,08</text:p>
          </table:table-cell>
          <table:table-cell office:value-type="float" office:value="39.36" calcext:value-type="float">
            <text:p>39,36</text:p>
          </table:table-cell>
        </table:table-row>
        <table:table-row table:style-name="ro1">
          <table:table-cell office:value-type="string" calcext:value-type="string">
            <text:p>sort</text:p>
          </table:table-cell>
          <table:table-cell office:value-type="float" office:value="112.04" calcext:value-type="float">
            <text:p>112,04</text:p>
          </table:table-cell>
          <table:table-cell office:value-type="float" office:value="550.38" calcext:value-type="float">
            <text:p>550,38</text:p>
          </table:table-cell>
          <table:table-cell office:value-type="float" office:value="90.8" calcext:value-type="float">
            <text:p>90,80</text:p>
          </table:table-cell>
          <table:table-cell office:value-type="float" office:value="602.83" calcext:value-type="float">
            <text:p>602,83</text:p>
          </table:table-cell>
          <table:table-cell office:value-type="float" office:value="391.23" calcext:value-type="float">
            <text:p>391,23</text:p>
          </table:table-cell>
          <table:table-cell office:value-type="float" office:value="563.88" calcext:value-type="float">
            <text:p>563,88</text:p>
          </table:table-cell>
          <table:table-cell office:value-type="string" calcext:value-type="string">
            <text:p>sort</text:p>
          </table:table-cell>
          <table:table-cell office:value-type="float" office:value="2419.11" calcext:value-type="float">
            <text:p>2419,11</text:p>
          </table:table-cell>
          <table:table-cell office:value-type="float" office:value="7594.22" calcext:value-type="float">
            <text:p>7594,22</text:p>
          </table:table-cell>
          <table:table-cell office:value-type="float" office:value="2087.11" calcext:value-type="float">
            <text:p>2087,11</text:p>
          </table:table-cell>
          <table:table-cell office:value-type="float" office:value="5106.22" calcext:value-type="float">
            <text:p>5106,22</text:p>
          </table:table-cell>
          <table:table-cell office:value-type="float" office:value="213.93" calcext:value-type="float">
            <text:p>213,93</text:p>
          </table:table-cell>
          <table:table-cell office:value-type="float" office:value="144.66" calcext:value-type="float">
            <text:p>144,66</text:p>
          </table:table-cell>
        </table:table-row>
        <table:table-row table:style-name="ro1">
          <table:table-cell office:value-type="string" calcext:value-type="string">
            <text:p>split</text:p>
          </table:table-cell>
          <table:table-cell office:value-type="float" office:value="46.36" calcext:value-type="float">
            <text:p>46,36</text:p>
          </table:table-cell>
          <table:table-cell office:value-type="float" office:value="189.78" calcext:value-type="float">
            <text:p>189,78</text:p>
          </table:table-cell>
          <table:table-cell office:value-type="float" office:value="41.77" calcext:value-type="float">
            <text:p>41,77</text:p>
          </table:table-cell>
          <table:table-cell office:value-type="float" office:value="217.93" calcext:value-type="float">
            <text:p>217,93</text:p>
          </table:table-cell>
          <table:table-cell office:value-type="float" office:value="309.37" calcext:value-type="float">
            <text:p>309,37</text:p>
          </table:table-cell>
          <table:table-cell office:value-type="float" office:value="421.72" calcext:value-type="float">
            <text:p>421,72</text:p>
          </table:table-cell>
          <table:table-cell office:value-type="string" calcext:value-type="string">
            <text:p>split</text:p>
          </table:table-cell>
          <table:table-cell office:value-type="float" office:value="2133.78" calcext:value-type="float">
            <text:p>2133,78</text:p>
          </table:table-cell>
          <table:table-cell office:value-type="float" office:value="4705.78" calcext:value-type="float">
            <text:p>4705,78</text:p>
          </table:table-cell>
          <table:table-cell office:value-type="float" office:value="1777.78" calcext:value-type="float">
            <text:p>1777,78</text:p>
          </table:table-cell>
          <table:table-cell office:value-type="float" office:value="3370.67" calcext:value-type="float">
            <text:p>3370,67</text:p>
          </table:table-cell>
          <table:table-cell office:value-type="float" office:value="120.54" calcext:value-type="float">
            <text:p>120,54</text:p>
          </table:table-cell>
          <table:table-cell office:value-type="float" office:value="89.6" calcext:value-type="float">
            <text:p>89,60</text:p>
          </table:table-cell>
        </table:table-row>
        <table:table-row table:style-name="ro1">
          <table:table-cell office:value-type="string" calcext:value-type="string">
            <text:p>stat</text:p>
          </table:table-cell>
          <table:table-cell office:value-type="float" office:value="78.78" calcext:value-type="float">
            <text:p>78,78</text:p>
          </table:table-cell>
          <table:table-cell office:value-type="float" office:value="701.52" calcext:value-type="float">
            <text:p>701,52</text:p>
          </table:table-cell>
          <table:table-cell office:value-type="float" office:value="61.87" calcext:value-type="float">
            <text:p>61,87</text:p>
          </table:table-cell>
          <table:table-cell office:value-type="float" office:value="692.73" calcext:value-type="float">
            <text:p>692,73</text:p>
          </table:table-cell>
          <table:table-cell office:value-type="float" office:value="790.43" calcext:value-type="float">
            <text:p>790,43</text:p>
          </table:table-cell>
          <table:table-cell office:value-type="float" office:value="1019.61" calcext:value-type="float">
            <text:p>1019,61</text:p>
          </table:table-cell>
          <table:table-cell office:value-type="string" calcext:value-type="string">
            <text:p>stat</text:p>
          </table:table-cell>
          <table:table-cell office:value-type="float" office:value="2398.67" calcext:value-type="float">
            <text:p>2398,67</text:p>
          </table:table-cell>
          <table:table-cell office:value-type="float" office:value="3827.11" calcext:value-type="float">
            <text:p>3827,11</text:p>
          </table:table-cell>
          <table:table-cell office:value-type="float" office:value="2043.11" calcext:value-type="float">
            <text:p>2043,11</text:p>
          </table:table-cell>
          <table:table-cell office:value-type="float" office:value="3288.44" calcext:value-type="float">
            <text:p>3288,44</text:p>
          </table:table-cell>
          <table:table-cell office:value-type="float" office:value="59.55" calcext:value-type="float">
            <text:p>59,55</text:p>
          </table:table-cell>
          <table:table-cell office:value-type="float" office:value="60.95" calcext:value-type="float">
            <text:p>60,95</text:p>
          </table:table-cell>
        </table:table-row>
        <table:table-row table:style-name="ro1">
          <table:table-cell office:value-type="string" calcext:value-type="string">
            <text:p>stdbuf</text:p>
          </table:table-cell>
          <table:table-cell office:value-type="float" office:value="33.48" calcext:value-type="float">
            <text:p>33,48</text:p>
          </table:table-cell>
          <table:table-cell office:value-type="float" office:value="418.61" calcext:value-type="float">
            <text:p>418,61</text:p>
          </table:table-cell>
          <table:table-cell office:value-type="float" office:value="28.98" calcext:value-type="float">
            <text:p>28,98</text:p>
          </table:table-cell>
          <table:table-cell office:value-type="float" office:value="418.15" calcext:value-type="float">
            <text:p>418,15</text:p>
          </table:table-cell>
          <table:table-cell office:value-type="float" office:value="1150.32" calcext:value-type="float">
            <text:p>1150,32</text:p>
          </table:table-cell>
          <table:table-cell office:value-type="float" office:value="1342.7" calcext:value-type="float">
            <text:p>1342,70</text:p>
          </table:table-cell>
          <table:table-cell office:value-type="string" calcext:value-type="string">
            <text:p>stdbuf</text:p>
          </table:table-cell>
          <table:table-cell office:value-type="float" office:value="2367.11" calcext:value-type="float">
            <text:p>2367,11</text:p>
          </table:table-cell>
          <table:table-cell office:value-type="float" office:value="3936.44" calcext:value-type="float">
            <text:p>3936,44</text:p>
          </table:table-cell>
          <table:table-cell office:value-type="float" office:value="1970.67" calcext:value-type="float">
            <text:p>1970,67</text:p>
          </table:table-cell>
          <table:table-cell office:value-type="float" office:value="3199.56" calcext:value-type="float">
            <text:p>3199,56</text:p>
          </table:table-cell>
          <table:table-cell office:value-type="float" office:value="66.3" calcext:value-type="float">
            <text:p>66,30</text:p>
          </table:table-cell>
          <table:table-cell office:value-type="float" office:value="62.36" calcext:value-type="float">
            <text:p>62,36</text:p>
          </table:table-cell>
        </table:table-row>
        <table:table-row table:style-name="ro1">
          <table:table-cell office:value-type="string" calcext:value-type="string">
            <text:p>stty</text:p>
          </table:table-cell>
          <table:table-cell office:value-type="float" office:value="54" calcext:value-type="float">
            <text:p>54,00</text:p>
          </table:table-cell>
          <table:table-cell office:value-type="float" office:value="516.95" calcext:value-type="float">
            <text:p>516,95</text:p>
          </table:table-cell>
          <table:table-cell office:value-type="float" office:value="49.49" calcext:value-type="float">
            <text:p>49,49</text:p>
          </table:table-cell>
          <table:table-cell office:value-type="float" office:value="528.77" calcext:value-type="float">
            <text:p>528,77</text:p>
          </table:table-cell>
          <table:table-cell office:value-type="float" office:value="857.32" calcext:value-type="float">
            <text:p>857,32</text:p>
          </table:table-cell>
          <table:table-cell office:value-type="float" office:value="968.48" calcext:value-type="float">
            <text:p>968,48</text:p>
          </table:table-cell>
          <table:table-cell office:value-type="string" calcext:value-type="string">
            <text:p>stty</text:p>
          </table:table-cell>
          <table:table-cell office:value-type="float" office:value="2290.22" calcext:value-type="float">
            <text:p>2290,22</text:p>
          </table:table-cell>
          <table:table-cell office:value-type="float" office:value="4517.78" calcext:value-type="float">
            <text:p>4517,78</text:p>
          </table:table-cell>
          <table:table-cell office:value-type="float" office:value="1943.56" calcext:value-type="float">
            <text:p>1943,56</text:p>
          </table:table-cell>
          <table:table-cell office:value-type="float" office:value="3442.22" calcext:value-type="float">
            <text:p>3442,22</text:p>
          </table:table-cell>
          <table:table-cell office:value-type="float" office:value="97.26" calcext:value-type="float">
            <text:p>97,26</text:p>
          </table:table-cell>
          <table:table-cell office:value-type="float" office:value="77.11" calcext:value-type="float">
            <text:p>77,11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office:value-type="float" office:value="33.49" calcext:value-type="float">
            <text:p>33,49</text:p>
          </table:table-cell>
          <table:table-cell office:value-type="float" office:value="123.66" calcext:value-type="float">
            <text:p>123,66</text:p>
          </table:table-cell>
          <table:table-cell office:value-type="float" office:value="28.99" calcext:value-type="float">
            <text:p>28,99</text:p>
          </table:table-cell>
          <table:table-cell office:value-type="float" office:value="135.52" calcext:value-type="float">
            <text:p>135,52</text:p>
          </table:table-cell>
          <table:table-cell office:value-type="float" office:value="269.28" calcext:value-type="float">
            <text:p>269,28</text:p>
          </table:table-cell>
          <table:table-cell office:value-type="float" office:value="367.49" calcext:value-type="float">
            <text:p>367,49</text:p>
          </table:table-cell>
          <table:table-cell office:value-type="string" calcext:value-type="string">
            <text:p>sum</text:p>
          </table:table-cell>
          <table:table-cell office:value-type="float" office:value="2140.44" calcext:value-type="float">
            <text:p>2140,44</text:p>
          </table:table-cell>
          <table:table-cell office:value-type="float" office:value="2963.11" calcext:value-type="float">
            <text:p>2963,11</text:p>
          </table:table-cell>
          <table:table-cell office:value-type="float" office:value="1839.11" calcext:value-type="float">
            <text:p>1839,11</text:p>
          </table:table-cell>
          <table:table-cell office:value-type="float" office:value="2375.56" calcext:value-type="float">
            <text:p>2375,56</text:p>
          </table:table-cell>
          <table:table-cell office:value-type="float" office:value="38.43" calcext:value-type="float">
            <text:p>38,43</text:p>
          </table:table-cell>
          <table:table-cell office:value-type="float" office:value="29.17" calcext:value-type="float">
            <text:p>29,17</text:p>
          </table:table-cell>
        </table:table-row>
        <table:table-row table:style-name="ro1">
          <table:table-cell office:value-type="string" calcext:value-type="string">
            <text:p>sync</text:p>
          </table:table-cell>
          <table:table-cell office:value-type="float" office:value="25.23" calcext:value-type="float">
            <text:p>25,23</text:p>
          </table:table-cell>
          <table:table-cell office:value-type="float" office:value="78.54" calcext:value-type="float">
            <text:p>78,54</text:p>
          </table:table-cell>
          <table:table-cell office:value-type="float" office:value="20.76" calcext:value-type="float">
            <text:p>20,76</text:p>
          </table:table-cell>
          <table:table-cell office:value-type="float" office:value="82.23" calcext:value-type="float">
            <text:p>82,23</text:p>
          </table:table-cell>
          <table:table-cell office:value-type="float" office:value="211.29" calcext:value-type="float">
            <text:p>211,29</text:p>
          </table:table-cell>
          <table:table-cell office:value-type="float" office:value="296.11" calcext:value-type="float">
            <text:p>296,11</text:p>
          </table:table-cell>
          <table:table-cell office:value-type="string" calcext:value-type="string">
            <text:p>sync</text:p>
          </table:table-cell>
          <table:table-cell office:value-type="float" office:value="2220.44" calcext:value-type="float">
            <text:p>2220,44</text:p>
          </table:table-cell>
          <table:table-cell office:value-type="float" office:value="2851.11" calcext:value-type="float">
            <text:p>2851,11</text:p>
          </table:table-cell>
          <table:table-cell office:value-type="float" office:value="1849.33" calcext:value-type="float">
            <text:p>1849,33</text:p>
          </table:table-cell>
          <table:table-cell office:value-type="float" office:value="2459.56" calcext:value-type="float">
            <text:p>2459,56</text:p>
          </table:table-cell>
          <table:table-cell office:value-type="float" office:value="28.4" calcext:value-type="float">
            <text:p>28,40</text:p>
          </table:table-cell>
          <table:table-cell office:value-type="float" office:value="33" calcext:value-type="float">
            <text:p>33,00</text:p>
          </table:table-cell>
        </table:table-row>
        <table:table-row table:style-name="ro1">
          <table:table-cell office:value-type="string" calcext:value-type="string">
            <text:p>tac</text:p>
          </table:table-cell>
          <table:table-cell office:value-type="float" office:value="29.41" calcext:value-type="float">
            <text:p>29,41</text:p>
          </table:table-cell>
          <table:table-cell office:value-type="float" office:value="107.3" calcext:value-type="float">
            <text:p>107,30</text:p>
          </table:table-cell>
          <table:table-cell office:value-type="float" office:value="24.9" calcext:value-type="float">
            <text:p>24,90</text:p>
          </table:table-cell>
          <table:table-cell office:value-type="float" office:value="115.05" calcext:value-type="float">
            <text:p>115,05</text:p>
          </table:table-cell>
          <table:table-cell office:value-type="float" office:value="264.88" calcext:value-type="float">
            <text:p>264,88</text:p>
          </table:table-cell>
          <table:table-cell office:value-type="float" office:value="362.11" calcext:value-type="float">
            <text:p>362,11</text:p>
          </table:table-cell>
          <table:table-cell office:value-type="string" calcext:value-type="string">
            <text:p>tac</text:p>
          </table:table-cell>
          <table:table-cell office:value-type="float" office:value="2321.78" calcext:value-type="float">
            <text:p>2321,78</text:p>
          </table:table-cell>
          <table:table-cell office:value-type="float" office:value="3332.89" calcext:value-type="float">
            <text:p>3332,89</text:p>
          </table:table-cell>
          <table:table-cell office:value-type="float" office:value="1994.22" calcext:value-type="float">
            <text:p>1994,22</text:p>
          </table:table-cell>
          <table:table-cell office:value-type="float" office:value="2749.78" calcext:value-type="float">
            <text:p>2749,78</text:p>
          </table:table-cell>
          <table:table-cell office:value-type="float" office:value="43.55" calcext:value-type="float">
            <text:p>43,55</text:p>
          </table:table-cell>
          <table:table-cell office:value-type="float" office:value="37.89" calcext:value-type="float">
            <text:p>37,89</text:p>
          </table:table-cell>
        </table:table-row>
        <table:table-row table:style-name="ro1">
          <table:table-cell office:value-type="string" calcext:value-type="string">
            <text:p>tail</text:p>
          </table:table-cell>
          <table:table-cell office:value-type="float" office:value="62.3" calcext:value-type="float">
            <text:p>62,30</text:p>
          </table:table-cell>
          <table:table-cell office:value-type="float" office:value="291.74" calcext:value-type="float">
            <text:p>291,74</text:p>
          </table:table-cell>
          <table:table-cell office:value-type="float" office:value="53.64" calcext:value-type="float">
            <text:p>53,64</text:p>
          </table:table-cell>
          <table:table-cell office:value-type="float" office:value="328.11" calcext:value-type="float">
            <text:p>328,11</text:p>
          </table:table-cell>
          <table:table-cell office:value-type="float" office:value="368.32" calcext:value-type="float">
            <text:p>368,32</text:p>
          </table:table-cell>
          <table:table-cell office:value-type="float" office:value="511.69" calcext:value-type="float">
            <text:p>511,69</text:p>
          </table:table-cell>
          <table:table-cell office:value-type="string" calcext:value-type="string">
            <text:p>tail</text:p>
          </table:table-cell>
          <table:table-cell office:value-type="float" office:value="2230.67" calcext:value-type="float">
            <text:p>2230,67</text:p>
          </table:table-cell>
          <table:table-cell office:value-type="float" office:value="6542.67" calcext:value-type="float">
            <text:p>6542,67</text:p>
          </table:table-cell>
          <table:table-cell office:value-type="float" office:value="1905.33" calcext:value-type="float">
            <text:p>1905,33</text:p>
          </table:table-cell>
          <table:table-cell office:value-type="float" office:value="4366.67" calcext:value-type="float">
            <text:p>4366,67</text:p>
          </table:table-cell>
          <table:table-cell office:value-type="float" office:value="193.31" calcext:value-type="float">
            <text:p>193,31</text:p>
          </table:table-cell>
          <table:table-cell office:value-type="float" office:value="129.18" calcext:value-type="float">
            <text:p>129,18</text:p>
          </table:table-cell>
        </table:table-row>
        <table:table-row table:style-name="ro1">
          <table:table-cell office:value-type="string" calcext:value-type="string">
            <text:p>tee</text:p>
          </table:table-cell>
          <table:table-cell office:value-type="float" office:value="29.37" calcext:value-type="float">
            <text:p>29,37</text:p>
          </table:table-cell>
          <table:table-cell office:value-type="float" office:value="94.97" calcext:value-type="float">
            <text:p>94,97</text:p>
          </table:table-cell>
          <table:table-cell office:value-type="float" office:value="20.78" calcext:value-type="float">
            <text:p>20,78</text:p>
          </table:table-cell>
          <table:table-cell office:value-type="float" office:value="98.64" calcext:value-type="float">
            <text:p>98,64</text:p>
          </table:table-cell>
          <table:table-cell office:value-type="float" office:value="223.37" calcext:value-type="float">
            <text:p>223,37</text:p>
          </table:table-cell>
          <table:table-cell office:value-type="float" office:value="374.6" calcext:value-type="float">
            <text:p>374,60</text:p>
          </table:table-cell>
          <table:table-cell office:value-type="string" calcext:value-type="string">
            <text:p>tee</text:p>
          </table:table-cell>
          <table:table-cell office:value-type="float" office:value="2141.33" calcext:value-type="float">
            <text:p>2141,33</text:p>
          </table:table-cell>
          <table:table-cell office:value-type="float" office:value="3057.33" calcext:value-type="float">
            <text:p>3057,33</text:p>
          </table:table-cell>
          <table:table-cell office:value-type="float" office:value="1855.11" calcext:value-type="float">
            <text:p>1855,11</text:p>
          </table:table-cell>
          <table:table-cell office:value-type="float" office:value="2468.44" calcext:value-type="float">
            <text:p>2468,44</text:p>
          </table:table-cell>
          <table:table-cell office:value-type="float" office:value="42.78" calcext:value-type="float">
            <text:p>42,78</text:p>
          </table:table-cell>
          <table:table-cell office:value-type="float" office:value="33.06" calcext:value-type="float">
            <text:p>33,06</text:p>
          </table:table-cell>
        </table:table-row>
        <table:table-row table:style-name="ro1">
          <table:table-cell office:value-type="string" calcext:value-type="string">
            <text:p>test</text:p>
          </table:table-cell>
          <table:table-cell office:value-type="float" office:value="33.44" calcext:value-type="float">
            <text:p>33,44</text:p>
          </table:table-cell>
          <table:table-cell office:value-type="float" office:value="418.57" calcext:value-type="float">
            <text:p>418,57</text:p>
          </table:table-cell>
          <table:table-cell office:value-type="float" office:value="24.87" calcext:value-type="float">
            <text:p>24,87</text:p>
          </table:table-cell>
          <table:table-cell office:value-type="float" office:value="414.04" calcext:value-type="float">
            <text:p>414,04</text:p>
          </table:table-cell>
          <table:table-cell office:value-type="float" office:value="1151.7" calcext:value-type="float">
            <text:p>1151,70</text:p>
          </table:table-cell>
          <table:table-cell office:value-type="float" office:value="1564.68" calcext:value-type="float">
            <text:p>1564,68</text:p>
          </table:table-cell>
          <table:table-cell office:value-type="string" calcext:value-type="string">
            <text:p>test</text:p>
          </table:table-cell>
          <table:table-cell office:value-type="float" office:value="2146.22" calcext:value-type="float">
            <text:p>2146,22</text:p>
          </table:table-cell>
          <table:table-cell office:value-type="float" office:value="2912.44" calcext:value-type="float">
            <text:p>2912,44</text:p>
          </table:table-cell>
          <table:table-cell office:value-type="float" office:value="1821.78" calcext:value-type="float">
            <text:p>1821,78</text:p>
          </table:table-cell>
          <table:table-cell office:value-type="float" office:value="2591.11" calcext:value-type="float">
            <text:p>2591,11</text:p>
          </table:table-cell>
          <table:table-cell office:value-type="float" office:value="35.7" calcext:value-type="float">
            <text:p>35,70</text:p>
          </table:table-cell>
          <table:table-cell office:value-type="float" office:value="42.23" calcext:value-type="float">
            <text:p>42,23</text:p>
          </table:table-cell>
        </table:table-row>
        <table:table-row table:style-name="ro1">
          <table:table-cell office:value-type="string" calcext:value-type="string">
            <text:p>timeout</text:p>
          </table:table-cell>
          <table:table-cell office:value-type="float" office:value="34.01" calcext:value-type="float">
            <text:p>34,01</text:p>
          </table:table-cell>
          <table:table-cell office:value-type="float" office:value="103.7" calcext:value-type="float">
            <text:p>103,70</text:p>
          </table:table-cell>
          <table:table-cell office:value-type="float" office:value="25.36" calcext:value-type="float">
            <text:p>25,36</text:p>
          </table:table-cell>
          <table:table-cell office:value-type="float" office:value="107.32" calcext:value-type="float">
            <text:p>107,32</text:p>
          </table:table-cell>
          <table:table-cell office:value-type="float" office:value="204.94" calcext:value-type="float">
            <text:p>204,94</text:p>
          </table:table-cell>
          <table:table-cell office:value-type="float" office:value="323.1" calcext:value-type="float">
            <text:p>323,10</text:p>
          </table:table-cell>
          <table:table-cell office:value-type="string" calcext:value-type="string">
            <text:p>timeout</text:p>
          </table:table-cell>
          <table:table-cell office:value-type="float" office:value="2480.89" calcext:value-type="float">
            <text:p>2480,89</text:p>
          </table:table-cell>
          <table:table-cell office:value-type="float" office:value="3433.78" calcext:value-type="float">
            <text:p>3433,78</text:p>
          </table:table-cell>
          <table:table-cell office:value-type="float" office:value="2138.67" calcext:value-type="float">
            <text:p>2138,67</text:p>
          </table:table-cell>
          <table:table-cell office:value-type="float" office:value="2932.44" calcext:value-type="float">
            <text:p>2932,44</text:p>
          </table:table-cell>
          <table:table-cell office:value-type="float" office:value="38.41" calcext:value-type="float">
            <text:p>38,41</text:p>
          </table:table-cell>
          <table:table-cell office:value-type="float" office:value="37.12" calcext:value-type="float">
            <text:p>37,12</text:p>
          </table:table-cell>
        </table:table-row>
        <table:table-row table:style-name="ro1">
          <table:table-cell office:value-type="string" calcext:value-type="string">
            <text:p>touch</text:p>
          </table:table-cell>
          <table:table-cell office:value-type="float" office:value="74.58" calcext:value-type="float">
            <text:p>74,58</text:p>
          </table:table-cell>
          <table:table-cell office:value-type="float" office:value="611.27" calcext:value-type="float">
            <text:p>611,27</text:p>
          </table:table-cell>
          <table:table-cell office:value-type="float" office:value="65.92" calcext:value-type="float">
            <text:p>65,92</text:p>
          </table:table-cell>
          <table:table-cell office:value-type="float" office:value="643.51" calcext:value-type="float">
            <text:p>643,51</text:p>
          </table:table-cell>
          <table:table-cell office:value-type="float" office:value="719.58" calcext:value-type="float">
            <text:p>719,58</text:p>
          </table:table-cell>
          <table:table-cell office:value-type="float" office:value="876.2" calcext:value-type="float">
            <text:p>876,20</text:p>
          </table:table-cell>
          <table:table-cell office:value-type="string" calcext:value-type="string">
            <text:p>touch</text:p>
          </table:table-cell>
          <table:table-cell office:value-type="float" office:value="2408.44" calcext:value-type="float">
            <text:p>2408,44</text:p>
          </table:table-cell>
          <table:table-cell office:value-type="float" office:value="4000.89" calcext:value-type="float">
            <text:p>4000,89</text:p>
          </table:table-cell>
          <table:table-cell office:value-type="float" office:value="2021.78" calcext:value-type="float">
            <text:p>2021,78</text:p>
          </table:table-cell>
          <table:table-cell office:value-type="float" office:value="3264.89" calcext:value-type="float">
            <text:p>3264,89</text:p>
          </table:table-cell>
          <table:table-cell office:value-type="float" office:value="66.12" calcext:value-type="float">
            <text:p>66,12</text:p>
          </table:table-cell>
          <table:table-cell office:value-type="float" office:value="61.49" calcext:value-type="float">
            <text:p>61,49</text:p>
          </table:table-cell>
        </table:table-row>
        <table:table-row table:style-name="ro1">
          <table:table-cell office:value-type="string" calcext:value-type="string">
            <text:p>tr</text:p>
          </table:table-cell>
          <table:table-cell office:value-type="float" office:value="45.75" calcext:value-type="float">
            <text:p>45,75</text:p>
          </table:table-cell>
          <table:table-cell office:value-type="float" office:value="168.7" calcext:value-type="float">
            <text:p>168,70</text:p>
          </table:table-cell>
          <table:table-cell office:value-type="float" office:value="41.26" calcext:value-type="float">
            <text:p>41,26</text:p>
          </table:table-cell>
          <table:table-cell office:value-type="float" office:value="184.66" calcext:value-type="float">
            <text:p>184,66</text:p>
          </table:table-cell>
          <table:table-cell office:value-type="float" office:value="268.72" calcext:value-type="float">
            <text:p>268,72</text:p>
          </table:table-cell>
          <table:table-cell office:value-type="float" office:value="347.5" calcext:value-type="float">
            <text:p>347,50</text:p>
          </table:table-cell>
          <table:table-cell office:value-type="string" calcext:value-type="string">
            <text:p>tr</text:p>
          </table:table-cell>
          <table:table-cell office:value-type="float" office:value="2318.67" calcext:value-type="float">
            <text:p>2318,67</text:p>
          </table:table-cell>
          <table:table-cell office:value-type="float" office:value="4406.67" calcext:value-type="float">
            <text:p>4406,67</text:p>
          </table:table-cell>
          <table:table-cell office:value-type="float" office:value="2016" calcext:value-type="float">
            <text:p>2016,00</text:p>
          </table:table-cell>
          <table:table-cell office:value-type="float" office:value="3376" calcext:value-type="float">
            <text:p>3376,00</text:p>
          </table:table-cell>
          <table:table-cell office:value-type="float" office:value="90.05" calcext:value-type="float">
            <text:p>90,05</text:p>
          </table:table-cell>
          <table:table-cell office:value-type="float" office:value="67.46" calcext:value-type="float">
            <text:p>67,46</text:p>
          </table:table-cell>
        </table:table-row>
        <table:table-row table:style-name="ro1">
          <table:table-cell office:value-type="string" calcext:value-type="string">
            <text:p>true</text:p>
          </table:table-cell>
          <table:table-cell office:value-type="float" office:value="21.09" calcext:value-type="float">
            <text:p>21,09</text:p>
          </table:table-cell>
          <table:table-cell office:value-type="float" office:value="70.3" calcext:value-type="float">
            <text:p>70,30</text:p>
          </table:table-cell>
          <table:table-cell office:value-type="float" office:value="16.64" calcext:value-type="float">
            <text:p>16,64</text:p>
          </table:table-cell>
          <table:table-cell office:value-type="float" office:value="74.02" calcext:value-type="float">
            <text:p>74,02</text:p>
          </table:table-cell>
          <table:table-cell office:value-type="float" office:value="233.38" calcext:value-type="float">
            <text:p>233,38</text:p>
          </table:table-cell>
          <table:table-cell office:value-type="float" office:value="344.81" calcext:value-type="float">
            <text:p>344,81</text:p>
          </table:table-cell>
          <table:table-cell table:style-name="ce2" office:value-type="string" calcext:value-type="string">
            <text:p>true</text:p>
          </table:table-cell>
          <table:table-cell office:value-type="float" office:value="1195.11" calcext:value-type="float">
            <text:p>1195,11</text:p>
          </table:table-cell>
          <table:table-cell office:value-type="float" office:value="1804.44" calcext:value-type="float">
            <text:p>1804,44</text:p>
          </table:table-cell>
          <table:table-cell office:value-type="float" office:value="916.44" calcext:value-type="float">
            <text:p>916,44</text:p>
          </table:table-cell>
          <table:table-cell office:value-type="float" office:value="1474.22" calcext:value-type="float">
            <text:p>1474,22</text:p>
          </table:table-cell>
          <table:table-cell office:value-type="float" office:value="50.99" calcext:value-type="float">
            <text:p>50,99</text:p>
          </table:table-cell>
          <table:table-cell office:value-type="float" office:value="60.86" calcext:value-type="float">
            <text:p>60,86</text:p>
          </table:table-cell>
        </table:table-row>
        <table:table-row table:style-name="ro1">
          <table:table-cell office:value-type="string" calcext:value-type="string">
            <text:p>truncate</text:p>
          </table:table-cell>
          <table:table-cell office:value-type="float" office:value="29.34" calcext:value-type="float">
            <text:p>29,34</text:p>
          </table:table-cell>
          <table:table-cell office:value-type="float" office:value="119.51" calcext:value-type="float">
            <text:p>119,51</text:p>
          </table:table-cell>
          <table:table-cell office:value-type="float" office:value="28.96" calcext:value-type="float">
            <text:p>28,96</text:p>
          </table:table-cell>
          <table:table-cell office:value-type="float" office:value="135.49" calcext:value-type="float">
            <text:p>135,49</text:p>
          </table:table-cell>
          <table:table-cell office:value-type="float" office:value="307.39" calcext:value-type="float">
            <text:p>307,39</text:p>
          </table:table-cell>
          <table:table-cell office:value-type="float" office:value="367.85" calcext:value-type="float">
            <text:p>367,85</text:p>
          </table:table-cell>
          <table:table-cell office:value-type="string" calcext:value-type="string">
            <text:p>truncate</text:p>
          </table:table-cell>
          <table:table-cell office:value-type="float" office:value="2304.89" calcext:value-type="float">
            <text:p>2304,89</text:p>
          </table:table-cell>
          <table:table-cell office:value-type="float" office:value="3806.22" calcext:value-type="float">
            <text:p>3806,22</text:p>
          </table:table-cell>
          <table:table-cell office:value-type="float" office:value="2043.11" calcext:value-type="float">
            <text:p>2043,11</text:p>
          </table:table-cell>
          <table:table-cell office:value-type="float" office:value="3163.11" calcext:value-type="float">
            <text:p>3163,11</text:p>
          </table:table-cell>
          <table:table-cell office:value-type="float" office:value="65.14" calcext:value-type="float">
            <text:p>65,14</text:p>
          </table:table-cell>
          <table:table-cell office:value-type="float" office:value="54.82" calcext:value-type="float">
            <text:p>54,82</text:p>
          </table:table-cell>
        </table:table-row>
        <table:table-row table:style-name="ro1">
          <table:table-cell office:value-type="string" calcext:value-type="string">
            <text:p>tsort</text:p>
          </table:table-cell>
          <table:table-cell office:value-type="float" office:value="29.33" calcext:value-type="float">
            <text:p>29,33</text:p>
          </table:table-cell>
          <table:table-cell office:value-type="float" office:value="111.32" calcext:value-type="float">
            <text:p>111,32</text:p>
          </table:table-cell>
          <table:table-cell office:value-type="float" office:value="20.76" calcext:value-type="float">
            <text:p>20,76</text:p>
          </table:table-cell>
          <table:table-cell office:value-type="float" office:value="119.1" calcext:value-type="float">
            <text:p>119,10</text:p>
          </table:table-cell>
          <table:table-cell office:value-type="float" office:value="279.57" calcext:value-type="float">
            <text:p>279,57</text:p>
          </table:table-cell>
          <table:table-cell office:value-type="float" office:value="473.72" calcext:value-type="float">
            <text:p>473,72</text:p>
          </table:table-cell>
          <table:table-cell office:value-type="string" calcext:value-type="string">
            <text:p>tsort</text:p>
          </table:table-cell>
          <table:table-cell office:value-type="float" office:value="2129.33" calcext:value-type="float">
            <text:p>2129,33</text:p>
          </table:table-cell>
          <table:table-cell office:value-type="float" office:value="3537.33" calcext:value-type="float">
            <text:p>3537,33</text:p>
          </table:table-cell>
          <table:table-cell office:value-type="float" office:value="1802.22" calcext:value-type="float">
            <text:p>1802,22</text:p>
          </table:table-cell>
          <table:table-cell office:value-type="float" office:value="2673.78" calcext:value-type="float">
            <text:p>2673,78</text:p>
          </table:table-cell>
          <table:table-cell office:value-type="float" office:value="66.12" calcext:value-type="float">
            <text:p>66,12</text:p>
          </table:table-cell>
          <table:table-cell office:value-type="float" office:value="48.36" calcext:value-type="float">
            <text:p>48,36</text:p>
          </table:table-cell>
        </table:table-row>
        <table:table-row table:style-name="ro1">
          <table:table-cell office:value-type="string" calcext:value-type="string">
            <text:p>tty</text:p>
          </table:table-cell>
          <table:table-cell office:value-type="float" office:value="25.22" calcext:value-type="float">
            <text:p>25,22</text:p>
          </table:table-cell>
          <table:table-cell office:value-type="float" office:value="74.43" calcext:value-type="float">
            <text:p>74,43</text:p>
          </table:table-cell>
          <table:table-cell office:value-type="float" office:value="16.66" calcext:value-type="float">
            <text:p>16,66</text:p>
          </table:table-cell>
          <table:table-cell office:value-type="float" office:value="74.03" calcext:value-type="float">
            <text:p>74,03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  <table:table-cell office:value-type="string" calcext:value-type="string">
            <text:p>tty</text:p>
          </table:table-cell>
          <table:table-cell office:value-type="float" office:value="2192.44" calcext:value-type="float">
            <text:p>2192,44</text:p>
          </table:table-cell>
          <table:table-cell office:value-type="float" office:value="2876.44" calcext:value-type="float">
            <text:p>2876,44</text:p>
          </table:table-cell>
          <table:table-cell office:value-type="float" office:value="1853.33" calcext:value-type="float">
            <text:p>1853,33</text:p>
          </table:table-cell>
          <table:table-cell office:value-type="float" office:value="2421.33" calcext:value-type="float">
            <text:p>2421,33</text:p>
          </table:table-cell>
          <table:table-cell office:value-type="float" office:value="31.2" calcext:value-type="float">
            <text:p>31,20</text:p>
          </table:table-cell>
          <table:table-cell office:value-type="float" office:value="30.65" calcext:value-type="float">
            <text:p>30,65</text:p>
          </table:table-cell>
        </table:table-row>
        <table:table-row table:style-name="ro1">
          <table:table-cell office:value-type="string" calcext:value-type="string">
            <text:p>uname</text:p>
          </table:table-cell>
          <table:table-cell office:value-type="float" office:value="25.22" calcext:value-type="float">
            <text:p>25,22</text:p>
          </table:table-cell>
          <table:table-cell office:value-type="float" office:value="86.72" calcext:value-type="float">
            <text:p>86,72</text:p>
          </table:table-cell>
          <table:table-cell office:value-type="float" office:value="20.76" calcext:value-type="float">
            <text:p>20,76</text:p>
          </table:table-cell>
          <table:table-cell office:value-type="float" office:value="90.42" calcext:value-type="float">
            <text:p>90,42</text:p>
          </table:table-cell>
          <table:table-cell office:value-type="float" office:value="243.91" calcext:value-type="float">
            <text:p>243,91</text:p>
          </table:table-cell>
          <table:table-cell office:value-type="float" office:value="335.57" calcext:value-type="float">
            <text:p>335,57</text:p>
          </table:table-cell>
          <table:table-cell office:value-type="string" calcext:value-type="string">
            <text:p>uname</text:p>
          </table:table-cell>
          <table:table-cell office:value-type="float" office:value="2146.67" calcext:value-type="float">
            <text:p>2146,67</text:p>
          </table:table-cell>
          <table:table-cell office:value-type="float" office:value="3275.11" calcext:value-type="float">
            <text:p>3275,11</text:p>
          </table:table-cell>
          <table:table-cell office:value-type="float" office:value="1862.67" calcext:value-type="float">
            <text:p>1862,67</text:p>
          </table:table-cell>
          <table:table-cell office:value-type="float" office:value="2703.56" calcext:value-type="float">
            <text:p>2703,56</text:p>
          </table:table-cell>
          <table:table-cell office:value-type="float" office:value="52.57" calcext:value-type="float">
            <text:p>52,57</text:p>
          </table:table-cell>
          <table:table-cell office:value-type="float" office:value="45.14" calcext:value-type="float">
            <text:p>45,14</text:p>
          </table:table-cell>
        </table:table-row>
        <table:table-row table:style-name="ro1">
          <table:table-cell office:value-type="string" calcext:value-type="string">
            <text:p>unexpand</text:p>
          </table:table-cell>
          <table:table-cell office:value-type="float" office:value="29.37" calcext:value-type="float">
            <text:p>29,37</text:p>
          </table:table-cell>
          <table:table-cell office:value-type="float" office:value="107.26" calcext:value-type="float">
            <text:p>107,26</text:p>
          </table:table-cell>
          <table:table-cell office:value-type="float" office:value="24.88" calcext:value-type="float">
            <text:p>24,88</text:p>
          </table:table-cell>
          <table:table-cell office:value-type="float" office:value="115.02" calcext:value-type="float">
            <text:p>115,02</text:p>
          </table:table-cell>
          <table:table-cell office:value-type="float" office:value="265.21" calcext:value-type="float">
            <text:p>265,21</text:p>
          </table:table-cell>
          <table:table-cell office:value-type="float" office:value="362.32" calcext:value-type="float">
            <text:p>362,32</text:p>
          </table:table-cell>
          <table:table-cell office:value-type="string" calcext:value-type="string">
            <text:p>unexpand</text:p>
          </table:table-cell>
          <table:table-cell office:value-type="float" office:value="2164.89" calcext:value-type="float">
            <text:p>2164,89</text:p>
          </table:table-cell>
          <table:table-cell office:value-type="float" office:value="3276" calcext:value-type="float">
            <text:p>3276,00</text:p>
          </table:table-cell>
          <table:table-cell office:value-type="float" office:value="1817.78" calcext:value-type="float">
            <text:p>1817,78</text:p>
          </table:table-cell>
          <table:table-cell office:value-type="float" office:value="2619.11" calcext:value-type="float">
            <text:p>2619,11</text:p>
          </table:table-cell>
          <table:table-cell office:value-type="float" office:value="51.32" calcext:value-type="float">
            <text:p>51,32</text:p>
          </table:table-cell>
          <table:table-cell office:value-type="float" office:value="44.08" calcext:value-type="float">
            <text:p>44,08</text:p>
          </table:table-cell>
        </table:table-row>
        <table:table-row table:style-name="ro1">
          <table:table-cell office:value-type="string" calcext:value-type="string">
            <text:p>uniq</text:p>
          </table:table-cell>
          <table:table-cell office:value-type="float" office:value="37.58" calcext:value-type="float">
            <text:p>37,58</text:p>
          </table:table-cell>
          <table:table-cell office:value-type="float" office:value="144.14" calcext:value-type="float">
            <text:p>144,14</text:p>
          </table:table-cell>
          <table:table-cell office:value-type="float" office:value="28.98" calcext:value-type="float">
            <text:p>28,98</text:p>
          </table:table-cell>
          <table:table-cell office:value-type="float" office:value="151.9" calcext:value-type="float">
            <text:p>151,90</text:p>
          </table:table-cell>
          <table:table-cell office:value-type="float" office:value="283.61" calcext:value-type="float">
            <text:p>283,61</text:p>
          </table:table-cell>
          <table:table-cell office:value-type="float" office:value="424.1" calcext:value-type="float">
            <text:p>424,10</text:p>
          </table:table-cell>
          <table:table-cell office:value-type="string" calcext:value-type="string">
            <text:p>uniq</text:p>
          </table:table-cell>
          <table:table-cell office:value-type="float" office:value="2168.89" calcext:value-type="float">
            <text:p>2168,89</text:p>
          </table:table-cell>
          <table:table-cell office:value-type="float" office:value="3702.22" calcext:value-type="float">
            <text:p>3702,22</text:p>
          </table:table-cell>
          <table:table-cell office:value-type="float" office:value="1814.22" calcext:value-type="float">
            <text:p>1814,22</text:p>
          </table:table-cell>
          <table:table-cell office:value-type="float" office:value="2765.78" calcext:value-type="float">
            <text:p>2765,78</text:p>
          </table:table-cell>
          <table:table-cell office:value-type="float" office:value="70.7" calcext:value-type="float">
            <text:p>70,70</text:p>
          </table:table-cell>
          <table:table-cell office:value-type="float" office:value="52.45" calcext:value-type="float">
            <text:p>52,45</text:p>
          </table:table-cell>
        </table:table-row>
        <table:table-row table:style-name="ro1">
          <table:table-cell office:value-type="string" calcext:value-type="string">
            <text:p>unlink</text:p>
          </table:table-cell>
          <table:table-cell office:value-type="float" office:value="25.2" calcext:value-type="float">
            <text:p>25,20</text:p>
          </table:table-cell>
          <table:table-cell office:value-type="float" office:value="74.42" calcext:value-type="float">
            <text:p>74,42</text:p>
          </table:table-cell>
          <table:table-cell office:value-type="float" office:value="16.65" calcext:value-type="float">
            <text:p>16,65</text:p>
          </table:table-cell>
          <table:table-cell office:value-type="float" office:value="78.13" calcext:value-type="float">
            <text:p>78,13</text:p>
          </table:table-cell>
          <table:table-cell office:value-type="float" office:value="195.33" calcext:value-type="float">
            <text:p>195,33</text:p>
          </table:table-cell>
          <table:table-cell office:value-type="float" office:value="369.29" calcext:value-type="float">
            <text:p>369,29</text:p>
          </table:table-cell>
          <table:table-cell office:value-type="string" calcext:value-type="string">
            <text:p>unlink</text:p>
          </table:table-cell>
          <table:table-cell office:value-type="float" office:value="2339.56" calcext:value-type="float">
            <text:p>2339,56</text:p>
          </table:table-cell>
          <table:table-cell office:value-type="float" office:value="3110.22" calcext:value-type="float">
            <text:p>3110,22</text:p>
          </table:table-cell>
          <table:table-cell office:value-type="float" office:value="1973.33" calcext:value-type="float">
            <text:p>1973,33</text:p>
          </table:table-cell>
          <table:table-cell office:value-type="float" office:value="2701.33" calcext:value-type="float">
            <text:p>2701,33</text:p>
          </table:table-cell>
          <table:table-cell office:value-type="float" office:value="32.94" calcext:value-type="float">
            <text:p>32,94</text:p>
          </table:table-cell>
          <table:table-cell office:value-type="float" office:value="36.89" calcext:value-type="float">
            <text:p>36,89</text:p>
          </table:table-cell>
        </table:table-row>
        <table:table-row table:style-name="ro1">
          <table:table-cell office:value-type="string" calcext:value-type="string">
            <text:p>uptime</text:p>
          </table:table-cell>
          <table:table-cell office:value-type="float" office:value="37.69" calcext:value-type="float">
            <text:p>37,69</text:p>
          </table:table-cell>
          <table:table-cell office:value-type="float" office:value="119.68" calcext:value-type="float">
            <text:p>119,68</text:p>
          </table:table-cell>
          <table:table-cell office:value-type="float" office:value="29.04" calcext:value-type="float">
            <text:p>29,04</text:p>
          </table:table-cell>
          <table:table-cell office:value-type="float" office:value="123.28" calcext:value-type="float">
            <text:p>123,28</text:p>
          </table:table-cell>
          <table:table-cell office:value-type="float" office:value="217.55" calcext:value-type="float">
            <text:p>217,55</text:p>
          </table:table-cell>
          <table:table-cell office:value-type="float" office:value="324.52" calcext:value-type="float">
            <text:p>324,52</text:p>
          </table:table-cell>
          <table:table-cell office:value-type="string" calcext:value-type="string">
            <text:p>uptime</text:p>
          </table:table-cell>
          <table:table-cell office:value-type="float" office:value="2433.33" calcext:value-type="float">
            <text:p>2433,33</text:p>
          </table:table-cell>
          <table:table-cell office:value-type="float" office:value="3229.33" calcext:value-type="float">
            <text:p>3229,33</text:p>
          </table:table-cell>
          <table:table-cell office:value-type="float" office:value="2139.11" calcext:value-type="float">
            <text:p>2139,11</text:p>
          </table:table-cell>
          <table:table-cell office:value-type="float" office:value="2757.33" calcext:value-type="float">
            <text:p>2757,33</text:p>
          </table:table-cell>
          <table:table-cell office:value-type="float" office:value="32.71" calcext:value-type="float">
            <text:p>32,71</text:p>
          </table:table-cell>
          <table:table-cell office:value-type="float" office:value="28.9" calcext:value-type="float">
            <text:p>28,90</text:p>
          </table:table-cell>
        </table:table-row>
        <table:table-row table:style-name="ro1">
          <table:table-cell office:value-type="string" calcext:value-type="string">
            <text:p>users</text:p>
          </table:table-cell>
          <table:table-cell office:value-type="float" office:value="25.26" calcext:value-type="float">
            <text:p>25,26</text:p>
          </table:table-cell>
          <table:table-cell office:value-type="float" office:value="82.66" calcext:value-type="float">
            <text:p>82,66</text:p>
          </table:table-cell>
          <table:table-cell office:value-type="float" office:value="20.78" calcext:value-type="float">
            <text:p>20,78</text:p>
          </table:table-cell>
          <table:table-cell office:value-type="float" office:value="86.34" calcext:value-type="float">
            <text:p>86,34</text:p>
          </table:table-cell>
          <table:table-cell office:value-type="float" office:value="227.3" calcext:value-type="float">
            <text:p>227,30</text:p>
          </table:table-cell>
          <table:table-cell office:value-type="float" office:value="315.59" calcext:value-type="float">
            <text:p>315,59</text:p>
          </table:table-cell>
          <table:table-cell office:value-type="string" calcext:value-type="string">
            <text:p>users</text:p>
          </table:table-cell>
          <table:table-cell office:value-type="float" office:value="2157.33" calcext:value-type="float">
            <text:p>2157,33</text:p>
          </table:table-cell>
          <table:table-cell office:value-type="float" office:value="2981.78" calcext:value-type="float">
            <text:p>2981,78</text:p>
          </table:table-cell>
          <table:table-cell office:value-type="float" office:value="1864.44" calcext:value-type="float">
            <text:p>1864,44</text:p>
          </table:table-cell>
          <table:table-cell office:value-type="float" office:value="2586.22" calcext:value-type="float">
            <text:p>2586,22</text:p>
          </table:table-cell>
          <table:table-cell office:value-type="float" office:value="38.22" calcext:value-type="float">
            <text:p>38,22</text:p>
          </table:table-cell>
          <table:table-cell office:value-type="float" office:value="38.71" calcext:value-type="float">
            <text:p>38,71</text:p>
          </table:table-cell>
        </table:table-row>
        <table:table-row table:style-name="ro1">
          <table:table-cell office:value-type="string" calcext:value-type="string">
            <text:p>vdir</text:p>
          </table:table-cell>
          <table:table-cell office:value-type="float" office:value="128.52" calcext:value-type="float">
            <text:p>128,52</text:p>
          </table:table-cell>
          <table:table-cell office:value-type="float" office:value="599.66" calcext:value-type="float">
            <text:p>599,66</text:p>
          </table:table-cell>
          <table:table-cell office:value-type="float" office:value="107.23" calcext:value-type="float">
            <text:p>107,23</text:p>
          </table:table-cell>
          <table:table-cell office:value-type="float" office:value="656.13" calcext:value-type="float">
            <text:p>656,13</text:p>
          </table:table-cell>
          <table:table-cell office:value-type="float" office:value="366.59" calcext:value-type="float">
            <text:p>366,59</text:p>
          </table:table-cell>
          <table:table-cell office:value-type="float" office:value="511.9" calcext:value-type="float">
            <text:p>511,90</text:p>
          </table:table-cell>
          <table:table-cell office:value-type="string" calcext:value-type="string">
            <text:p>vdir</text:p>
          </table:table-cell>
          <table:table-cell office:value-type="float" office:value="2909.33" calcext:value-type="float">
            <text:p>2909,33</text:p>
          </table:table-cell>
          <table:table-cell office:value-type="float" office:value="9188.44" calcext:value-type="float">
            <text:p>9188,44</text:p>
          </table:table-cell>
          <table:table-cell office:value-type="float" office:value="2619.11" calcext:value-type="float">
            <text:p>2619,11</text:p>
          </table:table-cell>
          <table:table-cell office:value-type="float" office:value="6421.33" calcext:value-type="float">
            <text:p>6421,33</text:p>
          </table:table-cell>
          <table:table-cell office:value-type="float" office:value="215.83" calcext:value-type="float">
            <text:p>215,83</text:p>
          </table:table-cell>
          <table:table-cell office:value-type="float" office:value="145.17" calcext:value-type="float">
            <text:p>145,17</text:p>
          </table:table-cell>
        </table:table-row>
        <table:table-row table:style-name="ro1">
          <table:table-cell office:value-type="string" calcext:value-type="string">
            <text:p>wc</text:p>
          </table:table-cell>
          <table:table-cell office:value-type="float" office:value="37.66" calcext:value-type="float">
            <text:p>37,66</text:p>
          </table:table-cell>
          <table:table-cell office:value-type="float" office:value="144.22" calcext:value-type="float">
            <text:p>144,22</text:p>
          </table:table-cell>
          <table:table-cell office:value-type="float" office:value="29.02" calcext:value-type="float">
            <text:p>29,02</text:p>
          </table:table-cell>
          <table:table-cell office:value-type="float" office:value="156.03" calcext:value-type="float">
            <text:p>156,03</text:p>
          </table:table-cell>
          <table:table-cell office:value-type="float" office:value="282.98" calcext:value-type="float">
            <text:p>282,98</text:p>
          </table:table-cell>
          <table:table-cell office:value-type="float" office:value="437.66" calcext:value-type="float">
            <text:p>437,66</text:p>
          </table:table-cell>
          <table:table-cell office:value-type="string" calcext:value-type="string">
            <text:p>wc</text:p>
          </table:table-cell>
          <table:table-cell office:value-type="float" office:value="2208" calcext:value-type="float">
            <text:p>2208,00</text:p>
          </table:table-cell>
          <table:table-cell office:value-type="float" office:value="4172.44" calcext:value-type="float">
            <text:p>4172,44</text:p>
          </table:table-cell>
          <table:table-cell office:value-type="float" office:value="1833.78" calcext:value-type="float">
            <text:p>1833,78</text:p>
          </table:table-cell>
          <table:table-cell office:value-type="float" office:value="3041.33" calcext:value-type="float">
            <text:p>3041,33</text:p>
          </table:table-cell>
          <table:table-cell office:value-type="float" office:value="88.97" calcext:value-type="float">
            <text:p>88,97</text:p>
          </table:table-cell>
          <table:table-cell office:value-type="float" office:value="65.85" calcext:value-type="float">
            <text:p>65,85</text:p>
          </table:table-cell>
        </table:table-row>
        <table:table-row table:style-name="ro1">
          <table:table-cell office:value-type="string" calcext:value-type="string">
            <text:p>who</text:p>
          </table:table-cell>
          <table:table-cell office:value-type="float" office:value="33.57" calcext:value-type="float">
            <text:p>33,57</text:p>
          </table:table-cell>
          <table:table-cell office:value-type="float" office:value="426.89" calcext:value-type="float">
            <text:p>426,89</text:p>
          </table:table-cell>
          <table:table-cell office:value-type="float" office:value="29.02" calcext:value-type="float">
            <text:p>29,02</text:p>
          </table:table-cell>
          <table:table-cell office:value-type="float" office:value="426.39" calcext:value-type="float">
            <text:p>426,39</text:p>
          </table:table-cell>
          <table:table-cell office:value-type="float" office:value="1171.71" calcext:value-type="float">
            <text:p>1171,71</text:p>
          </table:table-cell>
          <table:table-cell office:value-type="float" office:value="1369.1" calcext:value-type="float">
            <text:p>1369,10</text:p>
          </table:table-cell>
          <table:table-cell office:value-type="string" calcext:value-type="string">
            <text:p>who</text:p>
          </table:table-cell>
          <table:table-cell office:value-type="float" office:value="2374.22" calcext:value-type="float">
            <text:p>2374,22</text:p>
          </table:table-cell>
          <table:table-cell office:value-type="float" office:value="12129.33" calcext:value-type="float">
            <text:p>12129,33</text:p>
          </table:table-cell>
          <table:table-cell office:value-type="float" office:value="2119.11" calcext:value-type="float">
            <text:p>2119,11</text:p>
          </table:table-cell>
          <table:table-cell office:value-type="float" office:value="7013.78" calcext:value-type="float">
            <text:p>7013,78</text:p>
          </table:table-cell>
          <table:table-cell office:value-type="float" office:value="410.88" calcext:value-type="float">
            <text:p>410,88</text:p>
          </table:table-cell>
          <table:table-cell office:value-type="float" office:value="230.98" calcext:value-type="float">
            <text:p>230,98</text:p>
          </table:table-cell>
        </table:table-row>
        <table:table-row table:style-name="ro1">
          <table:table-cell office:value-type="string" calcext:value-type="string">
            <text:p>whoami</text:p>
          </table:table-cell>
          <table:table-cell office:value-type="float" office:value="25.22" calcext:value-type="float">
            <text:p>25,22</text:p>
          </table:table-cell>
          <table:table-cell office:value-type="float" office:value="74.43" calcext:value-type="float">
            <text:p>74,43</text:p>
          </table:table-cell>
          <table:table-cell office:value-type="float" office:value="16.66" calcext:value-type="float">
            <text:p>16,66</text:p>
          </table:table-cell>
          <table:table-cell office:value-type="float" office:value="74.03" calcext:value-type="float">
            <text:p>74,03</text:p>
          </table:table-cell>
          <table:table-cell office:value-type="float" office:value="195.18" calcext:value-type="float">
            <text:p>195,18</text:p>
          </table:table-cell>
          <table:table-cell office:value-type="float" office:value="344.48" calcext:value-type="float">
            <text:p>344,48</text:p>
          </table:table-cell>
          <table:table-cell office:value-type="string" calcext:value-type="string">
            <text:p>whoami</text:p>
          </table:table-cell>
          <table:table-cell office:value-type="float" office:value="2714.22" calcext:value-type="float">
            <text:p>2714,22</text:p>
          </table:table-cell>
          <table:table-cell office:value-type="float" office:value="3272" calcext:value-type="float">
            <text:p>3272,00</text:p>
          </table:table-cell>
          <table:table-cell office:value-type="float" office:value="2393.78" calcext:value-type="float">
            <text:p>2393,78</text:p>
          </table:table-cell>
          <table:table-cell office:value-type="float" office:value="2742.67" calcext:value-type="float">
            <text:p>2742,67</text:p>
          </table:table-cell>
          <table:table-cell office:value-type="float" office:value="20.55" calcext:value-type="float">
            <text:p>20,55</text:p>
          </table:table-cell>
          <table:table-cell office:value-type="float" office:value="14.57" calcext:value-type="float">
            <text:p>14,57</text:p>
          </table:table-cell>
        </table:table-row>
        <table:table-row table:style-name="ro1">
          <table:table-cell office:value-type="string" calcext:value-type="string">
            <text:p>yes</text:p>
          </table:table-cell>
          <table:table-cell office:value-type="float" office:value="25.2" calcext:value-type="float">
            <text:p>25,20</text:p>
          </table:table-cell>
          <table:table-cell office:value-type="float" office:value="78.51" calcext:value-type="float">
            <text:p>78,51</text:p>
          </table:table-cell>
          <table:table-cell office:value-type="float" office:value="16.65" calcext:value-type="float">
            <text:p>16,65</text:p>
          </table:table-cell>
          <table:table-cell office:value-type="float" office:value="82.22" calcext:value-type="float">
            <text:p>82,22</text:p>
          </table:table-cell>
          <table:table-cell office:value-type="float" office:value="211.56" calcext:value-type="float">
            <text:p>211,56</text:p>
          </table:table-cell>
          <table:table-cell office:value-type="float" office:value="393.85" calcext:value-type="float">
            <text:p>393,85</text:p>
          </table:table-cell>
          <table:table-cell office:value-type="string" calcext:value-type="string">
            <text:p>yes</text:p>
          </table:table-cell>
          <table:table-cell office:value-type="float" office:value="2081.33" calcext:value-type="float">
            <text:p>2081,33</text:p>
          </table:table-cell>
          <table:table-cell office:value-type="float" office:value="2838.22" calcext:value-type="float">
            <text:p>2838,22</text:p>
          </table:table-cell>
          <table:table-cell office:value-type="float" office:value="1773.33" calcext:value-type="float">
            <text:p>1773,33</text:p>
          </table:table-cell>
          <table:table-cell office:value-type="float" office:value="2291.11" calcext:value-type="float">
            <text:p>2291,11</text:p>
          </table:table-cell>
          <table:table-cell office:value-type="float" office:value="36.37" calcext:value-type="float">
            <text:p>36,37</text:p>
          </table:table-cell>
          <table:table-cell office:value-type="float" office:value="29.2" calcext:value-type="float">
            <text:p>29,20</text:p>
          </table:table-cell>
        </table:table-row>
        <table:table-row table:style-name="ro1">
          <table:table-cell table:style-name="ce4" office:value-type="string" calcext:value-type="string">
            <text:p>Mittelwert</text:p>
          </table:table-cell>
          <table:table-cell table:formula="of:=AVERAGE([.B4:.B108])" office:value-type="float" office:value="43.5474285714286" calcext:value-type="float">
            <text:p>43,55</text:p>
          </table:table-cell>
          <table:table-cell table:formula="of:=AVERAGE([.C4:.C108])" office:value-type="float" office:value="221.543047619048" calcext:value-type="float">
            <text:p>221,54</text:p>
          </table:table-cell>
          <table:table-cell table:formula="of:=AVERAGE([.D4:.D108])" office:value-type="float" office:value="36.6752380952381" calcext:value-type="float">
            <text:p>36,68</text:p>
          </table:table-cell>
          <table:table-cell table:formula="of:=AVERAGE([.E4:.E108])" office:value-type="float" office:value="235.855142857143" calcext:value-type="float">
            <text:p>235,86</text:p>
          </table:table-cell>
          <table:table-cell table:formula="of:=AVERAGE([.F4:.F108])" office:value-type="float" office:value="386.334285714286" calcext:value-type="float">
            <text:p>386,33</text:p>
          </table:table-cell>
          <table:table-cell table:formula="of:=AVERAGE([.G4:.G108])" office:value-type="float" office:value="524.815428571429" calcext:value-type="float">
            <text:p>524,82</text:p>
          </table:table-cell>
          <table:table-cell/>
          <table:table-cell table:style-name="Default" table:number-columns-repeated="6"/>
        </table:table-row>
      </table:table>
      <table:named-expressions/>
      <table:database-ranges>
        <table:database-range table:name="__Anonymous_Sheet_DB__0" table:target-range-address="Sheet1.H4:Sheet1.N10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7-22T19:49:49.119064106</meta:creation-date>
    <dc:date>2021-07-22T19:54:27.249036298</dc:date>
    <meta:editing-duration>PT4M38S</meta:editing-duration>
    <meta:editing-cycles>1</meta:editing-cycles>
    <meta:document-statistic meta:table-count="1" meta:cell-count="1498" meta:object-count="1"/>
    <meta:generator>LibreOffice/6.0.7.3$Linux_X86_64 LibreOffice_project/0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2" number:language="de" number:country="DE">
      <number:number number:decimal-places="2" loext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>
        <chart:symbol-image xlink:href="Pictures/2000000E000000DD000000DDB43ABA64C5FC9CAB.svm"/>
      </style:chart-properties>
    </style:style>
    <style:style style:name="ch4" style:family="chart" style:data-style-name="N1000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2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684cm" svg:y="4.201cm" style:legend-expansion="high" chart:style-name="ch2"/>
        <chart:plot-area chart:style-name="ch3" table:cell-range-address="Sheet1.B4:Sheet1.B108 Sheet1.M4:Sheet1.M108" svg:x="0.32cm" svg:y="0.18cm" svg:width="13.044cm" svg:height="8.64cm">
          <chartooo:coordinate-region svg:x="1.603cm" svg:y="0.379cm" svg:width="11.243cm" svg:height="7.79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M4:Sheet1.M108" chart:class="chart:scatter">
            <chart:domain table:cell-range-address="Sheet1.B4:Sheet1.B108"/>
            <chart:data-point chart:repeated="10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.45">
                <text:p>33.45</text:p>
                <draw:g>
                  <svg:desc>Sheet1.B4:Sheet1.B108</svg:desc>
                </draw:g>
              </table:table-cell>
              <table:table-cell office:value-type="float" office:value="348.34">
                <text:p>348.34</text:p>
                <draw:g>
                  <svg:desc>Sheet1.M4:Sheet1.M10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9.91">
                <text:p>49.91</text:p>
              </table:table-cell>
              <table:table-cell office:value-type="float" office:value="115.93">
                <text:p>115.9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3.46">
                <text:p>33.46</text:p>
              </table:table-cell>
              <table:table-cell office:value-type="float" office:value="47.21">
                <text:p>47.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3.46">
                <text:p>33.46</text:p>
              </table:table-cell>
              <table:table-cell office:value-type="float" office:value="49.48">
                <text:p>49.4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5.21">
                <text:p>25.21</text:p>
              </table:table-cell>
              <table:table-cell office:value-type="float" office:value="36.57">
                <text:p>36.5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9.39">
                <text:p>29.39</text:p>
              </table:table-cell>
              <table:table-cell office:value-type="float" office:value="70.46">
                <text:p>70.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4.04">
                <text:p>54.04</text:p>
              </table:table-cell>
              <table:table-cell office:value-type="float" office:value="69.8">
                <text:p>69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4.06">
                <text:p>54.06</text:p>
              </table:table-cell>
              <table:table-cell office:value-type="float" office:value="55.59">
                <text:p>55.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4.01">
                <text:p>54.01</text:p>
              </table:table-cell>
              <table:table-cell office:value-type="float" office:value="65.54">
                <text:p>65.5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8.17">
                <text:p>58.17</text:p>
              </table:table-cell>
              <table:table-cell office:value-type="float" office:value="47.95">
                <text:p>47.9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3.54">
                <text:p>33.54</text:p>
              </table:table-cell>
              <table:table-cell office:value-type="float" office:value="59.52">
                <text:p>59.5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5.22">
                <text:p>25.22</text:p>
              </table:table-cell>
              <table:table-cell office:value-type="float" office:value="35.33">
                <text:p>35.3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9.34">
                <text:p>29.34</text:p>
              </table:table-cell>
              <table:table-cell office:value-type="float" office:value="61.13">
                <text:p>61.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1.25">
                <text:p>91.25</text:p>
              </table:table-cell>
              <table:table-cell office:value-type="float" office:value="83.79">
                <text:p>83.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5.86">
                <text:p>45.86</text:p>
              </table:table-cell>
              <table:table-cell office:value-type="float" office:value="108.23">
                <text:p>108.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3.5">
                <text:p>33.5</text:p>
              </table:table-cell>
              <table:table-cell office:value-type="float" office:value="49.07">
                <text:p>49.0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6.86">
                <text:p>86.86</text:p>
              </table:table-cell>
              <table:table-cell office:value-type="float" office:value="57.58">
                <text:p>57.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8.26">
                <text:p>58.26</text:p>
              </table:table-cell>
              <table:table-cell office:value-type="float" office:value="157.01">
                <text:p>157.0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1.18">
                <text:p>71.18</text:p>
              </table:table-cell>
              <table:table-cell office:value-type="float" office:value="271.77">
                <text:p>271.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28.52">
                <text:p>128.52</text:p>
              </table:table-cell>
              <table:table-cell office:value-type="float" office:value="285.77">
                <text:p>285.7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7.54">
                <text:p>37.54</text:p>
              </table:table-cell>
              <table:table-cell office:value-type="float" office:value="61.29">
                <text:p>61.2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5.21">
                <text:p>25.21</text:p>
              </table:table-cell>
              <table:table-cell office:value-type="float" office:value="38.25">
                <text:p>38.2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5.29">
                <text:p>95.29</text:p>
              </table:table-cell>
              <table:table-cell office:value-type="float" office:value="163.56">
                <text:p>163.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5.19">
                <text:p>25.19</text:p>
              </table:table-cell>
              <table:table-cell office:value-type="float" office:value="53.11">
                <text:p>53.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.23">
                <text:p>25.23</text:p>
              </table:table-cell>
              <table:table-cell office:value-type="float" office:value="33.51">
                <text:p>33.5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9.37">
                <text:p>29.37</text:p>
              </table:table-cell>
              <table:table-cell office:value-type="float" office:value="43.77">
                <text:p>43.7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7.66">
                <text:p>37.66</text:p>
              </table:table-cell>
              <table:table-cell office:value-type="float" office:value="37.26">
                <text:p>37.2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70.61">
                <text:p>70.61</text:p>
              </table:table-cell>
              <table:table-cell office:value-type="float" office:value="36.25">
                <text:p>36.2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1.09">
                <text:p>21.09</text:p>
              </table:table-cell>
              <table:table-cell office:value-type="float" office:value="55.7">
                <text:p>55.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3.46">
                <text:p>33.46</text:p>
              </table:table-cell>
              <table:table-cell office:value-type="float" office:value="88.21">
                <text:p>88.2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9.35">
                <text:p>29.35</text:p>
              </table:table-cell>
              <table:table-cell office:value-type="float" office:value="49.95">
                <text:p>49.9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5.26">
                <text:p>25.26</text:p>
              </table:table-cell>
              <table:table-cell office:value-type="float" office:value="39.98">
                <text:p>39.9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7.55">
                <text:p>37.55</text:p>
              </table:table-cell>
              <table:table-cell office:value-type="float" office:value="98.91">
                <text:p>98.9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.2">
                <text:p>25.2</text:p>
              </table:table-cell>
              <table:table-cell office:value-type="float" office:value="21.95">
                <text:p>21.9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3.51">
                <text:p>33.51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57">
                <text:p>99.57</text:p>
              </table:table-cell>
              <table:table-cell office:value-type="float" office:value="83.09">
                <text:p>83.09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1.72">
                <text:p>41.72</text:p>
              </table:table-cell>
              <table:table-cell office:value-type="float" office:value="96.92">
                <text:p>96.92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3.9">
                <text:p>33.9</text:p>
              </table:table-cell>
              <table:table-cell office:value-type="float" office:value="56.01">
                <text:p>56.0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5.2">
                <text:p>25.2</text:p>
              </table:table-cell>
              <table:table-cell office:value-type="float" office:value="34.48">
                <text:p>34.48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.27">
                <text:p>58.27</text:p>
              </table:table-cell>
              <table:table-cell office:value-type="float" office:value="67.21">
                <text:p>67.2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5.21">
                <text:p>25.21</text:p>
              </table:table-cell>
              <table:table-cell office:value-type="float" office:value="20.78">
                <text:p>20.78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28.52">
                <text:p>128.52</text:p>
              </table:table-cell>
              <table:table-cell office:value-type="float" office:value="286.26">
                <text:p>286.2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7.57">
                <text:p>37.57</text:p>
              </table:table-cell>
              <table:table-cell office:value-type="float" office:value="102.72">
                <text:p>102.7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3.53">
                <text:p>33.53</text:p>
              </table:table-cell>
              <table:table-cell office:value-type="float" office:value="45.57">
                <text:p>45.5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.22">
                <text:p>25.22</text:p>
              </table:table-cell>
              <table:table-cell office:value-type="float" office:value="43.15">
                <text:p>43.1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9.35">
                <text:p>29.35</text:p>
              </table:table-cell>
              <table:table-cell office:value-type="float" office:value="50.66">
                <text:p>50.6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3.53">
                <text:p>33.53</text:p>
              </table:table-cell>
              <table:table-cell office:value-type="float" office:value="60.74">
                <text:p>60.7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48">
                <text:p>99.48</text:p>
              </table:table-cell>
              <table:table-cell office:value-type="float" office:value="63.87">
                <text:p>63.87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9.34">
                <text:p>29.34</text:p>
              </table:table-cell>
              <table:table-cell office:value-type="float" office:value="30.87">
                <text:p>30.8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33.55">
                <text:p>33.55</text:p>
              </table:table-cell>
              <table:table-cell office:value-type="float" office:value="66.25">
                <text:p>66.2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.25">
                <text:p>25.25</text:p>
              </table:table-cell>
              <table:table-cell office:value-type="float" office:value="45.31">
                <text:p>45.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9.34">
                <text:p>29.34</text:p>
              </table:table-cell>
              <table:table-cell office:value-type="float" office:value="35.77">
                <text:p>35.77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4.05">
                <text:p>54.05</text:p>
              </table:table-cell>
              <table:table-cell office:value-type="float" office:value="66.83">
                <text:p>66.8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.01">
                <text:p>54.01</text:p>
              </table:table-cell>
              <table:table-cell office:value-type="float" office:value="121.05">
                <text:p>121.0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9.33">
                <text:p>29.33</text:p>
              </table:table-cell>
              <table:table-cell office:value-type="float" office:value="61.15">
                <text:p>61.1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5.22">
                <text:p>25.22</text:p>
              </table:table-cell>
              <table:table-cell office:value-type="float" office:value="50.91">
                <text:p>50.9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9.47">
                <text:p>29.47</text:p>
              </table:table-cell>
              <table:table-cell office:value-type="float" office:value="45.13">
                <text:p>45.1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0.52">
                <text:p>70.52</text:p>
              </table:table-cell>
              <table:table-cell office:value-type="float" office:value="246.04">
                <text:p>246.0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5.2">
                <text:p>25.2</text:p>
              </table:table-cell>
              <table:table-cell office:value-type="float" office:value="23.34">
                <text:p>23.3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33.46">
                <text:p>33.46</text:p>
              </table:table-cell>
              <table:table-cell office:value-type="float" office:value="79.6">
                <text:p>79.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2.34">
                <text:p>62.34</text:p>
              </table:table-cell>
              <table:table-cell office:value-type="float" office:value="210.17">
                <text:p>210.1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5.29">
                <text:p>25.29</text:p>
              </table:table-cell>
              <table:table-cell office:value-type="float" office:value="65.66">
                <text:p>65.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37.54">
                <text:p>37.54</text:p>
              </table:table-cell>
              <table:table-cell office:value-type="float" office:value="48.77">
                <text:p>48.7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7.54">
                <text:p>37.54</text:p>
              </table:table-cell>
              <table:table-cell office:value-type="float" office:value="66.59">
                <text:p>66.5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8.15">
                <text:p>58.15</text:p>
              </table:table-cell>
              <table:table-cell office:value-type="float" office:value="50.29">
                <text:p>50.2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5.25">
                <text:p>25.25</text:p>
              </table:table-cell>
              <table:table-cell office:value-type="float" office:value="50.52">
                <text:p>50.5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5.19">
                <text:p>25.19</text:p>
              </table:table-cell>
              <table:table-cell office:value-type="float" office:value="38.64">
                <text:p>38.6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9.39">
                <text:p>29.39</text:p>
              </table:table-cell>
              <table:table-cell office:value-type="float" office:value="74.2">
                <text:p>74.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7.57">
                <text:p>37.57</text:p>
              </table:table-cell>
              <table:table-cell office:value-type="float" office:value="103.32">
                <text:p>103.3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5.76">
                <text:p>45.76</text:p>
              </table:table-cell>
              <table:table-cell office:value-type="float" office:value="105.66">
                <text:p>105.6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45.76">
                <text:p>45.76</text:p>
              </table:table-cell>
              <table:table-cell office:value-type="float" office:value="102.97">
                <text:p>102.9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49.86">
                <text:p>49.86</text:p>
              </table:table-cell>
              <table:table-cell office:value-type="float" office:value="106.22">
                <text:p>106.2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9.86">
                <text:p>49.86</text:p>
              </table:table-cell>
              <table:table-cell office:value-type="float" office:value="104.5">
                <text:p>104.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0.06">
                <text:p>50.06</text:p>
              </table:table-cell>
              <table:table-cell office:value-type="float" office:value="63.61">
                <text:p>63.6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49.97">
                <text:p>49.97</text:p>
              </table:table-cell>
              <table:table-cell office:value-type="float" office:value="74.78">
                <text:p>74.7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5.22">
                <text:p>25.22</text:p>
              </table:table-cell>
              <table:table-cell office:value-type="float" office:value="38.08">
                <text:p>38.0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2.04">
                <text:p>112.04</text:p>
              </table:table-cell>
              <table:table-cell office:value-type="float" office:value="213.93">
                <text:p>213.9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46.36">
                <text:p>46.36</text:p>
              </table:table-cell>
              <table:table-cell office:value-type="float" office:value="120.54">
                <text:p>120.54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8.78">
                <text:p>78.78</text:p>
              </table:table-cell>
              <table:table-cell office:value-type="float" office:value="59.55">
                <text:p>59.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3.48">
                <text:p>33.48</text:p>
              </table:table-cell>
              <table:table-cell office:value-type="float" office:value="66.3">
                <text:p>66.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4">
                <text:p>54</text:p>
              </table:table-cell>
              <table:table-cell office:value-type="float" office:value="97.26">
                <text:p>97.2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3.49">
                <text:p>33.49</text:p>
              </table:table-cell>
              <table:table-cell office:value-type="float" office:value="38.43">
                <text:p>38.4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5.23">
                <text:p>25.23</text:p>
              </table:table-cell>
              <table:table-cell office:value-type="float" office:value="28.4">
                <text:p>28.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9.41">
                <text:p>29.41</text:p>
              </table:table-cell>
              <table:table-cell office:value-type="float" office:value="43.55">
                <text:p>43.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2.3">
                <text:p>62.3</text:p>
              </table:table-cell>
              <table:table-cell office:value-type="float" office:value="193.31">
                <text:p>193.31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29.37">
                <text:p>29.37</text:p>
              </table:table-cell>
              <table:table-cell office:value-type="float" office:value="42.78">
                <text:p>42.78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3.44">
                <text:p>33.44</text:p>
              </table:table-cell>
              <table:table-cell office:value-type="float" office:value="35.7">
                <text:p>35.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4.01">
                <text:p>34.01</text:p>
              </table:table-cell>
              <table:table-cell office:value-type="float" office:value="38.41">
                <text:p>38.4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74.58">
                <text:p>74.58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45.75">
                <text:p>45.75</text:p>
              </table:table-cell>
              <table:table-cell office:value-type="float" office:value="90.05">
                <text:p>90.0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21.09">
                <text:p>21.09</text:p>
              </table:table-cell>
              <table:table-cell office:value-type="float" office:value="50.99">
                <text:p>50.9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29.34">
                <text:p>29.34</text:p>
              </table:table-cell>
              <table:table-cell office:value-type="float" office:value="65.14">
                <text:p>65.1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9.33">
                <text:p>29.33</text:p>
              </table:table-cell>
              <table:table-cell office:value-type="float" office:value="66.12">
                <text:p>66.1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5.22">
                <text:p>25.22</text:p>
              </table:table-cell>
              <table:table-cell office:value-type="float" office:value="31.2">
                <text:p>31.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25.22">
                <text:p>25.22</text:p>
              </table:table-cell>
              <table:table-cell office:value-type="float" office:value="52.57">
                <text:p>52.5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9.37">
                <text:p>29.37</text:p>
              </table:table-cell>
              <table:table-cell office:value-type="float" office:value="51.32">
                <text:p>51.3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37.58">
                <text:p>37.58</text:p>
              </table:table-cell>
              <table:table-cell office:value-type="float" office:value="70.7">
                <text:p>70.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25.2">
                <text:p>25.2</text:p>
              </table:table-cell>
              <table:table-cell office:value-type="float" office:value="32.94">
                <text:p>32.9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37.69">
                <text:p>37.69</text:p>
              </table:table-cell>
              <table:table-cell office:value-type="float" office:value="32.71">
                <text:p>32.7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5.26">
                <text:p>25.26</text:p>
              </table:table-cell>
              <table:table-cell office:value-type="float" office:value="38.22">
                <text:p>38.2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28.52">
                <text:p>128.52</text:p>
              </table:table-cell>
              <table:table-cell office:value-type="float" office:value="215.83">
                <text:p>215.8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37.66">
                <text:p>37.66</text:p>
              </table:table-cell>
              <table:table-cell office:value-type="float" office:value="88.97">
                <text:p>88.9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33.57">
                <text:p>33.57</text:p>
              </table:table-cell>
              <table:table-cell office:value-type="float" office:value="410.88">
                <text:p>410.88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22">
                <text:p>25.22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2">
                <text:p>25.2</text:p>
              </table:table-cell>
              <table:table-cell office:value-type="float" office:value="36.37">
                <text:p>36.3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